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fo:text-align="start" style:writing-mode="rl-tb" fo:margin-bottom="0.0576in"/>
    </style:style>
    <style:style style:name="T2" style:parent-style-name="DefaultParagraphFont" style:family="text">
      <style:text-properties style:font-name="Taamey Ashkenaz" style:font-name-complex="Taamey Ashkenaz" style:font-size-complex="10.5pt"/>
    </style:style>
    <style:style style:name="T3" style:parent-style-name="DefaultParagraphFont" style:family="text">
      <style:text-properties style:font-name="Taamey Ashkenaz" style:font-name-complex="Taamey Ashkenaz" style:font-size-complex="10.5pt"/>
    </style:style>
    <style:style style:name="T4" style:parent-style-name="DefaultParagraphFont" style:family="text">
      <style:text-properties style:font-name="Taamey Ashkenaz" style:font-name-complex="Taamey Ashkenaz" style:font-size-complex="10.5pt"/>
    </style:style>
    <style:style style:name="T5" style:parent-style-name="DefaultParagraphFont" style:family="text">
      <style:text-properties style:font-name="Taamey Ashkenaz" style:font-name-complex="Taamey Ashkenaz" style:font-size-complex="10.5pt"/>
    </style:style>
    <style:style style:name="T6" style:parent-style-name="DefaultParagraphFont" style:family="text">
      <style:text-properties style:font-name="Taamey Ashkenaz" style:font-name-complex="Taamey Ashkenaz" style:font-size-complex="10.5pt"/>
    </style:style>
    <style:style style:name="T7" style:parent-style-name="DefaultParagraphFont" style:family="text">
      <style:text-properties style:font-name="Taamey Ashkenaz" style:font-name-complex="Taamey Ashkenaz" style:font-size-complex="10.5pt"/>
    </style:style>
    <style:style style:name="T8" style:parent-style-name="DefaultParagraphFont" style:family="text">
      <style:text-properties style:font-name="Taamey Ashkenaz" style:font-name-complex="Taamey Ashkenaz" style:font-size-complex="10.5pt"/>
    </style:style>
    <style:style style:name="T9" style:parent-style-name="DefaultParagraphFont" style:family="text">
      <style:text-properties style:font-name="Taamey Ashkenaz" style:font-name-complex="Taamey Ashkenaz" style:font-size-complex="10.5pt"/>
    </style:style>
    <style:style style:name="T10" style:parent-style-name="DefaultParagraphFont" style:family="text">
      <style:text-properties style:font-name="Taamey Ashkenaz" style:font-name-complex="Taamey Ashkenaz" style:font-size-complex="10.5pt"/>
    </style:style>
    <style:style style:name="T11" style:parent-style-name="DefaultParagraphFont" style:family="text">
      <style:text-properties style:font-name="Taamey Ashkenaz" style:font-name-complex="Taamey Ashkenaz" style:font-size-complex="10.5pt"/>
    </style:style>
    <style:style style:name="T12" style:parent-style-name="DefaultParagraphFont" style:family="text">
      <style:text-properties style:font-name="Taamey Ashkenaz" style:font-name-complex="Taamey Ashkenaz" style:font-size-complex="10.5pt"/>
    </style:style>
    <style:style style:name="T13" style:parent-style-name="DefaultParagraphFont" style:family="text">
      <style:text-properties style:font-name="Taamey Ashkenaz" style:font-name-complex="Taamey Ashkenaz" style:font-size-complex="10.5pt"/>
    </style:style>
    <style:style style:name="P14" style:parent-style-name="Textbody" style:family="paragraph">
      <style:paragraph-properties fo:text-align="start" style:writing-mode="rl-tb" fo:margin-bottom="0.0576in"/>
    </style:style>
    <style:style style:name="T15" style:parent-style-name="DefaultParagraphFont" style:family="text">
      <style:text-properties style:font-name="Taamey Ashkenaz" style:font-name-complex="Taamey Ashkenaz" style:font-size-complex="10.5pt"/>
    </style:style>
    <style:style style:name="T16" style:parent-style-name="DefaultParagraphFont" style:family="text">
      <style:text-properties style:font-name="Taamey Ashkenaz" style:font-name-complex="Taamey Ashkenaz" style:font-size-complex="10.5pt"/>
    </style:style>
    <style:style style:name="T17" style:parent-style-name="DefaultParagraphFont" style:family="text">
      <style:text-properties style:font-name="Taamey Ashkenaz" style:font-name-complex="Taamey Ashkenaz" style:font-weight-complex="bold" style:font-size-complex="10.5pt"/>
    </style:style>
    <style:style style:name="T18" style:parent-style-name="DefaultParagraphFont" style:family="text">
      <style:text-properties style:font-name="Taamey Ashkenaz" style:font-name-complex="Taamey Ashkenaz" style:font-size-complex="10.5pt"/>
    </style:style>
    <style:style style:name="T19" style:parent-style-name="DefaultParagraphFont" style:family="text">
      <style:text-properties style:font-name="Taamey Ashkenaz" style:font-name-complex="Taamey Ashkenaz" style:font-weight-complex="bold" style:font-size-complex="10.5pt"/>
    </style:style>
    <style:style style:name="T20" style:parent-style-name="DefaultParagraphFont" style:family="text">
      <style:text-properties style:font-name="Taamey Ashkenaz" style:font-name-complex="Taamey Ashkenaz" style:font-size-complex="10.5pt"/>
    </style:style>
    <style:style style:name="T21" style:parent-style-name="DefaultParagraphFont" style:family="text">
      <style:text-properties style:font-name="Taamey Ashkenaz" style:font-name-complex="Taamey Ashkenaz" style:font-weight-complex="bold" style:font-size-complex="10.5pt"/>
    </style:style>
    <style:style style:name="T22" style:parent-style-name="DefaultParagraphFont" style:family="text">
      <style:text-properties style:font-name="Taamey Ashkenaz" style:font-name-complex="Taamey Ashkenaz" style:font-size-complex="10.5pt"/>
    </style:style>
    <style:style style:name="T23" style:parent-style-name="DefaultParagraphFont" style:family="text">
      <style:text-properties style:font-name="Taamey Ashkenaz" style:font-name-complex="Taamey Ashkenaz" style:font-weight-complex="bold" style:font-size-complex="10.5pt"/>
    </style:style>
    <style:style style:name="T24" style:parent-style-name="DefaultParagraphFont" style:family="text">
      <style:text-properties style:font-name="Taamey Ashkenaz" style:font-name-complex="Taamey Ashkenaz" style:font-size-complex="10.5pt"/>
    </style:style>
    <style:style style:name="T25" style:parent-style-name="DefaultParagraphFont" style:family="text">
      <style:text-properties style:font-name="Taamey Ashkenaz" style:font-name-complex="Taamey Ashkenaz" style:font-size-complex="10.5pt"/>
    </style:style>
    <style:style style:name="T26" style:parent-style-name="DefaultParagraphFont" style:family="text">
      <style:text-properties style:font-name="Taamey Ashkenaz" style:font-name-complex="Taamey Ashkenaz" style:font-size-complex="10.5pt"/>
    </style:style>
    <style:style style:name="P27" style:parent-style-name="Textbody" style:family="paragraph">
      <style:paragraph-properties fo:text-align="start" style:writing-mode="rl-tb" fo:margin-bottom="0.0576in"/>
    </style:style>
    <style:style style:name="T28" style:parent-style-name="DefaultParagraphFont" style:family="text">
      <style:text-properties style:font-name="Taamey Ashkenaz" style:font-name-complex="Taamey Ashkenaz" style:font-size-complex="10.5pt"/>
    </style:style>
    <style:style style:name="T29" style:parent-style-name="DefaultParagraphFont" style:family="text">
      <style:text-properties style:font-name="Taamey Ashkenaz" style:font-name-complex="Taamey Ashkenaz" style:font-size-complex="10.5pt"/>
    </style:style>
    <style:style style:name="T30" style:parent-style-name="DefaultParagraphFont" style:family="text">
      <style:text-properties style:font-name="Taamey Ashkenaz" style:font-name-complex="Taamey Ashkenaz" style:font-size-complex="10.5pt"/>
    </style:style>
    <style:style style:name="T31" style:parent-style-name="DefaultParagraphFont" style:family="text">
      <style:text-properties style:font-name="Taamey Ashkenaz" style:font-name-complex="Taamey Ashkenaz" style:font-size-complex="10.5pt"/>
    </style:style>
    <style:style style:name="T32" style:parent-style-name="DefaultParagraphFont" style:family="text">
      <style:text-properties style:font-name="Taamey Ashkenaz" style:font-name-complex="Taamey Ashkenaz" style:font-size-complex="10.5pt"/>
    </style:style>
    <style:style style:name="T33" style:parent-style-name="DefaultParagraphFont" style:family="text">
      <style:text-properties style:font-name="Taamey Ashkenaz" style:font-name-complex="Taamey Ashkenaz" style:font-size-complex="10.5pt"/>
    </style:style>
    <style:style style:name="P34" style:parent-style-name="Textbody" style:family="paragraph">
      <style:paragraph-properties fo:text-align="start" style:writing-mode="rl-tb" fo:margin-bottom="0.0576in"/>
    </style:style>
    <style:style style:name="T35" style:parent-style-name="DefaultParagraphFont" style:family="text">
      <style:text-properties style:font-name="Taamey Ashkenaz" style:font-name-complex="Taamey Ashkenaz" style:font-size-complex="10.5pt"/>
    </style:style>
    <style:style style:name="P36" style:parent-style-name="Textbody" style:family="paragraph">
      <style:paragraph-properties fo:text-align="start" style:writing-mode="rl-tb" fo:margin-bottom="0.0576in"/>
    </style:style>
    <style:style style:name="T37" style:parent-style-name="DefaultParagraphFont" style:family="text">
      <style:text-properties style:font-name="Taamey Ashkenaz" style:font-name-complex="Taamey Ashkenaz" style:font-size-complex="10.5pt"/>
    </style:style>
    <style:style style:name="T38" style:parent-style-name="DefaultParagraphFont" style:family="text">
      <style:text-properties style:font-name="Taamey Ashkenaz" style:font-name-complex="Taamey Ashkenaz" style:font-size-complex="10.5pt"/>
    </style:style>
    <style:style style:name="T39" style:parent-style-name="DefaultParagraphFont" style:family="text">
      <style:text-properties style:font-name="Taamey Ashkenaz" style:font-name-complex="Taamey Ashkenaz" style:font-size-complex="10.5pt"/>
    </style:style>
    <style:style style:name="T40" style:parent-style-name="DefaultParagraphFont" style:family="text">
      <style:text-properties style:font-name="Taamey Ashkenaz" style:font-name-complex="Taamey Ashkenaz" style:font-size-complex="10.5pt"/>
    </style:style>
    <style:style style:name="T41" style:parent-style-name="DefaultParagraphFont" style:family="text">
      <style:text-properties style:font-name="Taamey Ashkenaz" style:font-name-complex="Taamey Ashkenaz" style:font-size-complex="10.5pt"/>
    </style:style>
    <style:style style:name="T42" style:parent-style-name="DefaultParagraphFont" style:family="text">
      <style:text-properties style:font-name="Taamey Ashkenaz" style:font-name-complex="Taamey Ashkenaz" style:font-size-complex="10.5pt"/>
    </style:style>
    <style:style style:name="T43" style:parent-style-name="DefaultParagraphFont" style:family="text">
      <style:text-properties style:font-name="Taamey Ashkenaz" style:font-name-complex="Taamey Ashkenaz" style:font-size-complex="10.5pt"/>
    </style:style>
    <style:style style:name="T44" style:parent-style-name="DefaultParagraphFont" style:family="text">
      <style:text-properties style:font-name="Taamey Ashkenaz" style:font-name-complex="Taamey Ashkenaz" style:font-size-complex="10.5pt"/>
    </style:style>
    <style:style style:name="T45" style:parent-style-name="DefaultParagraphFont" style:family="text">
      <style:text-properties style:font-name="Taamey Ashkenaz" style:font-name-complex="Taamey Ashkenaz" style:font-size-complex="10.5pt"/>
    </style:style>
    <style:style style:name="P46" style:parent-style-name="Textbody" style:family="paragraph">
      <style:paragraph-properties fo:text-align="start" style:writing-mode="rl-tb" fo:margin-bottom="0.0576in"/>
    </style:style>
    <style:style style:name="T47" style:parent-style-name="DefaultParagraphFont" style:family="text">
      <style:text-properties style:font-name="Taamey Ashkenaz" style:font-name-complex="Taamey Ashkenaz" style:font-size-complex="10.5pt"/>
    </style:style>
    <style:style style:name="T48" style:parent-style-name="DefaultParagraphFont" style:family="text">
      <style:text-properties style:font-name="Taamey Ashkenaz" style:font-name-complex="Taamey Ashkenaz" style:font-size-complex="10.5pt"/>
    </style:style>
    <style:style style:name="T49" style:parent-style-name="DefaultParagraphFont" style:family="text">
      <style:text-properties style:font-name="Taamey Ashkenaz" style:font-name-complex="Taamey Ashkenaz" style:font-size-complex="10.5pt"/>
    </style:style>
    <style:style style:name="T50" style:parent-style-name="DefaultParagraphFont" style:family="text">
      <style:text-properties style:font-name="Taamey Ashkenaz" style:font-name-complex="Taamey Ashkenaz" style:font-size-complex="10.5pt"/>
    </style:style>
    <style:style style:name="T51" style:parent-style-name="DefaultParagraphFont" style:family="text">
      <style:text-properties style:font-name="Taamey Ashkenaz" style:font-name-complex="Taamey Ashkenaz" style:font-size-complex="10.5pt"/>
    </style:style>
    <style:style style:name="T52" style:parent-style-name="DefaultParagraphFont" style:family="text">
      <style:text-properties style:font-name="Taamey Ashkenaz" style:font-name-complex="Taamey Ashkenaz" style:font-size-complex="10.5pt"/>
    </style:style>
    <style:style style:name="T53" style:parent-style-name="DefaultParagraphFont" style:family="text">
      <style:text-properties style:font-name="Taamey Ashkenaz" style:font-name-complex="Taamey Ashkenaz" style:font-size-complex="10.5pt"/>
    </style:style>
    <style:style style:name="T54" style:parent-style-name="DefaultParagraphFont" style:family="text">
      <style:text-properties style:font-name="Taamey Ashkenaz" style:font-name-complex="Taamey Ashkenaz" style:font-size-complex="10.5pt"/>
    </style:style>
    <style:style style:name="T55" style:parent-style-name="DefaultParagraphFont" style:family="text">
      <style:text-properties style:font-name="Taamey Ashkenaz" style:font-name-complex="Taamey Ashkenaz" style:font-size-complex="10.5pt"/>
    </style:style>
    <style:style style:name="T56" style:parent-style-name="DefaultParagraphFont" style:family="text">
      <style:text-properties style:font-name="Taamey Ashkenaz" style:font-name-complex="Taamey Ashkenaz" style:font-size-complex="10.5pt"/>
    </style:style>
    <style:style style:name="T57" style:parent-style-name="DefaultParagraphFont" style:family="text">
      <style:text-properties style:font-name="Taamey Ashkenaz" style:font-name-complex="Taamey Ashkenaz" style:font-size-complex="10.5pt"/>
    </style:style>
    <style:style style:name="T58" style:parent-style-name="DefaultParagraphFont" style:family="text">
      <style:text-properties style:font-name="Taamey Ashkenaz" style:font-name-complex="Taamey Ashkenaz" style:font-size-complex="10.5pt"/>
    </style:style>
    <style:style style:name="T59" style:parent-style-name="DefaultParagraphFont" style:family="text">
      <style:text-properties style:font-name="Taamey Ashkenaz" style:font-name-complex="Taamey Ashkenaz" style:font-size-complex="10.5pt"/>
    </style:style>
    <style:style style:name="T60" style:parent-style-name="DefaultParagraphFont" style:family="text">
      <style:text-properties style:font-name="Taamey Ashkenaz" style:font-name-complex="Taamey Ashkenaz" style:font-size-complex="10.5pt"/>
    </style:style>
    <style:style style:name="P61" style:parent-style-name="Textbody" style:family="paragraph">
      <style:paragraph-properties fo:text-align="start" style:writing-mode="rl-tb" fo:margin-bottom="0.0576in"/>
    </style:style>
    <style:style style:name="T62" style:parent-style-name="DefaultParagraphFont" style:family="text">
      <style:text-properties style:font-name="Taamey Ashkenaz" style:font-name-complex="Taamey Ashkenaz" style:font-size-complex="10.5pt"/>
    </style:style>
    <style:style style:name="T63" style:parent-style-name="DefaultParagraphFont" style:family="text">
      <style:text-properties style:font-name="Taamey Ashkenaz" style:font-name-complex="Taamey Ashkenaz" style:font-size-complex="10.5pt"/>
    </style:style>
    <style:style style:name="T64" style:parent-style-name="DefaultParagraphFont" style:family="text">
      <style:text-properties style:font-name="Taamey Ashkenaz" style:font-name-complex="Taamey Ashkenaz" style:font-size-complex="10.5pt"/>
    </style:style>
    <style:style style:name="T65" style:parent-style-name="DefaultParagraphFont" style:family="text">
      <style:text-properties style:font-name="Taamey Ashkenaz" style:font-name-complex="Taamey Ashkenaz" style:font-size-complex="10.5pt"/>
    </style:style>
    <style:style style:name="P66" style:parent-style-name="Textbody" style:family="paragraph">
      <style:paragraph-properties fo:text-align="start" style:writing-mode="rl-tb" fo:margin-bottom="0.0576in"/>
    </style:style>
    <style:style style:name="T67" style:parent-style-name="DefaultParagraphFont" style:family="text">
      <style:text-properties style:font-name="Taamey Ashkenaz" style:font-name-complex="Taamey Ashkenaz" style:font-size-complex="10.5pt"/>
    </style:style>
    <style:style style:name="T68" style:parent-style-name="DefaultParagraphFont" style:family="text">
      <style:text-properties style:font-name="Taamey Ashkenaz" style:font-name-complex="Taamey Ashkenaz" style:font-size-complex="10.5pt"/>
    </style:style>
    <style:style style:name="T69" style:parent-style-name="DefaultParagraphFont" style:family="text">
      <style:text-properties style:font-name="Taamey Ashkenaz" style:font-name-complex="Taamey Ashkenaz" style:font-size-complex="10.5pt"/>
    </style:style>
    <style:style style:name="P70" style:parent-style-name="Textbody" style:family="paragraph">
      <style:paragraph-properties fo:text-align="start" style:writing-mode="rl-tb" fo:margin-bottom="0.0576in"/>
    </style:style>
    <style:style style:name="T71" style:parent-style-name="DefaultParagraphFont" style:family="text">
      <style:text-properties style:font-name="Taamey Ashkenaz" style:font-name-complex="Taamey Ashkenaz" style:font-size-complex="10.5pt"/>
    </style:style>
    <style:style style:name="T72" style:parent-style-name="DefaultParagraphFont" style:family="text">
      <style:text-properties style:font-name="Taamey Ashkenaz" style:font-name-complex="Taamey Ashkenaz" style:font-size-complex="10.5pt"/>
    </style:style>
    <style:style style:name="T73" style:parent-style-name="DefaultParagraphFont" style:family="text">
      <style:text-properties style:font-name="Taamey Ashkenaz" style:font-name-complex="Taamey Ashkenaz" style:font-size-complex="10.5pt"/>
    </style:style>
    <style:style style:name="P74" style:parent-style-name="Textbody" style:family="paragraph">
      <style:paragraph-properties fo:text-align="start" style:writing-mode="rl-tb" fo:margin-bottom="0.0576in"/>
    </style:style>
    <style:style style:name="T75" style:parent-style-name="DefaultParagraphFont" style:family="text">
      <style:text-properties style:font-name="Taamey Ashkenaz" style:font-name-complex="Taamey Ashkenaz" style:font-size-complex="10.5pt"/>
    </style:style>
    <style:style style:name="T76" style:parent-style-name="DefaultParagraphFont" style:family="text">
      <style:text-properties style:font-name="Taamey Ashkenaz" style:font-name-complex="Taamey Ashkenaz" style:font-size-complex="10.5pt"/>
    </style:style>
    <style:style style:name="T77" style:parent-style-name="DefaultParagraphFont" style:family="text">
      <style:text-properties style:font-name="Taamey Ashkenaz" style:font-name-complex="Taamey Ashkenaz" style:font-size-complex="10.5pt"/>
    </style:style>
    <style:style style:name="P78" style:parent-style-name="Textbody" style:family="paragraph">
      <style:paragraph-properties fo:text-align="start" style:writing-mode="rl-tb" fo:margin-bottom="0.0576in"/>
    </style:style>
    <style:style style:name="T79" style:parent-style-name="DefaultParagraphFont" style:family="text">
      <style:text-properties style:font-name="Taamey Ashkenaz" style:font-name-complex="Taamey Ashkenaz" style:font-size-complex="10.5pt"/>
    </style:style>
    <style:style style:name="T80" style:parent-style-name="DefaultParagraphFont" style:family="text">
      <style:text-properties style:font-name="Taamey Ashkenaz" style:font-name-complex="Taamey Ashkenaz" style:font-size-complex="10.5pt"/>
    </style:style>
    <style:style style:name="T81" style:parent-style-name="DefaultParagraphFont" style:family="text">
      <style:text-properties style:font-name="Taamey Ashkenaz" style:font-name-complex="Taamey Ashkenaz" style:font-size-complex="10.5pt"/>
    </style:style>
    <style:style style:name="T82" style:parent-style-name="DefaultParagraphFont" style:family="text">
      <style:text-properties style:font-name="Taamey Ashkenaz" style:font-name-complex="Taamey Ashkenaz" style:font-size-complex="10.5pt"/>
    </style:style>
    <style:style style:name="T83" style:parent-style-name="DefaultParagraphFont" style:family="text">
      <style:text-properties style:font-name="Taamey Ashkenaz" style:font-name-complex="Taamey Ashkenaz" style:font-size-complex="10.5pt"/>
    </style:style>
    <style:style style:name="P84" style:parent-style-name="Textbody" style:family="paragraph">
      <style:paragraph-properties fo:text-align="start" style:writing-mode="rl-tb" fo:margin-bottom="0.0576in"/>
    </style:style>
    <style:style style:name="T85" style:parent-style-name="DefaultParagraphFont" style:family="text">
      <style:text-properties style:font-name="Taamey Ashkenaz" style:font-name-complex="Taamey Ashkenaz" style:font-size-complex="10.5pt"/>
    </style:style>
    <style:style style:name="P86" style:parent-style-name="Textbody" style:family="paragraph">
      <style:paragraph-properties fo:text-align="start" style:writing-mode="rl-tb" fo:margin-bottom="0.0576in"/>
    </style:style>
    <style:style style:name="T87" style:parent-style-name="DefaultParagraphFont" style:family="text">
      <style:text-properties style:font-name="Taamey Ashkenaz" style:font-name-complex="Taamey Ashkenaz" style:font-size-complex="10.5pt"/>
    </style:style>
    <style:style style:name="T88" style:parent-style-name="DefaultParagraphFont" style:family="text">
      <style:text-properties style:font-name="Taamey Ashkenaz" style:font-name-complex="Taamey Ashkenaz" style:font-size-complex="10.5pt"/>
    </style:style>
    <style:style style:name="T89" style:parent-style-name="DefaultParagraphFont" style:family="text">
      <style:text-properties style:font-name="Taamey Ashkenaz" style:font-name-complex="Taamey Ashkenaz" style:font-size-complex="10.5pt"/>
    </style:style>
    <style:style style:name="P90" style:parent-style-name="Textbody" style:family="paragraph">
      <style:paragraph-properties fo:text-align="start" style:writing-mode="rl-tb" fo:margin-bottom="0.0576in"/>
    </style:style>
    <style:style style:name="T91" style:parent-style-name="DefaultParagraphFont" style:family="text">
      <style:text-properties style:font-name="Taamey Ashkenaz" style:font-name-complex="Taamey Ashkenaz" style:font-size-complex="10.5pt"/>
    </style:style>
    <style:style style:name="T92" style:parent-style-name="DefaultParagraphFont" style:family="text">
      <style:text-properties style:font-name="Taamey Ashkenaz" style:font-name-complex="Taamey Ashkenaz" style:font-size-complex="10.5pt"/>
    </style:style>
    <style:style style:name="T93" style:parent-style-name="DefaultParagraphFont" style:family="text">
      <style:text-properties style:font-name="Taamey Ashkenaz" style:font-name-complex="Taamey Ashkenaz" style:font-size-complex="10.5pt"/>
    </style:style>
    <style:style style:name="T94" style:parent-style-name="DefaultParagraphFont" style:family="text">
      <style:text-properties style:font-name="Taamey Ashkenaz" style:font-name-complex="Taamey Ashkenaz" style:font-size-complex="10.5pt"/>
    </style:style>
    <style:style style:name="T95" style:parent-style-name="DefaultParagraphFont" style:family="text">
      <style:text-properties style:font-name="Taamey Ashkenaz" style:font-name-complex="Taamey Ashkenaz" style:font-size-complex="10.5pt"/>
    </style:style>
    <style:style style:name="P96" style:parent-style-name="Textbody" style:family="paragraph">
      <style:paragraph-properties fo:text-align="start" style:writing-mode="rl-tb" fo:margin-bottom="0.0576in"/>
    </style:style>
    <style:style style:name="T97" style:parent-style-name="DefaultParagraphFont" style:family="text">
      <style:text-properties style:font-name="Taamey Ashkenaz" style:font-name-complex="Taamey Ashkenaz" style:font-size-complex="10.5pt"/>
    </style:style>
    <style:style style:name="T98" style:parent-style-name="DefaultParagraphFont" style:family="text">
      <style:text-properties style:font-name="Taamey Ashkenaz" style:font-name-complex="Taamey Ashkenaz" style:font-size-complex="10.5pt"/>
    </style:style>
    <style:style style:name="T99" style:parent-style-name="DefaultParagraphFont" style:family="text">
      <style:text-properties style:font-name="Taamey Ashkenaz" style:font-name-complex="Taamey Ashkenaz" style:font-size-complex="10.5pt"/>
    </style:style>
    <style:style style:name="T100" style:parent-style-name="DefaultParagraphFont" style:family="text">
      <style:text-properties style:font-name="Taamey Ashkenaz" style:font-name-complex="Taamey Ashkenaz" style:font-size-complex="10.5pt"/>
    </style:style>
    <style:style style:name="P101" style:parent-style-name="Textbody" style:family="paragraph">
      <style:paragraph-properties fo:text-align="start" style:writing-mode="rl-tb" fo:margin-bottom="0.0576in"/>
    </style:style>
    <style:style style:name="T102" style:parent-style-name="DefaultParagraphFont" style:family="text">
      <style:text-properties style:font-name="Taamey Ashkenaz" style:font-name-complex="Taamey Ashkenaz" style:font-size-complex="10.5pt"/>
    </style:style>
    <style:style style:name="T103" style:parent-style-name="DefaultParagraphFont" style:family="text">
      <style:text-properties style:font-name="Taamey Ashkenaz" style:font-name-complex="Taamey Ashkenaz" style:font-size-complex="10.5pt"/>
    </style:style>
    <style:style style:name="T104" style:parent-style-name="DefaultParagraphFont" style:family="text">
      <style:text-properties style:font-name="Taamey Ashkenaz" style:font-name-complex="Taamey Ashkenaz" style:font-size-complex="10.5pt"/>
    </style:style>
    <style:style style:name="T105" style:parent-style-name="DefaultParagraphFont" style:family="text">
      <style:text-properties style:font-name="Taamey Ashkenaz" style:font-name-complex="Taamey Ashkenaz" style:font-size-complex="10.5pt"/>
    </style:style>
    <style:style style:name="P106" style:parent-style-name="Textbody" style:family="paragraph">
      <style:paragraph-properties fo:text-align="start" style:writing-mode="rl-tb" fo:margin-bottom="0.0576in"/>
    </style:style>
    <style:style style:name="T107" style:parent-style-name="DefaultParagraphFont" style:family="text">
      <style:text-properties style:font-name="Taamey Ashkenaz" style:font-name-complex="Taamey Ashkenaz" style:font-size-complex="10.5pt"/>
    </style:style>
    <style:style style:name="T108" style:parent-style-name="DefaultParagraphFont" style:family="text">
      <style:text-properties style:font-name="Taamey Ashkenaz" style:font-name-complex="Taamey Ashkenaz" style:font-size-complex="10.5pt"/>
    </style:style>
    <style:style style:name="T109" style:parent-style-name="DefaultParagraphFont" style:family="text">
      <style:text-properties style:font-name="Taamey Ashkenaz" style:font-name-complex="Taamey Ashkenaz" style:font-size-complex="10.5pt"/>
    </style:style>
    <style:style style:name="T110" style:parent-style-name="DefaultParagraphFont" style:family="text">
      <style:text-properties style:font-name="Taamey Ashkenaz" style:font-name-complex="Taamey Ashkenaz" style:font-size-complex="10.5pt"/>
    </style:style>
    <style:style style:name="T111" style:parent-style-name="DefaultParagraphFont" style:family="text">
      <style:text-properties style:font-name="Taamey Ashkenaz" style:font-name-complex="Taamey Ashkenaz" style:font-size-complex="10.5pt"/>
    </style:style>
    <style:style style:name="T112" style:parent-style-name="DefaultParagraphFont" style:family="text">
      <style:text-properties style:font-name="Taamey Ashkenaz" style:font-name-complex="Taamey Ashkenaz" style:font-size-complex="10.5pt"/>
    </style:style>
    <style:style style:name="P113" style:parent-style-name="Textbody" style:family="paragraph">
      <style:paragraph-properties fo:text-align="start" style:writing-mode="rl-tb" fo:margin-bottom="0.0576in"/>
    </style:style>
    <style:style style:name="T114" style:parent-style-name="DefaultParagraphFont" style:family="text">
      <style:text-properties style:font-name="Taamey Ashkenaz" style:font-name-complex="Taamey Ashkenaz" style:font-size-complex="10.5pt"/>
    </style:style>
    <style:style style:name="T115" style:parent-style-name="DefaultParagraphFont" style:family="text">
      <style:text-properties style:font-name="Taamey Ashkenaz" style:font-name-complex="Taamey Ashkenaz" style:font-size-complex="10.5pt"/>
    </style:style>
    <style:style style:name="P116" style:parent-style-name="Textbody" style:family="paragraph">
      <style:paragraph-properties fo:text-align="start" style:writing-mode="rl-tb" fo:margin-bottom="0.0576in"/>
    </style:style>
    <style:style style:name="T117" style:parent-style-name="DefaultParagraphFont" style:family="text">
      <style:text-properties style:font-name="Taamey Ashkenaz" style:font-name-complex="Taamey Ashkenaz" style:font-size-complex="10.5pt"/>
    </style:style>
    <style:style style:name="T118" style:parent-style-name="DefaultParagraphFont" style:family="text">
      <style:text-properties style:font-name="Taamey Ashkenaz" style:font-name-complex="Taamey Ashkenaz" style:font-size-complex="10.5pt"/>
    </style:style>
    <style:style style:name="P119" style:parent-style-name="Textbody" style:family="paragraph">
      <style:paragraph-properties fo:text-align="start" style:writing-mode="rl-tb" fo:margin-bottom="0.0576in"/>
    </style:style>
    <style:style style:name="T120" style:parent-style-name="DefaultParagraphFont" style:family="text">
      <style:text-properties style:font-name="Taamey Ashkenaz" style:font-name-complex="Taamey Ashkenaz" style:font-size-complex="10.5pt"/>
    </style:style>
    <style:style style:name="T121" style:parent-style-name="DefaultParagraphFont" style:family="text">
      <style:text-properties style:font-name="Taamey Ashkenaz" style:font-name-complex="Taamey Ashkenaz" style:font-size-complex="10.5pt"/>
    </style:style>
    <style:style style:name="P122" style:parent-style-name="Textbody" style:family="paragraph">
      <style:paragraph-properties fo:text-align="start" style:writing-mode="rl-tb" fo:margin-bottom="0.0576in"/>
    </style:style>
    <style:style style:name="T123" style:parent-style-name="DefaultParagraphFont" style:family="text">
      <style:text-properties style:font-name="Taamey Ashkenaz" style:font-name-complex="Taamey Ashkenaz" style:font-size-complex="10.5pt"/>
    </style:style>
    <style:style style:name="T124" style:parent-style-name="DefaultParagraphFont" style:family="text">
      <style:text-properties style:font-name="Taamey Ashkenaz" style:font-name-complex="Taamey Ashkenaz" style:font-size-complex="10.5pt"/>
    </style:style>
    <style:style style:name="T125" style:parent-style-name="DefaultParagraphFont" style:family="text">
      <style:text-properties style:font-name="Taamey Ashkenaz" style:font-name-complex="Taamey Ashkenaz" style:font-size-complex="10.5pt"/>
    </style:style>
    <style:style style:name="P126" style:parent-style-name="Textbody" style:family="paragraph">
      <style:paragraph-properties fo:text-align="center" fo:margin-bottom="0.0576in"/>
      <style:text-properties style:font-name="Taamey Ashkenaz" style:font-name-complex="Taamey Ashkenaz" style:font-size-complex="10.5pt"/>
    </style:style>
    <style:style style:name="P127" style:parent-style-name="Textbody" style:family="paragraph">
      <style:paragraph-properties fo:text-align="start" style:writing-mode="rl-tb" fo:margin-bottom="0.0576in"/>
    </style:style>
    <style:style style:name="T128" style:parent-style-name="DefaultParagraphFont" style:family="text">
      <style:text-properties style:font-name="Taamey Ashkenaz" style:font-name-complex="Taamey Ashkenaz" style:font-size-complex="10.5pt"/>
    </style:style>
    <style:style style:name="T129" style:parent-style-name="DefaultParagraphFont" style:family="text">
      <style:text-properties style:font-name="Taamey Ashkenaz" style:font-name-complex="Taamey Ashkenaz" style:font-size-complex="10.5pt"/>
    </style:style>
    <style:style style:name="P130" style:parent-style-name="Textbody" style:family="paragraph">
      <style:paragraph-properties fo:text-align="start" style:writing-mode="rl-tb" fo:margin-bottom="0.0576in"/>
    </style:style>
    <style:style style:name="T131" style:parent-style-name="DefaultParagraphFont" style:family="text">
      <style:text-properties style:font-name="Taamey Ashkenaz" style:font-name-complex="Taamey Ashkenaz" style:font-size-complex="10.5pt"/>
    </style:style>
    <style:style style:name="T132" style:parent-style-name="DefaultParagraphFont" style:family="text">
      <style:text-properties style:font-name="Taamey Ashkenaz" style:font-name-complex="Taamey Ashkenaz" style:font-size-complex="10.5pt"/>
    </style:style>
    <style:style style:name="T133" style:parent-style-name="DefaultParagraphFont" style:family="text">
      <style:text-properties style:font-name="Times New Roman" style:font-name-complex="Times New Roman" style:font-size-complex="10.5pt"/>
    </style:style>
    <style:style style:name="T134" style:parent-style-name="DefaultParagraphFont" style:family="text">
      <style:text-properties style:font-name="Taamey Ashkenaz" style:font-name-complex="Taamey Ashkenaz" style:font-size-complex="10.5pt"/>
    </style:style>
    <style:style style:name="T135" style:parent-style-name="DefaultParagraphFont" style:family="text">
      <style:text-properties style:font-name="Taamey Ashkenaz" style:font-name-complex="Taamey Ashkenaz" style:font-size-complex="10.5pt"/>
    </style:style>
    <style:style style:name="T136" style:parent-style-name="DefaultParagraphFont" style:family="text">
      <style:text-properties style:font-name="Taamey Ashkenaz" style:font-name-complex="Taamey Ashkenaz" style:font-size-complex="10.5pt"/>
    </style:style>
    <style:style style:name="T137" style:parent-style-name="DefaultParagraphFont" style:family="text">
      <style:text-properties style:font-name="Taamey Ashkenaz" style:font-name-complex="Taamey Ashkenaz" style:font-size-complex="10.5pt"/>
    </style:style>
    <style:style style:name="T138" style:parent-style-name="DefaultParagraphFont" style:family="text">
      <style:text-properties style:font-name="Taamey Ashkenaz" style:font-name-complex="Taamey Ashkenaz" style:font-size-complex="10.5pt"/>
    </style:style>
    <style:style style:name="T139" style:parent-style-name="DefaultParagraphFont" style:family="text">
      <style:text-properties style:font-name="Taamey Ashkenaz" style:font-name-complex="Taamey Ashkenaz" style:font-size-complex="10.5pt"/>
    </style:style>
    <style:style style:name="T140" style:parent-style-name="DefaultParagraphFont" style:family="text">
      <style:text-properties style:font-name="Taamey Ashkenaz" style:font-name-complex="Taamey Ashkenaz" style:font-size-complex="10.5pt"/>
    </style:style>
    <style:style style:name="T141" style:parent-style-name="DefaultParagraphFont" style:family="text">
      <style:text-properties style:font-name="Taamey Ashkenaz" style:font-name-complex="Taamey Ashkenaz" style:font-size-complex="10.5pt"/>
    </style:style>
    <style:style style:name="T142" style:parent-style-name="DefaultParagraphFont" style:family="text">
      <style:text-properties style:font-name="Taamey Ashkenaz" style:font-name-complex="Taamey Ashkenaz" style:font-size-complex="10.5pt"/>
    </style:style>
    <style:style style:name="P143" style:parent-style-name="Textbody" style:family="paragraph">
      <style:paragraph-properties fo:text-align="start" style:writing-mode="rl-tb" fo:margin-bottom="0.0576in"/>
    </style:style>
    <style:style style:name="T144" style:parent-style-name="DefaultParagraphFont" style:family="text">
      <style:text-properties style:font-name="Taamey Ashkenaz" style:font-name-complex="Taamey Ashkenaz" style:font-size-complex="10.5pt"/>
    </style:style>
    <style:style style:name="T145" style:parent-style-name="DefaultParagraphFont" style:family="text">
      <style:text-properties style:font-name="Taamey Ashkenaz" style:font-name-complex="Taamey Ashkenaz" style:font-size-complex="10.5pt"/>
    </style:style>
    <style:style style:name="T146" style:parent-style-name="DefaultParagraphFont" style:family="text">
      <style:text-properties style:font-name="Taamey Ashkenaz" style:font-name-complex="Taamey Ashkenaz" style:font-size-complex="10.5pt"/>
    </style:style>
    <style:style style:name="P147" style:parent-style-name="Textbody" style:family="paragraph">
      <style:paragraph-properties fo:text-align="start" style:writing-mode="rl-tb" fo:margin-bottom="0.0576in"/>
    </style:style>
    <style:style style:name="T148" style:parent-style-name="DefaultParagraphFont" style:family="text">
      <style:text-properties style:font-name="Taamey Ashkenaz" style:font-name-complex="Taamey Ashkenaz" style:font-size-complex="10.5pt"/>
    </style:style>
    <style:style style:name="P149" style:parent-style-name="Textbody" style:family="paragraph">
      <style:paragraph-properties fo:text-align="start" style:writing-mode="rl-tb" fo:margin-bottom="0.0576in"/>
    </style:style>
    <style:style style:name="T150" style:parent-style-name="DefaultParagraphFont" style:family="text">
      <style:text-properties style:font-name="Taamey Ashkenaz" style:font-name-complex="Taamey Ashkenaz" style:font-size-complex="10.5pt"/>
    </style:style>
    <style:style style:name="T151" style:parent-style-name="DefaultParagraphFont" style:family="text">
      <style:text-properties style:font-name="Taamey Ashkenaz" style:font-name-complex="Taamey Ashkenaz" style:font-size-complex="10.5pt"/>
    </style:style>
    <style:style style:name="P152" style:parent-style-name="Textbody" style:family="paragraph">
      <style:paragraph-properties fo:text-align="start" style:writing-mode="rl-tb" fo:margin-bottom="0.0576in"/>
    </style:style>
    <style:style style:name="T153" style:parent-style-name="DefaultParagraphFont" style:family="text">
      <style:text-properties style:font-name="Taamey Ashkenaz" style:font-name-complex="Taamey Ashkenaz" style:font-size-complex="10.5pt"/>
    </style:style>
    <style:style style:name="T154" style:parent-style-name="DefaultParagraphFont" style:family="text">
      <style:text-properties style:font-name="Taamey Ashkenaz" style:font-name-complex="Taamey Ashkenaz" style:font-size-complex="10.5pt"/>
    </style:style>
    <style:style style:name="T155" style:parent-style-name="DefaultParagraphFont" style:family="text">
      <style:text-properties style:font-name="Taamey Ashkenaz" style:font-name-complex="Taamey Ashkenaz" style:font-size-complex="10.5pt"/>
    </style:style>
    <style:style style:name="P156" style:parent-style-name="Textbody" style:family="paragraph">
      <style:paragraph-properties fo:text-align="start" style:writing-mode="rl-tb" fo:margin-bottom="0.0576in"/>
    </style:style>
    <style:style style:name="T157" style:parent-style-name="DefaultParagraphFont" style:family="text">
      <style:text-properties style:font-name="Taamey Ashkenaz" style:font-name-complex="Taamey Ashkenaz" style:font-size-complex="10.5pt"/>
    </style:style>
    <style:style style:name="T158" style:parent-style-name="DefaultParagraphFont" style:family="text">
      <style:text-properties style:font-name="Taamey Ashkenaz" style:font-name-complex="Taamey Ashkenaz" style:font-size-complex="10.5pt"/>
    </style:style>
    <style:style style:name="T159" style:parent-style-name="DefaultParagraphFont" style:family="text">
      <style:text-properties style:font-name="Taamey Ashkenaz" style:font-name-complex="Taamey Ashkenaz" style:font-size-complex="10.5pt"/>
    </style:style>
    <style:style style:name="P160" style:parent-style-name="Textbody" style:family="paragraph">
      <style:paragraph-properties fo:text-align="start" style:writing-mode="rl-tb" fo:margin-bottom="0.0576in"/>
    </style:style>
    <style:style style:name="T161" style:parent-style-name="DefaultParagraphFont" style:family="text">
      <style:text-properties style:font-name="Taamey Ashkenaz" style:font-name-complex="Taamey Ashkenaz" style:font-size-complex="10.5pt"/>
    </style:style>
    <style:style style:name="T162" style:parent-style-name="DefaultParagraphFont" style:family="text">
      <style:text-properties style:font-name="Taamey Ashkenaz" style:font-name-complex="Taamey Ashkenaz" style:font-size-complex="10.5pt"/>
    </style:style>
    <style:style style:name="P163" style:parent-style-name="Textbody" style:family="paragraph">
      <style:paragraph-properties fo:text-align="start" style:writing-mode="rl-tb" fo:margin-bottom="0.0576in"/>
    </style:style>
    <style:style style:name="T164" style:parent-style-name="DefaultParagraphFont" style:family="text">
      <style:text-properties style:font-name="Taamey Ashkenaz" style:font-name-complex="Taamey Ashkenaz" style:font-size-complex="10.5pt"/>
    </style:style>
    <style:style style:name="T165" style:parent-style-name="DefaultParagraphFont" style:family="text">
      <style:text-properties style:font-name="Taamey Ashkenaz" style:font-name-complex="Taamey Ashkenaz" style:font-size-complex="10.5pt"/>
    </style:style>
    <style:style style:name="P166" style:parent-style-name="Textbody" style:family="paragraph">
      <style:paragraph-properties fo:text-align="start" style:writing-mode="rl-tb" fo:margin-bottom="0.0576in"/>
    </style:style>
    <style:style style:name="T167" style:parent-style-name="DefaultParagraphFont" style:family="text">
      <style:text-properties style:font-name="Taamey Ashkenaz" style:font-name-complex="Taamey Ashkenaz" style:font-size-complex="10.5pt"/>
    </style:style>
    <style:style style:name="T168" style:parent-style-name="DefaultParagraphFont" style:family="text">
      <style:text-properties style:font-name="Taamey Ashkenaz" style:font-name-complex="Taamey Ashkenaz" style:font-size-complex="10.5pt"/>
    </style:style>
    <style:style style:name="T169" style:parent-style-name="DefaultParagraphFont" style:family="text">
      <style:text-properties style:font-name="Taamey Ashkenaz" style:font-name-complex="Taamey Ashkenaz" style:font-size-complex="10.5pt"/>
    </style:style>
    <style:style style:name="P170" style:parent-style-name="Textbody" style:family="paragraph">
      <style:paragraph-properties fo:text-align="center" fo:margin-bottom="0.0576in"/>
      <style:text-properties style:font-name="Taamey Ashkenaz" style:font-name-complex="Taamey Ashkenaz" style:font-size-complex="10.5pt"/>
    </style:style>
    <style:style style:name="P171" style:parent-style-name="Textbody" style:family="paragraph">
      <style:paragraph-properties fo:text-align="start" style:writing-mode="rl-tb" fo:margin-bottom="0.0576in"/>
    </style:style>
    <style:style style:name="T172" style:parent-style-name="DefaultParagraphFont" style:family="text">
      <style:text-properties style:font-name="Taamey Ashkenaz" style:font-name-complex="Taamey Ashkenaz" style:font-size-complex="10.5pt"/>
    </style:style>
    <style:style style:name="T173" style:parent-style-name="DefaultParagraphFont" style:family="text">
      <style:text-properties style:font-name="Taamey Ashkenaz" style:font-name-complex="Taamey Ashkenaz" style:font-size-complex="10.5pt"/>
    </style:style>
    <style:style style:name="T174" style:parent-style-name="DefaultParagraphFont" style:family="text">
      <style:text-properties style:font-name="Taamey Ashkenaz" style:font-name-complex="Taamey Ashkenaz" style:font-size-complex="10.5pt"/>
    </style:style>
    <style:style style:name="T175" style:parent-style-name="DefaultParagraphFont" style:family="text">
      <style:text-properties style:font-name="Taamey Ashkenaz" style:font-name-complex="Taamey Ashkenaz" style:font-size-complex="10.5pt"/>
    </style:style>
    <style:style style:name="T176" style:parent-style-name="DefaultParagraphFont" style:family="text">
      <style:text-properties style:font-name="Taamey Ashkenaz" style:font-name-complex="Taamey Ashkenaz" style:font-size-complex="10.5pt"/>
    </style:style>
    <style:style style:name="T177" style:parent-style-name="DefaultParagraphFont" style:family="text">
      <style:text-properties style:font-name="Taamey Ashkenaz" style:font-name-complex="Taamey Ashkenaz" style:font-size-complex="10.5pt"/>
    </style:style>
    <style:style style:name="P178" style:parent-style-name="Textbody" style:family="paragraph">
      <style:paragraph-properties fo:text-align="start" style:writing-mode="rl-tb" fo:margin-bottom="0.0576in"/>
    </style:style>
    <style:style style:name="T179" style:parent-style-name="DefaultParagraphFont" style:family="text">
      <style:text-properties style:font-name="Taamey Ashkenaz" style:font-name-complex="Taamey Ashkenaz" style:font-size-complex="10.5pt"/>
    </style:style>
    <style:style style:name="T180" style:parent-style-name="DefaultParagraphFont" style:family="text">
      <style:text-properties style:font-name="Taamey Ashkenaz" style:font-name-complex="Taamey Ashkenaz" style:font-size-complex="10.5pt"/>
    </style:style>
    <style:style style:name="P181" style:parent-style-name="Textbody" style:family="paragraph">
      <style:paragraph-properties fo:text-align="start" style:writing-mode="rl-tb" fo:margin-bottom="0.0576in"/>
    </style:style>
    <style:style style:name="T182" style:parent-style-name="DefaultParagraphFont" style:family="text">
      <style:text-properties style:font-name="Taamey Ashkenaz" style:font-name-complex="Taamey Ashkenaz" style:font-size-complex="10.5pt"/>
    </style:style>
    <style:style style:name="T183" style:parent-style-name="DefaultParagraphFont" style:family="text">
      <style:text-properties style:font-name="Taamey Ashkenaz" style:font-name-complex="Taamey Ashkenaz" style:font-size-complex="10.5pt"/>
    </style:style>
    <style:style style:name="P184" style:parent-style-name="Textbody" style:family="paragraph">
      <style:paragraph-properties fo:text-align="start" style:writing-mode="rl-tb" fo:margin-bottom="0.0576in"/>
    </style:style>
    <style:style style:name="T185" style:parent-style-name="DefaultParagraphFont" style:family="text">
      <style:text-properties style:font-name="Taamey Ashkenaz" style:font-name-complex="Taamey Ashkenaz" style:font-size-complex="10.5pt"/>
    </style:style>
    <style:style style:name="T186" style:parent-style-name="DefaultParagraphFont" style:family="text">
      <style:text-properties style:font-name="Taamey Ashkenaz" style:font-name-complex="Taamey Ashkenaz" style:font-size-complex="10.5pt"/>
    </style:style>
    <style:style style:name="T187" style:parent-style-name="DefaultParagraphFont" style:family="text">
      <style:text-properties style:font-name="Taamey Ashkenaz" style:font-name-complex="Taamey Ashkenaz" style:font-size-complex="10.5pt"/>
    </style:style>
    <style:style style:name="T188" style:parent-style-name="DefaultParagraphFont" style:family="text">
      <style:text-properties style:font-name="Taamey Ashkenaz" style:font-name-complex="Taamey Ashkenaz" style:font-size-complex="10.5pt"/>
    </style:style>
    <style:style style:name="T189" style:parent-style-name="DefaultParagraphFont" style:family="text">
      <style:text-properties style:font-name="Taamey Ashkenaz" style:font-name-complex="Taamey Ashkenaz" style:font-size-complex="10.5pt"/>
    </style:style>
    <style:style style:name="T190" style:parent-style-name="DefaultParagraphFont" style:family="text">
      <style:text-properties style:font-name="Taamey Ashkenaz" style:font-name-complex="Taamey Ashkenaz" style:font-size-complex="10.5pt"/>
    </style:style>
    <style:style style:name="T191" style:parent-style-name="DefaultParagraphFont" style:family="text">
      <style:text-properties style:font-name="Taamey Ashkenaz" style:font-name-complex="Taamey Ashkenaz" style:font-size-complex="10.5pt"/>
    </style:style>
    <style:style style:name="T192" style:parent-style-name="DefaultParagraphFont" style:family="text">
      <style:text-properties style:font-name="Taamey Ashkenaz" style:font-name-complex="Taamey Ashkenaz" style:font-size-complex="10.5pt"/>
    </style:style>
    <style:style style:name="P193" style:parent-style-name="Textbody" style:family="paragraph">
      <style:paragraph-properties fo:text-align="start" style:writing-mode="rl-tb" fo:margin-bottom="0.0576in"/>
    </style:style>
    <style:style style:name="T194" style:parent-style-name="DefaultParagraphFont" style:family="text">
      <style:text-properties style:font-name="Taamey Ashkenaz" style:font-name-complex="Taamey Ashkenaz" style:font-size-complex="10.5pt"/>
    </style:style>
    <style:style style:name="T195" style:parent-style-name="DefaultParagraphFont" style:family="text">
      <style:text-properties style:font-name="Taamey Ashkenaz" style:font-name-complex="Taamey Ashkenaz" style:font-size-complex="10.5pt"/>
    </style:style>
    <style:style style:name="T196" style:parent-style-name="DefaultParagraphFont" style:family="text">
      <style:text-properties style:font-name="Taamey Ashkenaz" style:font-name-complex="Taamey Ashkenaz" style:font-size-complex="10.5pt"/>
    </style:style>
    <style:style style:name="T197" style:parent-style-name="DefaultParagraphFont" style:family="text">
      <style:text-properties style:font-name="Taamey Ashkenaz" style:font-name-complex="Taamey Ashkenaz" style:font-size-complex="10.5pt"/>
    </style:style>
    <style:style style:name="T198" style:parent-style-name="DefaultParagraphFont" style:family="text">
      <style:text-properties style:font-name="Taamey Ashkenaz" style:font-name-complex="Taamey Ashkenaz" style:font-size-complex="10.5pt"/>
    </style:style>
    <style:style style:name="T199" style:parent-style-name="DefaultParagraphFont" style:family="text">
      <style:text-properties style:font-name="Taamey Ashkenaz" style:font-name-complex="Taamey Ashkenaz" style:font-size-complex="10.5pt"/>
    </style:style>
    <style:style style:name="P200" style:parent-style-name="Textbody" style:family="paragraph">
      <style:paragraph-properties fo:text-align="start" style:writing-mode="rl-tb" fo:margin-bottom="0.0576in"/>
    </style:style>
    <style:style style:name="T201" style:parent-style-name="DefaultParagraphFont" style:family="text">
      <style:text-properties style:font-name="Taamey Ashkenaz" style:font-name-complex="Taamey Ashkenaz" style:font-size-complex="10.5pt"/>
    </style:style>
    <style:style style:name="T202" style:parent-style-name="DefaultParagraphFont" style:family="text">
      <style:text-properties style:font-name="Taamey Ashkenaz" style:font-name-complex="Taamey Ashkenaz" style:font-size-complex="10.5pt"/>
    </style:style>
    <style:style style:name="T203" style:parent-style-name="DefaultParagraphFont" style:family="text">
      <style:text-properties style:font-name="Taamey Ashkenaz" style:font-name-complex="Taamey Ashkenaz" style:font-size-complex="10.5pt"/>
    </style:style>
    <style:style style:name="T204" style:parent-style-name="DefaultParagraphFont" style:family="text">
      <style:text-properties style:font-name="Taamey Ashkenaz" style:font-name-complex="Taamey Ashkenaz" style:font-size-complex="10.5pt"/>
    </style:style>
    <style:style style:name="T205" style:parent-style-name="DefaultParagraphFont" style:family="text">
      <style:text-properties style:font-name="Taamey Ashkenaz" style:font-name-complex="Taamey Ashkenaz" style:font-size-complex="10.5pt"/>
    </style:style>
    <style:style style:name="P206" style:parent-style-name="Textbody" style:family="paragraph">
      <style:paragraph-properties fo:text-align="start" style:writing-mode="rl-tb" fo:margin-bottom="0.0576in"/>
    </style:style>
    <style:style style:name="T207" style:parent-style-name="DefaultParagraphFont" style:family="text">
      <style:text-properties style:font-name="Taamey Ashkenaz" style:font-name-complex="Taamey Ashkenaz" style:font-size-complex="10.5pt"/>
    </style:style>
    <style:style style:name="T208" style:parent-style-name="DefaultParagraphFont" style:family="text">
      <style:text-properties style:font-name="Taamey Ashkenaz" style:font-name-complex="Taamey Ashkenaz" style:font-size-complex="10.5pt"/>
    </style:style>
    <style:style style:name="T209" style:parent-style-name="DefaultParagraphFont" style:family="text">
      <style:text-properties style:font-name="Taamey Ashkenaz" style:font-name-complex="Taamey Ashkenaz" style:font-size-complex="10.5pt"/>
    </style:style>
    <style:style style:name="T210" style:parent-style-name="DefaultParagraphFont" style:family="text">
      <style:text-properties style:font-name="Taamey Ashkenaz" style:font-name-complex="Taamey Ashkenaz" style:font-size-complex="10.5pt"/>
    </style:style>
    <style:style style:name="T211" style:parent-style-name="DefaultParagraphFont" style:family="text">
      <style:text-properties style:font-name="Taamey Ashkenaz" style:font-name-complex="Taamey Ashkenaz" style:font-size-complex="10.5pt"/>
    </style:style>
    <style:style style:name="T212" style:parent-style-name="DefaultParagraphFont" style:family="text">
      <style:text-properties style:font-name="Taamey Ashkenaz" style:font-name-complex="Taamey Ashkenaz" style:font-size-complex="10.5pt"/>
    </style:style>
    <style:style style:name="P213" style:parent-style-name="Textbody" style:family="paragraph">
      <style:paragraph-properties fo:text-align="start" style:writing-mode="rl-tb" fo:margin-bottom="0.0576in"/>
    </style:style>
    <style:style style:name="T214" style:parent-style-name="DefaultParagraphFont" style:family="text">
      <style:text-properties style:font-name="Taamey Ashkenaz" style:font-name-complex="Taamey Ashkenaz" style:font-size-complex="10.5pt"/>
    </style:style>
    <style:style style:name="T215" style:parent-style-name="DefaultParagraphFont" style:family="text">
      <style:text-properties style:font-name="Taamey Ashkenaz" style:font-name-complex="Taamey Ashkenaz" style:font-size-complex="10.5pt"/>
    </style:style>
    <style:style style:name="P216" style:parent-style-name="Textbody" style:family="paragraph">
      <style:paragraph-properties fo:text-align="start" style:writing-mode="rl-tb" fo:margin-bottom="0.0576in"/>
    </style:style>
    <style:style style:name="T217" style:parent-style-name="DefaultParagraphFont" style:family="text">
      <style:text-properties style:font-name="Taamey Ashkenaz" style:font-name-complex="Taamey Ashkenaz" style:font-size-complex="10.5pt"/>
    </style:style>
    <style:style style:name="T218" style:parent-style-name="DefaultParagraphFont" style:family="text">
      <style:text-properties style:font-name="Taamey Ashkenaz" style:font-name-complex="Taamey Ashkenaz" style:font-size-complex="10.5pt"/>
    </style:style>
    <style:style style:name="T219" style:parent-style-name="DefaultParagraphFont" style:family="text">
      <style:text-properties style:font-name="Taamey Ashkenaz" style:font-name-complex="Taamey Ashkenaz" style:font-size-complex="10.5pt"/>
    </style:style>
    <style:style style:name="P220" style:parent-style-name="Textbody" style:family="paragraph">
      <style:paragraph-properties fo:text-align="start" style:writing-mode="rl-tb" fo:margin-bottom="0.0576in"/>
    </style:style>
    <style:style style:name="T221" style:parent-style-name="DefaultParagraphFont" style:family="text">
      <style:text-properties style:font-name="Taamey Ashkenaz" style:font-name-complex="Taamey Ashkenaz" style:font-size-complex="10.5pt"/>
    </style:style>
    <style:style style:name="T222" style:parent-style-name="DefaultParagraphFont" style:family="text">
      <style:text-properties style:font-name="Taamey Ashkenaz" style:font-name-complex="Taamey Ashkenaz" style:font-size-complex="10.5pt"/>
    </style:style>
    <style:style style:name="T223" style:parent-style-name="DefaultParagraphFont" style:family="text">
      <style:text-properties style:font-name="Taamey Ashkenaz" style:font-name-complex="Taamey Ashkenaz" style:font-size-complex="10.5pt"/>
    </style:style>
    <style:style style:name="T224" style:parent-style-name="DefaultParagraphFont" style:family="text">
      <style:text-properties style:font-name="Taamey Ashkenaz" style:font-name-complex="Taamey Ashkenaz" style:font-size-complex="10.5pt"/>
    </style:style>
    <style:style style:name="P225" style:parent-style-name="Textbody" style:family="paragraph">
      <style:paragraph-properties fo:text-align="start" style:writing-mode="rl-tb" fo:margin-bottom="0.0576in"/>
    </style:style>
    <style:style style:name="T226" style:parent-style-name="DefaultParagraphFont" style:family="text">
      <style:text-properties style:font-name="Taamey Ashkenaz" style:font-name-complex="Taamey Ashkenaz" style:font-size-complex="10.5pt"/>
    </style:style>
    <style:style style:name="T227" style:parent-style-name="DefaultParagraphFont" style:family="text">
      <style:text-properties style:font-name="Taamey Ashkenaz" style:font-name-complex="Taamey Ashkenaz" style:font-size-complex="10.5pt"/>
    </style:style>
    <style:style style:name="P228" style:parent-style-name="Textbody" style:family="paragraph">
      <style:paragraph-properties fo:text-align="start" style:writing-mode="rl-tb" fo:margin-bottom="0.0576in"/>
    </style:style>
    <style:style style:name="T229" style:parent-style-name="DefaultParagraphFont" style:family="text">
      <style:text-properties style:font-name="Taamey Ashkenaz" style:font-name-complex="Taamey Ashkenaz" style:font-size-complex="10.5pt"/>
    </style:style>
    <style:style style:name="T230" style:parent-style-name="DefaultParagraphFont" style:family="text">
      <style:text-properties style:font-name="Taamey Ashkenaz" style:font-name-complex="Taamey Ashkenaz" style:font-size-complex="10.5pt"/>
    </style:style>
    <style:style style:name="T231" style:parent-style-name="DefaultParagraphFont" style:family="text">
      <style:text-properties style:font-name="Taamey Ashkenaz" style:font-name-complex="Taamey Ashkenaz" style:font-size-complex="10.5pt"/>
    </style:style>
    <style:style style:name="T232" style:parent-style-name="DefaultParagraphFont" style:family="text">
      <style:text-properties style:font-name="Taamey Ashkenaz" style:font-name-complex="Taamey Ashkenaz" style:font-size-complex="10.5pt"/>
    </style:style>
    <style:style style:name="T233" style:parent-style-name="DefaultParagraphFont" style:family="text">
      <style:text-properties style:font-name="Taamey Ashkenaz" style:font-name-complex="Taamey Ashkenaz" style:font-size-complex="10.5pt"/>
    </style:style>
    <style:style style:name="T234" style:parent-style-name="DefaultParagraphFont" style:family="text">
      <style:text-properties style:font-name="Taamey Ashkenaz" style:font-name-complex="Taamey Ashkenaz" style:font-size-complex="10.5pt"/>
    </style:style>
    <style:style style:name="P235" style:parent-style-name="Textbody" style:family="paragraph">
      <style:paragraph-properties fo:text-align="start" style:writing-mode="rl-tb" fo:margin-bottom="0.0576in"/>
    </style:style>
    <style:style style:name="T236" style:parent-style-name="DefaultParagraphFont" style:family="text">
      <style:text-properties style:font-name="Taamey Ashkenaz" style:font-name-complex="Taamey Ashkenaz" style:font-size-complex="10.5pt"/>
    </style:style>
    <style:style style:name="T237" style:parent-style-name="DefaultParagraphFont" style:family="text">
      <style:text-properties style:font-name="Taamey Ashkenaz" style:font-name-complex="Taamey Ashkenaz" style:font-size-complex="10.5pt"/>
    </style:style>
    <style:style style:name="T238" style:parent-style-name="DefaultParagraphFont" style:family="text">
      <style:text-properties style:font-name="Taamey Ashkenaz" style:font-name-complex="Taamey Ashkenaz" style:font-size-complex="10.5pt"/>
    </style:style>
    <style:style style:name="T239" style:parent-style-name="DefaultParagraphFont" style:family="text">
      <style:text-properties style:font-name="Taamey Ashkenaz" style:font-name-complex="Taamey Ashkenaz" style:font-size-complex="10.5pt"/>
    </style:style>
    <style:style style:name="P240" style:parent-style-name="Textbody" style:family="paragraph">
      <style:paragraph-properties fo:text-align="start" style:writing-mode="rl-tb" fo:margin-bottom="0.0576in"/>
    </style:style>
    <style:style style:name="T241" style:parent-style-name="DefaultParagraphFont" style:family="text">
      <style:text-properties style:font-name="Taamey Ashkenaz" style:font-name-complex="Taamey Ashkenaz" style:font-size-complex="10.5pt"/>
    </style:style>
    <style:style style:name="T242" style:parent-style-name="DefaultParagraphFont" style:family="text">
      <style:text-properties style:font-name="Taamey Ashkenaz" style:font-name-complex="Taamey Ashkenaz" style:font-size-complex="10.5pt"/>
    </style:style>
    <style:style style:name="T243" style:parent-style-name="DefaultParagraphFont" style:family="text">
      <style:text-properties style:font-name="Taamey Ashkenaz" style:font-name-complex="Taamey Ashkenaz" style:font-size-complex="10.5pt"/>
    </style:style>
    <style:style style:name="T244" style:parent-style-name="DefaultParagraphFont" style:family="text">
      <style:text-properties style:font-name="Taamey Ashkenaz" style:font-name-complex="Taamey Ashkenaz" style:font-size-complex="10.5pt"/>
    </style:style>
    <style:style style:name="P245" style:parent-style-name="Textbody" style:family="paragraph">
      <style:paragraph-properties fo:text-align="start" style:writing-mode="rl-tb" fo:margin-bottom="0.0576in"/>
    </style:style>
    <style:style style:name="T246" style:parent-style-name="DefaultParagraphFont" style:family="text">
      <style:text-properties style:font-name="Taamey Ashkenaz" style:font-name-complex="Taamey Ashkenaz" style:font-size-complex="10.5pt"/>
    </style:style>
    <style:style style:name="T247" style:parent-style-name="DefaultParagraphFont" style:family="text">
      <style:text-properties style:font-name="Taamey Ashkenaz" style:font-name-complex="Taamey Ashkenaz" style:font-size-complex="10.5pt"/>
    </style:style>
    <style:style style:name="T248" style:parent-style-name="DefaultParagraphFont" style:family="text">
      <style:text-properties style:font-name="Taamey Ashkenaz" style:font-name-complex="Taamey Ashkenaz" style:font-size-complex="10.5pt"/>
    </style:style>
    <style:style style:name="T249" style:parent-style-name="DefaultParagraphFont" style:family="text">
      <style:text-properties style:font-name="Taamey Ashkenaz" style:font-name-complex="Taamey Ashkenaz" style:font-size-complex="10.5pt"/>
    </style:style>
    <style:style style:name="T250" style:parent-style-name="DefaultParagraphFont" style:family="text">
      <style:text-properties style:font-name="Taamey Ashkenaz" style:font-name-complex="Taamey Ashkenaz" style:font-size-complex="10.5pt"/>
    </style:style>
    <style:style style:name="P251" style:parent-style-name="NormalWeb" style:family="paragraph">
      <style:paragraph-properties style:writing-mode="rl-tb"/>
    </style:style>
    <style:style style:name="T252" style:parent-style-name="DefaultParagraphFont" style:family="text">
      <style:text-properties style:font-name="Taamey Ashkenaz" style:font-name-complex="Taamey Ashkenaz" fo:font-size="10.5pt" style:font-size-asian="10.5pt" style:font-size-complex="10.5pt"/>
    </style:style>
    <style:style style:name="P253" style:parent-style-name="NormalWeb" style:family="paragraph">
      <style:paragraph-properties style:writing-mode="rl-tb"/>
    </style:style>
    <style:style style:name="T254" style:parent-style-name="DefaultParagraphFont" style:family="text">
      <style:text-properties style:font-name="Taamey Ashkenaz" style:font-name-complex="Taamey Ashkenaz" fo:font-size="10.5pt" style:font-size-asian="10.5pt" style:font-size-complex="10.5pt"/>
    </style:style>
    <style:style style:name="T255" style:parent-style-name="DefaultParagraphFont" style:family="text">
      <style:text-properties style:font-name="Taamey Ashkenaz" style:font-name-complex="Taamey Ashkenaz" fo:font-size="10.5pt" style:font-size-asian="10.5pt" style:font-size-complex="10.5pt"/>
    </style:style>
    <style:style style:name="T256" style:parent-style-name="DefaultParagraphFont" style:family="text">
      <style:text-properties style:font-name="Taamey Ashkenaz" style:font-name-complex="Taamey Ashkenaz" fo:font-size="10.5pt" style:font-size-asian="10.5pt" style:font-size-complex="10.5pt"/>
    </style:style>
    <style:style style:name="T257" style:parent-style-name="DefaultParagraphFont" style:family="text">
      <style:text-properties style:font-name="Taamey Ashkenaz" style:font-name-complex="Taamey Ashkenaz" fo:font-size="10.5pt" style:font-size-asian="10.5pt" style:font-size-complex="10.5pt"/>
    </style:style>
    <style:style style:name="T258" style:parent-style-name="DefaultParagraphFont" style:family="text">
      <style:text-properties style:font-name="Taamey Ashkenaz" style:font-name-complex="Taamey Ashkenaz" fo:font-size="10.5pt" style:font-size-asian="10.5pt" style:font-size-complex="10.5pt"/>
    </style:style>
    <style:style style:name="T259" style:parent-style-name="DefaultParagraphFont" style:family="text">
      <style:text-properties style:font-name="Taamey Ashkenaz" style:font-name-complex="Taamey Ashkenaz" fo:font-size="10.5pt" style:font-size-asian="10.5pt" style:font-size-complex="10.5pt"/>
    </style:style>
    <style:style style:name="T260" style:parent-style-name="DefaultParagraphFont" style:family="text">
      <style:text-properties style:font-name="Taamey Ashkenaz" style:font-name-complex="Taamey Ashkenaz" fo:font-size="10.5pt" style:font-size-asian="10.5pt" style:font-size-complex="10.5pt"/>
    </style:style>
    <style:style style:name="T261" style:parent-style-name="DefaultParagraphFont" style:family="text">
      <style:text-properties style:font-name="Taamey Ashkenaz" style:font-name-complex="Taamey Ashkenaz" fo:font-size="10.5pt" style:font-size-asian="10.5pt" style:font-size-complex="10.5pt"/>
    </style:style>
    <style:style style:name="T262" style:parent-style-name="DefaultParagraphFont" style:family="text">
      <style:text-properties style:font-name="Taamey Ashkenaz" style:font-name-complex="Taamey Ashkenaz" fo:font-size="10.5pt" style:font-size-asian="10.5pt" style:font-size-complex="10.5pt"/>
    </style:style>
    <style:style style:name="T263" style:parent-style-name="DefaultParagraphFont" style:family="text">
      <style:text-properties style:font-name="Taamey Ashkenaz" style:font-name-complex="Taamey Ashkenaz" fo:font-size="10.5pt" style:font-size-asian="10.5pt" style:font-size-complex="10.5pt"/>
    </style:style>
    <style:style style:name="T264" style:parent-style-name="DefaultParagraphFont" style:family="text">
      <style:text-properties style:font-name="Taamey Ashkenaz" style:font-name-complex="Taamey Ashkenaz" fo:font-size="10.5pt" style:font-size-asian="10.5pt" style:font-size-complex="10.5pt"/>
    </style:style>
    <style:style style:name="T265" style:parent-style-name="DefaultParagraphFont" style:family="text">
      <style:text-properties style:font-name="Taamey Ashkenaz" style:font-name-complex="Taamey Ashkenaz" fo:font-size="10.5pt" style:font-size-asian="10.5pt" style:font-size-complex="10.5pt"/>
    </style:style>
    <style:style style:name="T266" style:parent-style-name="DefaultParagraphFont" style:family="text">
      <style:text-properties style:font-name="Taamey Ashkenaz" style:font-name-complex="Taamey Ashkenaz" fo:font-size="10.5pt" style:font-size-asian="10.5pt" style:font-size-complex="10.5pt"/>
    </style:style>
    <style:style style:name="P267" style:parent-style-name="Textbody" style:family="paragraph">
      <style:paragraph-properties fo:text-align="start" style:writing-mode="rl-tb" fo:margin-bottom="0.0576in"/>
    </style:style>
    <style:style style:name="T268" style:parent-style-name="DefaultParagraphFont" style:family="text">
      <style:text-properties style:font-name="Taamey Ashkenaz" style:font-name-complex="Taamey Ashkenaz" style:font-size-complex="10.5pt"/>
    </style:style>
    <style:style style:name="T269" style:parent-style-name="DefaultParagraphFont" style:family="text">
      <style:text-properties style:font-name="Times New Roman" style:font-name-complex="Times New Roman" style:font-size-complex="10.5pt"/>
    </style:style>
    <style:style style:name="T270" style:parent-style-name="DefaultParagraphFont" style:family="text">
      <style:text-properties style:font-name="Taamey Ashkenaz" style:font-name-complex="Taamey Ashkenaz" style:font-size-complex="10.5pt"/>
    </style:style>
    <style:style style:name="T271" style:parent-style-name="DefaultParagraphFont" style:family="text">
      <style:text-properties style:font-name="Taamey Ashkenaz" style:font-name-complex="Taamey Ashkenaz" style:font-size-complex="10.5pt"/>
    </style:style>
    <style:style style:name="T272" style:parent-style-name="DefaultParagraphFont" style:family="text">
      <style:text-properties style:font-name="Taamey Ashkenaz" style:font-name-complex="Taamey Ashkenaz" style:font-size-complex="10.5pt"/>
    </style:style>
    <style:style style:name="T273" style:parent-style-name="DefaultParagraphFont" style:family="text">
      <style:text-properties style:font-name="Taamey Ashkenaz" style:font-name-complex="Taamey Ashkenaz" style:font-size-complex="10.5pt"/>
    </style:style>
    <style:style style:name="T274" style:parent-style-name="DefaultParagraphFont" style:family="text">
      <style:text-properties style:font-name="Taamey Ashkenaz" style:font-name-complex="Taamey Ashkenaz" style:font-size-complex="10.5pt"/>
    </style:style>
    <style:style style:name="T275" style:parent-style-name="DefaultParagraphFont" style:family="text">
      <style:text-properties style:font-name="Taamey Ashkenaz" style:font-name-complex="Taamey Ashkenaz" style:font-size-complex="10.5pt"/>
    </style:style>
    <style:style style:name="T276" style:parent-style-name="DefaultParagraphFont" style:family="text">
      <style:text-properties style:font-name="Taamey Ashkenaz" style:font-name-complex="Taamey Ashkenaz" style:font-size-complex="10.5pt"/>
    </style:style>
    <style:style style:name="T277" style:parent-style-name="DefaultParagraphFont" style:family="text">
      <style:text-properties style:font-name="Taamey Ashkenaz" style:font-name-complex="Taamey Ashkenaz" style:font-size-complex="10.5pt"/>
    </style:style>
    <style:style style:name="T278" style:parent-style-name="DefaultParagraphFont" style:family="text">
      <style:text-properties style:font-name="Taamey Ashkenaz" style:font-name-complex="Taamey Ashkenaz" style:font-size-complex="10.5pt"/>
    </style:style>
    <style:style style:name="T279" style:parent-style-name="DefaultParagraphFont" style:family="text">
      <style:text-properties style:font-name="Taamey Ashkenaz" style:font-name-complex="Taamey Ashkenaz" style:font-size-complex="10.5pt"/>
    </style:style>
    <style:style style:name="T280" style:parent-style-name="DefaultParagraphFont" style:family="text">
      <style:text-properties style:font-name="Taamey Ashkenaz" style:font-name-complex="Taamey Ashkenaz" style:font-size-complex="10.5pt"/>
    </style:style>
    <style:style style:name="T281" style:parent-style-name="DefaultParagraphFont" style:family="text">
      <style:text-properties style:font-name="Taamey Ashkenaz" style:font-name-complex="Taamey Ashkenaz" style:font-size-complex="10.5pt"/>
    </style:style>
    <style:style style:name="T282" style:parent-style-name="DefaultParagraphFont" style:family="text">
      <style:text-properties style:font-name="Taamey Ashkenaz" style:font-name-complex="Taamey Ashkenaz" style:font-size-complex="10.5pt"/>
    </style:style>
    <style:style style:name="T283" style:parent-style-name="DefaultParagraphFont" style:family="text">
      <style:text-properties style:font-name="Taamey Ashkenaz" style:font-name-complex="Taamey Ashkenaz" style:font-size-complex="10.5pt"/>
    </style:style>
    <style:style style:name="T284" style:parent-style-name="DefaultParagraphFont" style:family="text">
      <style:text-properties style:font-name="Taamey Ashkenaz" style:font-name-complex="Taamey Ashkenaz" style:font-size-complex="10.5pt"/>
    </style:style>
    <style:style style:name="T285" style:parent-style-name="DefaultParagraphFont" style:family="text">
      <style:text-properties style:font-name="Taamey Ashkenaz" style:font-name-complex="Taamey Ashkenaz" style:font-size-complex="10.5pt"/>
    </style:style>
    <style:style style:name="T286" style:parent-style-name="DefaultParagraphFont" style:family="text">
      <style:text-properties style:font-name="Taamey Ashkenaz" style:font-name-complex="Taamey Ashkenaz" style:font-size-complex="10.5pt"/>
    </style:style>
    <style:style style:name="T287" style:parent-style-name="DefaultParagraphFont" style:family="text">
      <style:text-properties style:font-name="Taamey Ashkenaz" style:font-name-complex="Taamey Ashkenaz" style:font-size-complex="10.5pt"/>
    </style:style>
    <style:style style:name="T288" style:parent-style-name="DefaultParagraphFont" style:family="text">
      <style:text-properties style:font-name="Taamey Ashkenaz" style:font-name-complex="Taamey Ashkenaz" style:font-size-complex="10.5pt"/>
    </style:style>
    <style:style style:name="T289" style:parent-style-name="DefaultParagraphFont" style:family="text">
      <style:text-properties style:font-name="Taamey Ashkenaz" style:font-name-complex="Taamey Ashkenaz" style:font-size-complex="10.5pt"/>
    </style:style>
    <style:style style:name="T290" style:parent-style-name="DefaultParagraphFont" style:family="text">
      <style:text-properties style:font-name="Taamey Ashkenaz" style:font-name-complex="Taamey Ashkenaz" style:font-size-complex="10.5pt"/>
    </style:style>
    <style:style style:name="T291" style:parent-style-name="DefaultParagraphFont" style:family="text">
      <style:text-properties style:font-name="Taamey Ashkenaz" style:font-name-complex="Taamey Ashkenaz" style:font-size-complex="10.5pt"/>
    </style:style>
    <style:style style:name="P292" style:parent-style-name="Textbody" style:family="paragraph">
      <style:paragraph-properties fo:text-align="start" style:writing-mode="rl-tb" fo:margin-bottom="0.0576in"/>
    </style:style>
    <style:style style:name="T293" style:parent-style-name="DefaultParagraphFont" style:family="text">
      <style:text-properties style:font-name="Taamey Ashkenaz" style:font-name-complex="Taamey Ashkenaz" style:font-size-complex="10.5pt"/>
    </style:style>
    <style:style style:name="T294" style:parent-style-name="DefaultParagraphFont" style:family="text">
      <style:text-properties style:font-name="Taamey Ashkenaz" style:font-name-complex="Taamey Ashkenaz" style:font-size-complex="10.5pt"/>
    </style:style>
    <style:style style:name="T295" style:parent-style-name="DefaultParagraphFont" style:family="text">
      <style:text-properties style:font-name="Taamey Ashkenaz" style:font-name-complex="Taamey Ashkenaz" style:font-size-complex="10.5pt"/>
    </style:style>
    <style:style style:name="P296" style:parent-style-name="Textbody" style:family="paragraph">
      <style:paragraph-properties fo:text-align="start" style:writing-mode="rl-tb" fo:margin-bottom="0.0576in"/>
    </style:style>
    <style:style style:name="T297" style:parent-style-name="DefaultParagraphFont" style:family="text">
      <style:text-properties style:font-name="Taamey Ashkenaz" style:font-name-complex="Taamey Ashkenaz" style:font-size-complex="10.5pt"/>
    </style:style>
    <style:style style:name="T298" style:parent-style-name="DefaultParagraphFont" style:family="text">
      <style:text-properties style:font-name="Taamey Ashkenaz" style:font-name-complex="Taamey Ashkenaz" style:font-size-complex="10.5pt"/>
    </style:style>
    <style:style style:name="T299" style:parent-style-name="DefaultParagraphFont" style:family="text">
      <style:text-properties style:font-name="Taamey Ashkenaz" style:font-name-complex="Taamey Ashkenaz" style:font-size-complex="10.5pt"/>
    </style:style>
    <style:style style:name="P300" style:parent-style-name="Textbody" style:family="paragraph">
      <style:paragraph-properties fo:text-align="center" fo:margin-bottom="0.0576in"/>
      <style:text-properties style:font-name="Taamey Ashkenaz" style:font-name-complex="Taamey Ashkenaz" style:font-size-complex="10.5pt"/>
    </style:style>
    <style:style style:name="P301" style:parent-style-name="Textbody" style:family="paragraph">
      <style:paragraph-properties fo:text-align="start" style:writing-mode="rl-tb" fo:margin-bottom="0.0576in"/>
    </style:style>
    <style:style style:name="T302" style:parent-style-name="DefaultParagraphFont" style:family="text">
      <style:text-properties style:font-name="Taamey Ashkenaz" style:font-name-complex="Taamey Ashkenaz" style:font-size-complex="10.5pt"/>
    </style:style>
    <style:style style:name="T303" style:parent-style-name="DefaultParagraphFont" style:family="text">
      <style:text-properties style:font-name="Taamey Ashkenaz" style:font-name-complex="Taamey Ashkenaz" style:font-size-complex="10.5pt"/>
    </style:style>
    <style:style style:name="P304" style:parent-style-name="Textbody" style:family="paragraph">
      <style:paragraph-properties fo:text-align="start" style:writing-mode="rl-tb" fo:margin-bottom="0.0576in"/>
    </style:style>
    <style:style style:name="T305" style:parent-style-name="DefaultParagraphFont" style:family="text">
      <style:text-properties style:font-name="Taamey Ashkenaz" style:font-name-complex="Taamey Ashkenaz" style:font-size-complex="10.5pt"/>
    </style:style>
    <style:style style:name="T306" style:parent-style-name="DefaultParagraphFont" style:family="text">
      <style:text-properties style:font-name="Times New Roman" style:font-name-complex="Times New Roman" style:font-size-complex="10.5pt"/>
    </style:style>
    <style:style style:name="T307" style:parent-style-name="DefaultParagraphFont" style:family="text">
      <style:text-properties style:font-name="Taamey Ashkenaz" style:font-name-complex="Taamey Ashkenaz" style:font-size-complex="10.5pt"/>
    </style:style>
    <style:style style:name="T308" style:parent-style-name="DefaultParagraphFont" style:family="text">
      <style:text-properties style:font-name="Taamey Ashkenaz" style:font-name-complex="Taamey Ashkenaz" style:font-size-complex="10.5pt"/>
    </style:style>
    <style:style style:name="T309" style:parent-style-name="DefaultParagraphFont" style:family="text">
      <style:text-properties style:font-name="Taamey Ashkenaz" style:font-name-complex="Taamey Ashkenaz" style:font-size-complex="10.5pt"/>
    </style:style>
    <style:style style:name="T310" style:parent-style-name="DefaultParagraphFont" style:family="text">
      <style:text-properties style:font-name="Taamey Ashkenaz" style:font-name-complex="Taamey Ashkenaz" style:font-size-complex="10.5pt"/>
    </style:style>
    <style:style style:name="T311" style:parent-style-name="DefaultParagraphFont" style:family="text">
      <style:text-properties style:font-name="Taamey Ashkenaz" style:font-name-complex="Taamey Ashkenaz" style:font-size-complex="10.5pt"/>
    </style:style>
    <style:style style:name="T312" style:parent-style-name="DefaultParagraphFont" style:family="text">
      <style:text-properties style:font-name="Taamey Ashkenaz" style:font-name-complex="Taamey Ashkenaz" style:font-size-complex="10.5pt"/>
    </style:style>
    <style:style style:name="T313" style:parent-style-name="DefaultParagraphFont" style:family="text">
      <style:text-properties style:font-name="Taamey Ashkenaz" style:font-name-complex="Taamey Ashkenaz" style:font-size-complex="10.5pt"/>
    </style:style>
    <style:style style:name="T314" style:parent-style-name="DefaultParagraphFont" style:family="text">
      <style:text-properties style:font-name="Taamey Ashkenaz" style:font-name-complex="Taamey Ashkenaz" style:font-size-complex="10.5pt"/>
    </style:style>
    <style:style style:name="T315" style:parent-style-name="DefaultParagraphFont" style:family="text">
      <style:text-properties style:font-name="Taamey Ashkenaz" style:font-name-complex="Taamey Ashkenaz" style:font-size-complex="10.5pt"/>
    </style:style>
    <style:style style:name="P316" style:parent-style-name="Textbody" style:family="paragraph">
      <style:paragraph-properties fo:text-align="start" style:writing-mode="rl-tb" fo:margin-bottom="0.0576in"/>
    </style:style>
    <style:style style:name="T317" style:parent-style-name="DefaultParagraphFont" style:family="text">
      <style:text-properties style:font-name="Taamey Ashkenaz" style:font-name-complex="Taamey Ashkenaz" style:font-size-complex="10.5pt"/>
    </style:style>
    <style:style style:name="T318" style:parent-style-name="DefaultParagraphFont" style:family="text">
      <style:text-properties style:font-name="Taamey Ashkenaz" style:font-name-complex="Taamey Ashkenaz" style:font-size-complex="10.5pt"/>
    </style:style>
    <style:style style:name="T319" style:parent-style-name="DefaultParagraphFont" style:family="text">
      <style:text-properties style:font-name="Times New Roman" style:font-name-complex="Times New Roman" style:font-size-complex="10.5pt"/>
    </style:style>
    <style:style style:name="T320" style:parent-style-name="DefaultParagraphFont" style:family="text">
      <style:text-properties style:font-name="Taamey Ashkenaz" style:font-name-complex="Taamey Ashkenaz" style:font-size-complex="10.5pt"/>
    </style:style>
    <style:style style:name="T321" style:parent-style-name="DefaultParagraphFont" style:family="text">
      <style:text-properties style:font-name="Taamey Ashkenaz" style:font-name-complex="Taamey Ashkenaz" style:font-size-complex="10.5pt"/>
    </style:style>
    <style:style style:name="T322" style:parent-style-name="DefaultParagraphFont" style:family="text">
      <style:text-properties style:font-name="Taamey Ashkenaz" style:font-name-complex="Taamey Ashkenaz" style:font-size-complex="10.5pt"/>
    </style:style>
    <style:style style:name="T323" style:parent-style-name="DefaultParagraphFont" style:family="text">
      <style:text-properties style:font-name="Taamey Ashkenaz" style:font-name-complex="Taamey Ashkenaz" style:font-size-complex="10.5pt"/>
    </style:style>
    <style:style style:name="T324" style:parent-style-name="DefaultParagraphFont" style:family="text">
      <style:text-properties style:font-name="Taamey Ashkenaz" style:font-name-complex="Taamey Ashkenaz" style:font-size-complex="10.5pt"/>
    </style:style>
    <style:style style:name="T325" style:parent-style-name="DefaultParagraphFont" style:family="text">
      <style:text-properties style:font-name="Taamey Ashkenaz" style:font-name-complex="Taamey Ashkenaz" style:font-size-complex="10.5pt"/>
    </style:style>
    <style:style style:name="T326" style:parent-style-name="DefaultParagraphFont" style:family="text">
      <style:text-properties style:font-name="Taamey Ashkenaz" style:font-name-complex="Taamey Ashkenaz" style:font-size-complex="10.5pt"/>
    </style:style>
    <style:style style:name="T327" style:parent-style-name="DefaultParagraphFont" style:family="text">
      <style:text-properties style:font-name="Taamey Ashkenaz" style:font-name-complex="Taamey Ashkenaz" style:font-size-complex="10.5pt"/>
    </style:style>
    <style:style style:name="T328" style:parent-style-name="DefaultParagraphFont" style:family="text">
      <style:text-properties style:font-name="Taamey Ashkenaz" style:font-name-complex="Taamey Ashkenaz" style:font-size-complex="10.5pt"/>
    </style:style>
    <style:style style:name="T329" style:parent-style-name="DefaultParagraphFont" style:family="text">
      <style:text-properties style:font-name="Taamey Ashkenaz" style:font-name-complex="Taamey Ashkenaz" style:font-size-complex="10.5pt"/>
    </style:style>
    <style:style style:name="T330" style:parent-style-name="DefaultParagraphFont" style:family="text">
      <style:text-properties style:font-name="Taamey Ashkenaz" style:font-name-complex="Taamey Ashkenaz" style:font-size-complex="10.5pt"/>
    </style:style>
    <style:style style:name="T331" style:parent-style-name="DefaultParagraphFont" style:family="text">
      <style:text-properties style:font-name="Taamey Ashkenaz" style:font-name-complex="Taamey Ashkenaz" style:font-size-complex="10.5pt"/>
    </style:style>
    <style:style style:name="T332" style:parent-style-name="DefaultParagraphFont" style:family="text">
      <style:text-properties style:font-name="Taamey Ashkenaz" style:font-name-complex="Taamey Ashkenaz" style:font-size-complex="10.5pt"/>
    </style:style>
    <style:style style:name="T333" style:parent-style-name="DefaultParagraphFont" style:family="text">
      <style:text-properties style:font-name="Taamey Ashkenaz" style:font-name-complex="Taamey Ashkenaz" style:font-size-complex="10.5pt"/>
    </style:style>
    <style:style style:name="T334" style:parent-style-name="DefaultParagraphFont" style:family="text">
      <style:text-properties style:font-name="Taamey Ashkenaz" style:font-name-complex="Taamey Ashkenaz" style:font-size-complex="10.5pt"/>
    </style:style>
    <style:style style:name="T335" style:parent-style-name="DefaultParagraphFont" style:family="text">
      <style:text-properties style:font-name="Taamey Ashkenaz" style:font-name-complex="Taamey Ashkenaz" style:font-size-complex="10.5pt"/>
    </style:style>
    <style:style style:name="T336" style:parent-style-name="DefaultParagraphFont" style:family="text">
      <style:text-properties style:font-name="Taamey Ashkenaz" style:font-name-complex="Taamey Ashkenaz" style:font-size-complex="10.5pt"/>
    </style:style>
    <style:style style:name="T337" style:parent-style-name="DefaultParagraphFont" style:family="text">
      <style:text-properties style:font-name="Taamey Ashkenaz" style:font-name-complex="Taamey Ashkenaz" style:font-size-complex="10.5pt"/>
    </style:style>
    <style:style style:name="T338" style:parent-style-name="DefaultParagraphFont" style:family="text">
      <style:text-properties style:font-name="Taamey Ashkenaz" style:font-name-complex="Taamey Ashkenaz" style:font-size-complex="10.5pt"/>
    </style:style>
    <style:style style:name="T339" style:parent-style-name="DefaultParagraphFont" style:family="text">
      <style:text-properties style:font-name="Taamey Ashkenaz" style:font-name-complex="Taamey Ashkenaz" style:font-size-complex="10.5pt"/>
    </style:style>
    <style:style style:name="T340" style:parent-style-name="DefaultParagraphFont" style:family="text">
      <style:text-properties style:font-name="Taamey Ashkenaz" style:font-name-complex="Taamey Ashkenaz" style:font-size-complex="10.5pt"/>
    </style:style>
    <style:style style:name="T341" style:parent-style-name="DefaultParagraphFont" style:family="text">
      <style:text-properties style:font-name="Taamey Ashkenaz" style:font-name-complex="Taamey Ashkenaz" style:font-size-complex="10.5pt"/>
    </style:style>
    <style:style style:name="T342" style:parent-style-name="DefaultParagraphFont" style:family="text">
      <style:text-properties style:font-name="Taamey Ashkenaz" style:font-name-complex="Taamey Ashkenaz" style:font-size-complex="10.5pt"/>
    </style:style>
    <style:style style:name="T343" style:parent-style-name="DefaultParagraphFont" style:family="text">
      <style:text-properties style:font-name="Taamey Ashkenaz" style:font-name-complex="Taamey Ashkenaz" style:font-size-complex="10.5pt"/>
    </style:style>
    <style:style style:name="T344" style:parent-style-name="DefaultParagraphFont" style:family="text">
      <style:text-properties style:font-name="Taamey Ashkenaz" style:font-name-complex="Taamey Ashkenaz" style:font-size-complex="10.5pt"/>
    </style:style>
    <style:style style:name="T345" style:parent-style-name="DefaultParagraphFont" style:family="text">
      <style:text-properties style:font-name="Taamey Ashkenaz" style:font-name-complex="Taamey Ashkenaz" style:font-size-complex="10.5pt"/>
    </style:style>
    <style:style style:name="T346" style:parent-style-name="DefaultParagraphFont" style:family="text">
      <style:text-properties style:font-name="Taamey Ashkenaz" style:font-name-complex="Taamey Ashkenaz" style:font-size-complex="10.5pt"/>
    </style:style>
    <style:style style:name="T347" style:parent-style-name="DefaultParagraphFont" style:family="text">
      <style:text-properties style:font-name="Taamey Ashkenaz" style:font-name-complex="Taamey Ashkenaz" style:font-size-complex="10.5pt"/>
    </style:style>
    <style:style style:name="T348" style:parent-style-name="DefaultParagraphFont" style:family="text">
      <style:text-properties style:font-name="Taamey Ashkenaz" style:font-name-complex="Taamey Ashkenaz" style:font-size-complex="10.5pt"/>
    </style:style>
    <style:style style:name="T349" style:parent-style-name="DefaultParagraphFont" style:family="text">
      <style:text-properties style:font-name="Times New Roman" style:font-name-complex="Times New Roman" style:font-size-complex="10.5pt"/>
    </style:style>
    <style:style style:name="T350" style:parent-style-name="DefaultParagraphFont" style:family="text">
      <style:text-properties style:font-name="Taamey Ashkenaz" style:font-name-complex="Taamey Ashkenaz" style:font-size-complex="10.5pt"/>
    </style:style>
    <style:style style:name="T351" style:parent-style-name="DefaultParagraphFont" style:family="text">
      <style:text-properties style:font-name="Taamey Ashkenaz" style:font-name-complex="Taamey Ashkenaz" style:font-size-complex="10.5pt"/>
    </style:style>
    <style:style style:name="T352" style:parent-style-name="DefaultParagraphFont" style:family="text">
      <style:text-properties style:font-name="Taamey Ashkenaz" style:font-name-complex="Taamey Ashkenaz" style:font-size-complex="10.5pt"/>
    </style:style>
    <style:style style:name="T353" style:parent-style-name="DefaultParagraphFont" style:family="text">
      <style:text-properties style:font-name="Taamey Ashkenaz" style:font-name-complex="Taamey Ashkenaz" style:font-size-complex="10.5pt"/>
    </style:style>
    <style:style style:name="T354" style:parent-style-name="DefaultParagraphFont" style:family="text">
      <style:text-properties style:font-name="Taamey Ashkenaz" style:font-name-complex="Taamey Ashkenaz" style:font-size-complex="10.5pt"/>
    </style:style>
    <style:style style:name="T355" style:parent-style-name="DefaultParagraphFont" style:family="text">
      <style:text-properties style:font-name="Taamey Ashkenaz" style:font-name-complex="Taamey Ashkenaz" style:font-size-complex="10.5pt"/>
    </style:style>
    <style:style style:name="T356" style:parent-style-name="DefaultParagraphFont" style:family="text">
      <style:text-properties style:font-name="Taamey Ashkenaz" style:font-name-complex="Taamey Ashkenaz" style:font-size-complex="10.5pt"/>
    </style:style>
    <style:style style:name="P357" style:parent-style-name="Textbody" style:family="paragraph">
      <style:paragraph-properties fo:text-align="start" style:writing-mode="rl-tb" fo:margin-bottom="0.0576in"/>
    </style:style>
    <style:style style:name="T358" style:parent-style-name="DefaultParagraphFont" style:family="text">
      <style:text-properties style:font-name="Taamey Ashkenaz" style:font-name-complex="Taamey Ashkenaz" style:font-size-complex="10.5pt"/>
    </style:style>
    <style:style style:name="P359" style:parent-style-name="Textbody" style:family="paragraph">
      <style:paragraph-properties fo:text-align="start" style:writing-mode="rl-tb" fo:margin-bottom="0.0576in"/>
    </style:style>
    <style:style style:name="T360" style:parent-style-name="DefaultParagraphFont" style:family="text">
      <style:text-properties style:font-name="Taamey Ashkenaz" style:font-name-complex="Taamey Ashkenaz" style:font-size-complex="10.5pt"/>
    </style:style>
    <style:style style:name="T361" style:parent-style-name="DefaultParagraphFont" style:family="text">
      <style:text-properties style:font-name="Taamey Ashkenaz" style:font-name-complex="Taamey Ashkenaz" style:font-size-complex="10.5pt"/>
    </style:style>
    <style:style style:name="P362" style:parent-style-name="Textbody" style:family="paragraph">
      <style:paragraph-properties fo:text-align="start" style:writing-mode="rl-tb" fo:margin-bottom="0.0576in"/>
    </style:style>
    <style:style style:name="T363" style:parent-style-name="DefaultParagraphFont" style:family="text">
      <style:text-properties style:font-name="Taamey Ashkenaz" style:font-name-complex="Taamey Ashkenaz" style:font-size-complex="10.5pt"/>
    </style:style>
    <style:style style:name="T364" style:parent-style-name="DefaultParagraphFont" style:family="text">
      <style:text-properties style:font-name="Taamey Ashkenaz" style:font-name-complex="Taamey Ashkenaz" style:font-size-complex="10.5pt"/>
    </style:style>
    <style:style style:name="T365" style:parent-style-name="DefaultParagraphFont" style:family="text">
      <style:text-properties style:font-name="Taamey Ashkenaz" style:font-name-complex="Taamey Ashkenaz" style:font-size-complex="10.5pt"/>
    </style:style>
    <style:style style:name="T366" style:parent-style-name="DefaultParagraphFont" style:family="text">
      <style:text-properties style:font-name="Taamey Ashkenaz" style:font-name-complex="Taamey Ashkenaz" style:font-size-complex="10.5pt"/>
    </style:style>
    <style:style style:name="T367" style:parent-style-name="DefaultParagraphFont" style:family="text">
      <style:text-properties style:font-name="Taamey Ashkenaz" style:font-name-complex="Taamey Ashkenaz" style:font-size-complex="10.5pt"/>
    </style:style>
    <style:style style:name="P368" style:parent-style-name="Textbody" style:family="paragraph">
      <style:paragraph-properties fo:text-align="start" style:writing-mode="rl-tb" fo:margin-bottom="0.0576in"/>
    </style:style>
    <style:style style:name="T369" style:parent-style-name="DefaultParagraphFont" style:family="text">
      <style:text-properties style:font-name="Taamey Ashkenaz" style:font-name-complex="Taamey Ashkenaz" style:font-size-complex="10.5pt"/>
    </style:style>
    <style:style style:name="T370" style:parent-style-name="DefaultParagraphFont" style:family="text">
      <style:text-properties style:font-name="Taamey Ashkenaz" style:font-name-complex="Taamey Ashkenaz" style:font-size-complex="10.5pt"/>
    </style:style>
    <style:style style:name="P371" style:parent-style-name="Textbody" style:family="paragraph">
      <style:paragraph-properties fo:text-align="center" fo:margin-bottom="0.0576in"/>
      <style:text-properties style:font-name="Taamey Ashkenaz" style:font-name-complex="Taamey Ashkenaz" style:font-size-complex="10.5pt"/>
    </style:style>
    <style:style style:name="P372" style:parent-style-name="Textbody" style:family="paragraph">
      <style:paragraph-properties fo:text-align="start" style:writing-mode="rl-tb" fo:margin-bottom="0.0576in"/>
    </style:style>
    <style:style style:name="T373" style:parent-style-name="DefaultParagraphFont" style:family="text">
      <style:text-properties style:font-name="Taamey Ashkenaz" style:font-name-complex="Taamey Ashkenaz" style:font-size-complex="10.5pt"/>
    </style:style>
    <style:style style:name="T374" style:parent-style-name="DefaultParagraphFont" style:family="text">
      <style:text-properties style:font-name="Taamey Ashkenaz" style:font-name-complex="Taamey Ashkenaz" style:font-size-complex="10.5pt"/>
    </style:style>
    <style:style style:name="T375" style:parent-style-name="DefaultParagraphFont" style:family="text">
      <style:text-properties style:font-name="Taamey Ashkenaz" style:font-name-complex="Taamey Ashkenaz" style:font-size-complex="10.5pt"/>
    </style:style>
    <style:style style:name="T376" style:parent-style-name="DefaultParagraphFont" style:family="text">
      <style:text-properties style:font-name="Taamey Ashkenaz" style:font-name-complex="Taamey Ashkenaz" style:font-size-complex="10.5pt"/>
    </style:style>
    <style:style style:name="T377" style:parent-style-name="DefaultParagraphFont" style:family="text">
      <style:text-properties style:font-name="Taamey Ashkenaz" style:font-name-complex="Taamey Ashkenaz" style:font-size-complex="10.5pt"/>
    </style:style>
    <style:style style:name="T378" style:parent-style-name="DefaultParagraphFont" style:family="text">
      <style:text-properties style:font-name="Taamey Ashkenaz" style:font-name-complex="Taamey Ashkenaz" style:font-size-complex="10.5pt"/>
    </style:style>
    <style:style style:name="T379" style:parent-style-name="DefaultParagraphFont" style:family="text">
      <style:text-properties style:font-name="Taamey Ashkenaz" style:font-name-complex="Taamey Ashkenaz" style:font-size-complex="10.5pt"/>
    </style:style>
    <style:style style:name="P380" style:parent-style-name="Textbody" style:family="paragraph">
      <style:paragraph-properties fo:text-align="start" style:writing-mode="rl-tb" fo:margin-bottom="0.0576in"/>
    </style:style>
    <style:style style:name="T381" style:parent-style-name="DefaultParagraphFont" style:family="text">
      <style:text-properties style:font-name="Taamey Ashkenaz" style:font-name-complex="Taamey Ashkenaz" style:font-size-complex="10.5pt"/>
    </style:style>
    <style:style style:name="T382" style:parent-style-name="DefaultParagraphFont" style:family="text">
      <style:text-properties style:font-name="Taamey Ashkenaz" style:font-name-complex="Taamey Ashkenaz" style:font-size-complex="10.5pt"/>
    </style:style>
    <style:style style:name="T383" style:parent-style-name="DefaultParagraphFont" style:family="text">
      <style:text-properties style:font-name="Taamey Ashkenaz" style:font-name-complex="Taamey Ashkenaz" style:font-size-complex="10.5pt"/>
    </style:style>
    <style:style style:name="T384" style:parent-style-name="DefaultParagraphFont" style:family="text">
      <style:text-properties style:font-name="Taamey Ashkenaz" style:font-name-complex="Taamey Ashkenaz" style:font-size-complex="10.5pt"/>
    </style:style>
    <style:style style:name="P385" style:parent-style-name="Textbody" style:family="paragraph">
      <style:paragraph-properties fo:text-align="start" style:writing-mode="rl-tb" fo:margin-bottom="0.0576in"/>
    </style:style>
    <style:style style:name="T386" style:parent-style-name="DefaultParagraphFont" style:family="text">
      <style:text-properties style:font-name="Taamey Ashkenaz" style:font-name-complex="Taamey Ashkenaz" style:font-size-complex="10.5pt"/>
    </style:style>
    <style:style style:name="T387" style:parent-style-name="DefaultParagraphFont" style:family="text">
      <style:text-properties style:font-name="Taamey Ashkenaz" style:font-name-complex="Taamey Ashkenaz" style:font-size-complex="10.5pt"/>
    </style:style>
    <style:style style:name="T388" style:parent-style-name="DefaultParagraphFont" style:family="text">
      <style:text-properties style:font-name="Taamey Ashkenaz" style:font-name-complex="Taamey Ashkenaz" style:font-size-complex="10.5pt"/>
    </style:style>
    <style:style style:name="T389" style:parent-style-name="DefaultParagraphFont" style:family="text">
      <style:text-properties style:font-name="Taamey Ashkenaz" style:font-name-complex="Taamey Ashkenaz" style:font-size-complex="10.5pt"/>
    </style:style>
    <style:style style:name="P390" style:parent-style-name="Textbody" style:family="paragraph">
      <style:paragraph-properties fo:text-align="start" style:writing-mode="rl-tb" fo:margin-bottom="0.0576in"/>
    </style:style>
    <style:style style:name="T391" style:parent-style-name="DefaultParagraphFont" style:family="text">
      <style:text-properties style:font-name="Taamey Ashkenaz" style:font-name-complex="Taamey Ashkenaz" style:font-size-complex="10.5pt"/>
    </style:style>
    <style:style style:name="T392" style:parent-style-name="DefaultParagraphFont" style:family="text">
      <style:text-properties style:font-name="Taamey Ashkenaz" style:font-name-complex="Taamey Ashkenaz" style:font-size-complex="10.5pt"/>
    </style:style>
    <style:style style:name="T393" style:parent-style-name="DefaultParagraphFont" style:family="text">
      <style:text-properties style:font-name="Taamey Ashkenaz" style:font-name-complex="Taamey Ashkenaz" style:font-size-complex="10.5pt"/>
    </style:style>
    <style:style style:name="T394" style:parent-style-name="DefaultParagraphFont" style:family="text">
      <style:text-properties style:font-name="Taamey Ashkenaz" style:font-name-complex="Taamey Ashkenaz" style:font-size-complex="10.5pt"/>
    </style:style>
    <style:style style:name="P395" style:parent-style-name="Textbody" style:family="paragraph">
      <style:paragraph-properties fo:text-align="start" style:writing-mode="rl-tb" fo:margin-bottom="0.0576in"/>
    </style:style>
    <style:style style:name="T396" style:parent-style-name="DefaultParagraphFont" style:family="text">
      <style:text-properties style:font-name="Taamey Ashkenaz" style:font-name-complex="Taamey Ashkenaz" style:font-size-complex="10.5pt"/>
    </style:style>
    <style:style style:name="T397" style:parent-style-name="DefaultParagraphFont" style:family="text">
      <style:text-properties style:font-name="Taamey Ashkenaz" style:font-name-complex="Taamey Ashkenaz" style:font-size-complex="10.5pt"/>
    </style:style>
    <style:style style:name="T398" style:parent-style-name="DefaultParagraphFont" style:family="text">
      <style:text-properties style:font-name="Taamey Ashkenaz" style:font-name-complex="Taamey Ashkenaz" style:font-size-complex="10.5pt"/>
    </style:style>
    <style:style style:name="T399" style:parent-style-name="DefaultParagraphFont" style:family="text">
      <style:text-properties style:font-name="Taamey Ashkenaz" style:font-name-complex="Taamey Ashkenaz" style:font-size-complex="10.5pt"/>
    </style:style>
    <style:style style:name="P400" style:parent-style-name="Textbody" style:family="paragraph">
      <style:paragraph-properties fo:text-align="center" style:writing-mode="rl-tb" fo:margin-bottom="0.0576in"/>
      <style:text-properties style:font-name="Taamey Ashkenaz" style:font-name-complex="Taamey Ashkenaz" style:font-size-complex="10.5pt"/>
    </style:style>
    <style:style style:name="P401" style:parent-style-name="Textbody" style:family="paragraph">
      <style:paragraph-properties fo:text-align="start" style:writing-mode="rl-tb" fo:margin-bottom="0.0576in"/>
    </style:style>
    <style:style style:name="T402" style:parent-style-name="DefaultParagraphFont" style:family="text">
      <style:text-properties style:font-name="Taamey Ashkenaz" style:font-name-complex="Taamey Ashkenaz" style:font-size-complex="10.5pt"/>
    </style:style>
    <style:style style:name="T403" style:parent-style-name="DefaultParagraphFont" style:family="text">
      <style:text-properties style:font-name="Taamey Ashkenaz" style:font-name-complex="Taamey Ashkenaz" style:font-size-complex="10.5pt"/>
    </style:style>
    <style:style style:name="T404" style:parent-style-name="DefaultParagraphFont" style:family="text">
      <style:text-properties style:font-name="Taamey Ashkenaz" style:font-name-complex="Taamey Ashkenaz" style:font-size-complex="10.5pt"/>
    </style:style>
    <style:style style:name="T405" style:parent-style-name="DefaultParagraphFont" style:family="text">
      <style:text-properties style:font-name="Taamey Ashkenaz" style:font-name-complex="Taamey Ashkenaz" style:font-size-complex="10.5pt"/>
    </style:style>
    <style:style style:name="T406" style:parent-style-name="DefaultParagraphFont" style:family="text">
      <style:text-properties style:font-name="Taamey Ashkenaz" style:font-name-complex="Taamey Ashkenaz" style:font-size-complex="10.5pt"/>
    </style:style>
    <style:style style:name="T407" style:parent-style-name="DefaultParagraphFont" style:family="text">
      <style:text-properties style:font-name="Taamey Ashkenaz" style:font-name-complex="Taamey Ashkenaz" style:font-size-complex="10.5pt"/>
    </style:style>
    <style:style style:name="T408" style:parent-style-name="DefaultParagraphFont" style:family="text">
      <style:text-properties style:font-name="Taamey Ashkenaz" style:font-name-complex="Taamey Ashkenaz" style:font-size-complex="10.5pt"/>
    </style:style>
    <style:style style:name="T409" style:parent-style-name="DefaultParagraphFont" style:family="text">
      <style:text-properties style:font-name="Taamey Ashkenaz" style:font-name-complex="Taamey Ashkenaz" style:font-size-complex="10.5pt"/>
    </style:style>
    <style:style style:name="T410" style:parent-style-name="DefaultParagraphFont" style:family="text">
      <style:text-properties style:font-name="Taamey Ashkenaz" style:font-name-complex="Taamey Ashkenaz" style:font-size-complex="10.5pt"/>
    </style:style>
    <style:style style:name="P411" style:parent-style-name="Textbody" style:family="paragraph">
      <style:paragraph-properties fo:text-align="start" style:writing-mode="rl-tb" fo:margin-bottom="0.0576in"/>
    </style:style>
    <style:style style:name="T412" style:parent-style-name="DefaultParagraphFont" style:family="text">
      <style:text-properties style:font-name="Taamey Ashkenaz" style:font-name-complex="Taamey Ashkenaz" style:font-size-complex="10.5pt"/>
    </style:style>
    <style:style style:name="T413" style:parent-style-name="DefaultParagraphFont" style:family="text">
      <style:text-properties style:font-name="Taamey Ashkenaz" style:font-name-complex="Taamey Ashkenaz" style:font-size-complex="10.5pt"/>
    </style:style>
    <style:style style:name="T414" style:parent-style-name="DefaultParagraphFont" style:family="text">
      <style:text-properties style:font-name="Taamey Ashkenaz" style:font-name-complex="Taamey Ashkenaz" style:font-size-complex="10.5pt"/>
    </style:style>
    <style:style style:name="T415" style:parent-style-name="DefaultParagraphFont" style:family="text">
      <style:text-properties style:font-name="Taamey Ashkenaz" style:font-name-complex="Taamey Ashkenaz" style:font-size-complex="10.5pt"/>
    </style:style>
    <style:style style:name="T416" style:parent-style-name="DefaultParagraphFont" style:family="text">
      <style:text-properties style:font-name="Taamey Ashkenaz" style:font-name-complex="Taamey Ashkenaz" style:font-size-complex="10.5pt"/>
    </style:style>
    <style:style style:name="T417" style:parent-style-name="DefaultParagraphFont" style:family="text">
      <style:text-properties style:font-name="Taamey Ashkenaz" style:font-name-complex="Taamey Ashkenaz" style:font-size-complex="10.5pt"/>
    </style:style>
    <style:style style:name="T418" style:parent-style-name="DefaultParagraphFont" style:family="text">
      <style:text-properties style:font-name="Taamey Ashkenaz" style:font-name-complex="Taamey Ashkenaz" style:font-size-complex="10.5pt"/>
    </style:style>
    <style:style style:name="T419" style:parent-style-name="DefaultParagraphFont" style:family="text">
      <style:text-properties style:font-name="Taamey Ashkenaz" style:font-name-complex="Taamey Ashkenaz" style:font-size-complex="10.5pt"/>
    </style:style>
    <style:style style:name="T420" style:parent-style-name="DefaultParagraphFont" style:family="text">
      <style:text-properties style:font-name="Taamey Ashkenaz" style:font-name-complex="Taamey Ashkenaz" style:font-size-complex="10.5pt"/>
    </style:style>
    <style:style style:name="P421" style:parent-style-name="Textbody" style:family="paragraph">
      <style:paragraph-properties fo:text-align="start" style:writing-mode="rl-tb" fo:margin-bottom="0.0576in"/>
    </style:style>
    <style:style style:name="T422" style:parent-style-name="DefaultParagraphFont" style:family="text">
      <style:text-properties style:font-name="Taamey Ashkenaz" style:font-name-complex="Taamey Ashkenaz" style:font-size-complex="10.5pt"/>
    </style:style>
    <style:style style:name="T423" style:parent-style-name="DefaultParagraphFont" style:family="text">
      <style:text-properties style:font-name="Taamey Ashkenaz" style:font-name-complex="Taamey Ashkenaz" style:font-size-complex="10.5pt"/>
    </style:style>
    <style:style style:name="T424" style:parent-style-name="DefaultParagraphFont" style:family="text">
      <style:text-properties style:font-name="Taamey Ashkenaz" style:font-name-complex="Taamey Ashkenaz" style:font-size-complex="10.5pt"/>
    </style:style>
    <style:style style:name="T425" style:parent-style-name="DefaultParagraphFont" style:family="text">
      <style:text-properties style:font-name="Taamey Ashkenaz" style:font-name-complex="Taamey Ashkenaz" style:font-size-complex="10.5pt"/>
    </style:style>
    <style:style style:name="P426" style:parent-style-name="Textbody" style:family="paragraph">
      <style:paragraph-properties fo:text-align="start" style:writing-mode="rl-tb" fo:margin-bottom="0.0576in"/>
    </style:style>
    <style:style style:name="T427" style:parent-style-name="DefaultParagraphFont" style:family="text">
      <style:text-properties style:font-name="Taamey Ashkenaz" style:font-name-complex="Taamey Ashkenaz" style:font-size-complex="10.5pt"/>
    </style:style>
    <style:style style:name="T428" style:parent-style-name="DefaultParagraphFont" style:family="text">
      <style:text-properties style:font-name="Taamey Ashkenaz" style:font-name-complex="Taamey Ashkenaz" style:font-size-complex="10.5pt"/>
    </style:style>
    <style:style style:name="T429" style:parent-style-name="DefaultParagraphFont" style:family="text">
      <style:text-properties style:font-name="Taamey Ashkenaz" style:font-name-complex="Taamey Ashkenaz" style:font-size-complex="10.5pt"/>
    </style:style>
    <style:style style:name="T430" style:parent-style-name="DefaultParagraphFont" style:family="text">
      <style:text-properties style:font-name="Taamey Ashkenaz" style:font-name-complex="Taamey Ashkenaz" style:font-size-complex="10.5pt"/>
    </style:style>
    <style:style style:name="T431" style:parent-style-name="DefaultParagraphFont" style:family="text">
      <style:text-properties style:font-name="Taamey Ashkenaz" style:font-name-complex="Taamey Ashkenaz" style:font-size-complex="10.5pt"/>
    </style:style>
  </office:automatic-styles>
  <office:body>
    <office:text text:use-soft-page-breaks="true">
      <text:p text:style-name="P1"><text:span text:style-name="T2">נִשְׁמַת כׇּל־חַי תְּבָרֵךְ אֶת שִׁמְךָ, יְיָ אֱלֹהֵֽינוּ, וְרוּחַ כׇּל בָּשָׂר תְּפָאֵר וּתְרוֹמֵם זִכְרְךָ, מַלְכֵּֽנוּ, תָּמִיד. מִן הָעוֹלָם וְעַד הָעוֹלָם אַתָּה אֵל,<text:s/></text:span><text:span text:style-name="T3">וּמִבַּלְעָדֶֽיךָ אֵין לָֽנוּ מֶֽלֶךְ גּוֹאֵל וּמוֹשִֽיעַ, פּוֹדֶה וּמַצִּיל וּמְפַרְנֵס, וּמְרַחֵם בְּכׇל עֵת צָרָה וְצוּקָה; אֵין לָֽנוּ מֶֽלֶךְ אֶלָּא אָֽתָּה. אֱלֹהֵי הָרִאשׁוֹנִים וְהָאַחֲרוֹנִים, אֱלֽוֹהַּ כׇּל בְּרִיוֹת, אֲדוֹן כׇּל תּוֹלָדוֹת, הַמְ</text:span><text:span text:style-name="T4">ּהֻלָל בְּרֹב הַתִּשְׁבָּחוֹת, הַמְנַהֵג עוֹלָמוֹ בְּחֶֽסֶד וּבְרִיּוֹתָיו בְּרַחֲמִים. וַייָ לֹא יָנוּם וְלֹא יִישָׁן, הַמְעוֹרֵר יְשֵׁנִים, וְהַמֵּקִיץ נִרְדָּמִים, וְהַמֵּשִֽׂיחַ אִלְּמִים, וְהַמַּתִּיר אֲסוּרִים, וְהַסּוֹמֵךְ נוֹפְלִים, וְהַזּוֹקֵף כְּ</text:span><text:span text:style-name="T5">פוּפִים. לְךָ לְבַדְּךָ אֲנַֽחְנוּ מוֹדִים. אִלּוּ פִֽינוּ מָלֵא שִׁירָה כַּיָּם, וּלְשׁוֹנֵֽנוּ רִנָּה כַּהֲמוֹן גַּלָּיו, וְשִׂפְתוֹתֵֽינוּ שֶֽׁבַח כְּמֶרְחֲבֵי רָקִֽיעַ, וְעֵינֵֽינוּ מְאִירוֹת כַּשֶֽׁמֶשׁ וְכַיָּרֵֽחַ, וְיָדֵֽינוּ פְרוּשׂוֹת כְּנִשְׂרֵי</text:span><text:span text:style-name="T6"><text:s/>שָׁמָֽיִם, וְרַגְלֵֽינוּ קַלּוֹת כָּאַיָּלוֹת, אֵין אֲנַֽחְנוּ מַסְפִּיקִים לְהוֹדוֹת לְךָ, יְיָ אֱלֹהֵֽינוּ וֵאלֹהֵי אֲבוֹתֵֽינוּ, וּלְבָרֵךְ אֶת שִׁמְךָ עַל אַחַת מֵאָֽלֶף, אֶֽלֶף אַלְפֵי אֲלָפִים וְרִבֵּי רְבָבוֹת פְּעָמִים הַטּוֹבוֹת שֶׁעָשִֽׂיתָ עִם<text:s/></text:span><text:span text:style-name="T7">אֲבוֹתֵֽינוּ וְעִמָּֽנוּ. מִמִּצְרַֽיִם גְּאַלְתָּֽנוּ, יְיָ אֱלֹהֵֽינוּ, וּמִבֵּית עֲבָדִים פְּדִיתָֽנוּ; בְּרָעָב זַנְתָּֽנוּ וּבְשָׂבָע כִּלְכַּלְתָּֽנוּ; מֵחֶֽרֶב הִצַּלְתָּֽנוּ וּמִדֶּֽבֶר מִלַּטְתָּֽנוּ, וּמֵחֳלָיִם רָעִים וְנֶאֱמָנִים דִּלִּיתָֽנוּ.</text:span><text:span text:style-name="T8"><text:s/>עַד הֵֽנָּה עֲזָרֽוּנוּ רַחֲמֶֽיךָ וְלֹא עֲזָבֽוּנוּ חֲסָדֶֽיךָ; וְאַל תִּטְּשֵֽׁנוּ, יְיָ אֱלֹהֵֽינוּ, לָנֶֽצַח. עַל כֵּן, אֵבָרִים שֶׁפִּלַּֽגְתָּ<text:s/></text:span><text:bookmark-start text:name="333"/><text:bookmark-end text:name="333"/><text:span text:style-name="T9">בָּֽנוּ, וְרֽוּחַ וּנְשָׁמָה שֶׁנָּפַֽחְתָּ בְּאַפֵּֽינוּ, וְלָשׁוֹן אֲשֶׁר שַֽׂמְתָּ בְּפִֽינוּ, הֵן הֵם<text:s/></text:span><text:span text:style-name="T10">יוֹדוּ וִיבָרְכוּ, וִישַׁבְּחוּ וִיפָאֲרוּ, וִירוֹמְמוּ וְיַעֲרִֽיצוּ, וְיַקְדִּֽישׁוּ וְיַמְלִֽיכוּ אֶת שִׁמְךָ, מַלְכֵּֽנוּ. כִּי כׇל-פֶּה לְךָ יוֹדֶה, וְכׇל-לָשׁוֹן לְךָ תִשָּׁבַע, וְכׇל-בֶּֽרֶךְ לְךָ תִכְרַע, וְכׇל קוֹמָה לְפָנֶֽיךָ תִשְׁתַּחֲוֶה. וְכׇ</text:span><text:span text:style-name="T11">ל לְבָבוֹת יִירָאֽוּךָ, וְכׇל־קֶֽרֶב וּכְלָיוֹת יְזַמְּרוּ לִשְׁמֶֽךָ, כַּדָבָר שֶׁכָּתוּב: כׇּל־עַצְמוֹתַי תֹּאמַֽרְנָה, יְיָ מִי כָמֽוֹךָ, מַצִּיל עָנִי מֵחָזָק מִמֶּֽנוּ, וְעָנִי וְאֶבְיוֹן מִגֹּזְלוֹ. מִי יִדְמֶה־לָּךְ, וּמִי יִשְׁוֶה־לָּךְ, וּמִי יַעֲ</text:span><text:span text:style-name="T12">רׇךְ־לָךְ, הָאֵל הַגָּדוֹל, הַגִּבּוֹר וְהַנּוֹרָא, אֵל עֶלְיוֹן, קֹנֵה שָׁמַֽיִם וָאָֽרֶץ. נְהַלֶּלְךָ וּנְשַׁבֵּחֲךָ וּנְפָאֶרְךָ, וּנְבָרֵךְ אֶת שֵׁם קׇדְשֶׁךָ, כָּאָמוּר: לְדָוִד, בָּרְכִי נַפְשִׁי אֶת יְיָ, וְכׇל־קְרָבַי אֶת שֵׁם קׇדְשׁוֹ. הָאֵל בְּתַ</text:span><text:span text:style-name="T13">עֲצֻמוֹת עֻזֶּֽךָ, הַגָּדוֹל בִּכְבוֹד שְׁמֶֽךָ, הַגִּבּוֹר לָנֶֽצַח וְהַנּוֹרָא בְּנוֹרְאוֹתֶֽיךָ, הַמֶּֽלֶךְ הַיּושֵׁב עַל כִּסֵּא רָם וְנִשָּׂא.</text:span></text:p>
      <text:p text:style-name="P14"><text:span text:style-name="T15">שׁוֹכֵן עַד, מָּרוֹם וְקָּדוֹשׁ שְׁמוֹ. וְכָתוּב: רַנְּנוּ צַדִּיקִים בַּייָ, לַיְשָׁרִים נָאוָה תְהִלָּה. ב</text:span><text:span text:style-name="T16">ְּפִי<text:s/></text:span><text:span text:style-name="T17">יְ</text:span><text:span text:style-name="T18">שָׁרִים תִּתְהַלָּל, וּבְדִבְרֵי<text:s/></text:span><text:span text:style-name="T19">צַ</text:span><text:span text:style-name="T20">דִּיקִים תִּתְבָּרַךְ, וּבִלְשׁוֹן<text:s/></text:span><text:span text:style-name="T21">חֲ</text:span><text:span text:style-name="T22">סִידִים תִּתְרוֹמָם, וּבְקֶרֶב<text:s/></text:span><text:span text:style-name="T23">קְ</text:span><text:span text:style-name="T24">דוֹשִׁים תִּתְקַדָּשׁ. וּבְמַקְהֲלוֹת רִבְבוֹת עַמְּךָ בֵּית יִשְׂרָאֵל בְּרִנָּה יִתְפָּאַר שִׁמְךָ, מַלְכֵּנוּ, בְּכׇל־דּוֹר וָדוֹר; שֶׁכֵּן<text:s/></text:span><text:span text:style-name="T25">חוֹבַת כׇּל־הַיְצוּרִים לְפָנֶֽיךָ, יְיָ<text:s/></text:span><text:bookmark-start text:name="335"/><text:bookmark-end text:name="335"/><text:span text:style-name="T26">אֱלֹהֵֽינוּ וֵאלֹהֵי אֲבוֹתֵֽינוּ, <text:s/>לְהוֹדוֹת, לְהַלֵּל, לְשַׁבֵּֽחַ, לְפָאֵר, לְרוֹמֵם, לְהַדֵּר, לְבָרֵךְ, לְעַלֵּה וּלְקַלֵּס עַל כׇּל־דִּבְרֵי שִׁירוֹת וְתִשְׁבְּחוֹת דָּוִד בֶּן־יִשַׁי עַבְדְּךָ מְשִׁיחֶֽךָ.</text:span></text:p>
      <text:p text:style-name="P27"><text:span text:style-name="T28">יִ</text:span><text:span text:style-name="T29">שְׁתַּבַּח שִׁמְךָ לָעַד, מַלְכֵּֽנוּ, הָאֵל הַמֶּֽלֶךְ הַגָּדוֹל וְהַקָּדוֹשׁ, בַּשָּׁמַֽיִם וּבָאָֽרֶץ. כִּי לְךָ נָאֶה, יְיָ אֱלֹהֵֽינוּ וֵאלֹהֵי אֲבוֹתֵֽינוּ, שִׁיר וּשְׁבָחָה, הַלֵּל וְזִמְרָה, עֹז וּמֶמְשָׁלָה, נֶֽצַח, גְּדֻלָּה וּגְבוּרָה, תְּהִלָּה</text:span><text:span text:style-name="T30"><text:s/>וְתִפְאֶֽרֶת, קְדֻשָּׁה וּמַלְכוּת, בְּרָכוֹת וְהוֹדָאוֹת, מֵעַתָּה וְעַד עוֹלָם. בָּרוּךְ אַתָּה, יְיָ, אֵל מֶֽלֶךְ גָּדוֹל בַּתִּשְׁבָּחוֹת, אֵל הַהוֹדָאוֹת, אֲדוֹן הַנִּפְלָאוֹת, הַבּוֹחֵר בְּשִׁירֵי זִמְרָה, מֶֽלֶךְ, אֵל, חֵי הָעוֹלָמִים׃ <text:s/>.</text:span><text:span text:style-name="T31">Chatzi kad</text:span><text:span text:style-name="T32">dish is recited here</text:span><text:span text:style-name="T33"><text:s/></text:span></text:p>
      <text:p text:style-name="P34"><text:span text:style-name="T35">בָּרְכוּ אֶת יְיָ הַמְבֹרָךְ. בָּרוּךְ יְיָ הַמְבֹרָךְ לְעוֹלָם וָעֶד.</text:span></text:p>
      <text:p text:style-name="P36"><text:span text:style-name="T37">בָּרוּךְ אַתָּה, יְיָ אֱלֹהֵֽינוּ, מֶֽלֶךְ הָעוֹלָם, יוֹצֵר אוֹר וּבוֹרֵא חֹֽשֶׁךְ, עֹשֶׂה שָׁלוֹם, וּבוֹרֵא אֶת הַכֹּל. הַכֹּל יוֹדֽוּךָ וְהַכֹּל יְשַׁבְּחֽוּךָ,<text:s/></text:span><text:span text:style-name="T38">וְהַכֹּל יֹאמְרוּ אֵין קָדוֹשׁ כַּיְיָ. הַכֹּל יְרוֹמְמֽוּךָ סֶּֽלָה, יוֹצֵר הַכֹּל, הָאֵל הַפּוֹתֵֽחַ בְּכׇל יוֹם דַּלְתוֹת שַׁעֲרֵי מִזְרָח, וּבוֹקֵֽעַ חַלּוֹנֵי רָקִֽיעַ, מוֹצִיא חַמָּה מִמְּקוֹמָהּ, וּלְבָנָה מִמְּכוֹן שִׁבְתָּהּ, וּמֵאִיר לָעוֹלָם כֻּ</text:span><text:span text:style-name="T39">לּוֹ וּלְיוֹשְׁבָיו שֶׁבָּרָא בְּמִדַּת הָרַחֲמִים. הַמֵּאִיר לָאָֽרֶץ וְלַדָּרִים עָלֶֽיהָ בְּרַחֲמִ</text:span><text:span text:style-name="T40">ים, וּבְטוּבוֹ מְחַדֵּשׁ בְּכׇל</text:span><text:span text:style-name="T41">־</text:span><text:span text:style-name="T42">יוֹם תָּמִיד מַעֲשֵׂה בְרֵאשִׁית. הַמֶּֽלֶךְ הַמְּרוֹמָם לְבַדּוֹ מֵאָז, הַמְּשֻׁבָּח וְהַמְּפֹאָר וְהַמִּתְנַשֵּׂא מִימוֹת</text:span><text:span text:style-name="T43"><text:s/>עוֹלָם. אֱלֹהֵי עוֹלָם, בְּרַחֲמֶֽיךָ הָרַבִּים רַחֵם עָלֵֽינוּ, אֲדוֹן עֻזֵּֽנוּ, צוּר מִשְׂגַּבֵּֽנוּ, מָגֵן יִשְׁעֵֽנוּ, מִשְׂגָּב בַּעֲדֵֽנוּ. אֵין כְּעֶרְכְּךָ וְאֵין זוּלָתֶֽךָ; אֶֽפֶס בִּלְתֶּֽךָ, וּמִי דּֽוֹמֶה לָּךְ.<text:s/></text:span><text:span text:style-name="T44">אֵין כְּעֶרְכְּךָ, יְיָ</text:span><text:span text:style-name="T45"><text:s/>אֱלֹהֵֽינוּ, בָּעוֹלָם הַזֶּה; וְאֵין זוּלָתְךָ, מַלְכֵּֽנוּ, לְחַיֵּי הָעוֹלָם הַבָּא. אֶֽפֶס בִּלְתְּךָ, גּוֹאֲלֵֽנוּ, לִימוֹת הַמָּשִֽׁיחַ; וְאֵין דּוֹמֶה לְךָ, מוֹשִׁיעֵֽנוּ, לִתְחִיַּת הַמֵּתִים.</text:span></text:p>
      <text:p text:style-name="P46"><text:span text:style-name="T47">אֵל אָדוֹן עַל כׇּל־הַמַּעֲשִׂים</text:span><text:span text:style-name="T48"><text:s/></text:span><text:span text:style-name="T49">בָּרוּךְ וּמְבֹרָךְ ב</text:span><text:span text:style-name="T50">ְּפִי כׇּל־נְשָׁמָה; גׇּדְלוֹ וְטוּבוֹ מָלֵא עוֹלָם</text:span><text:span text:style-name="T51"><text:s/></text:span><text:span text:style-name="T52">דַּֽעַת וּתְבוּנָה סוֹבְבִים אֹתוֹ. הַמִּתְגָּאֶה עַל חַיּוֹת הַקֹּֽדֶשׁ</text:span><text:span text:style-name="T53"><text:s/></text:span><text:span text:style-name="T54">וְנֶהְדָּר בְּכָבוֹד עַל הַמֶּרְכָּבָה; זְכוּת וּמִישׁוֹר לִפְנֵי כִסְאוֹ חֶֽסֶד וְרַחֲמִים לִפְנֵי כְבוֹדוֹ. טוֹבִים מְאוֹרוֹת שֶׁ</text:span><text:span text:style-name="T55">בָּרָא אֱלֹהֵֽינוּ יְצָרָם בְּדַֽעַת בְּבִינָה וּבְהַשְׂכֵּל; כֹּֽחַ וּגְבוּרָה נָתַן בָּהֶם לִהְיוֹת מוֹשְׁלִים בְּקֶֽרֶב תֵּבֵל. מְלֵאִים זִיו וּמְפִיקִים נֹֽגַהּ נָאֶה זִיוָם בְּכׇל הָעוֹלָם;</text:span><text:span text:style-name="T56"><text:s/></text:span><text:span text:style-name="T57">שְׂמֵחִים בְּצֵאתָם וְשָׂשִׂים בְּבוֹאָם עוֹשִׂים<text:s/></text:span><text:span text:style-name="T58">בְּאֵימָה ר</text:span><text:span text:style-name="T59">ְצוֹן קוֹנָם. פְּאֵר וְכָבוֹד נוֹתְנִים לִשְׁמוֹ צׇהֳלָה וְרִנָּה לְזֵֽכֶר מַלְכוּתוֹ; קָרָא לַשֶּֽׁמֶשׁ וַיִּזְרַח אוֹר רָאָה וְהִתְקִין צוּרַת הַלְּבָנָה. שֶֽׁבַח נוֹתְנִים לוֹ כׇּל־צְבָא מָרוֹם, תִּפְאֶֽרֶת וּגְדֻלָּה, שְׂרָפִים וְאוֹפַנִּים וְחַיּוֹת ה</text:span><text:span text:style-name="T60">ַקֹּֽדֶשׁ</text:span></text:p>
      <text:p text:style-name="P61"><text:span text:style-name="T62">לָאֵל אֲשֶׁר שָׁבַת מִכׇּל הַמַּעֲשִׂים בַּיּוֹם הַשְּׁבִיעִי; הִתְעַלָּה וְיָשַׁב עַל כִּסֵּא כְבוֹדוֹ; תִּפְאֶֽרֶת עָטָה לְיוֹם הַמְּנוּחָה, עֹֽנֶג קָרָא לְיוֹם הַשַּׁבָּת. זֶה שֶֽׁבַח שֶׁל יוֹם הַשְּׁבִיעִי, שֶׁבּוֹ שָׁבַת אֵל מִכׇּל מְלַאכְתּ</text:span><text:span text:style-name="T63">וֹ. וְיוֹם הַשְּׁבִיעִי מְשַׁבֵּֽחַ וְאוֹמֵר: מִזְמוֹר שִׁיר לְיוֹם הַשַּׁבָּת, טוֹב לְהוֹדוֹת לַיְיָ. לְפִיכָךְ יְפָאֲרוּ וִיבָרְכוּ לָאֵל כׇּל־יְצוּרָיו; שֶֽׁבַח, יְקָר וּגְדֻלָּה יִתְּנוּ לְאֵל מֶֽלֶךְ, יוֹצֵר כֹּל, הַמַּנְחִיל מְנוּחָה לְעַמּוֹ יִשְׂרָ</text:span><text:span text:style-name="T64">אֵל בִּקְדֻשָּׁתוֹ בְּיוֹם שַׁבַּת קֹֽדֶשׁ. שִׁמְךָ יְיָ אֱלֹהֵֽינוּ יִתְקַדַּשׁ, וְזִכְרְךָ מַלְכֵּֽנוּ יִתְפָּאַר, בַּשָּׁמַֽיִם מִמַּֽעַל וְעַל הָאָֽרֶץ מִתָּֽחַת. תִּתְבָּרַךְ, מוֹשִׁיעֵֽנוּ, עַל שֶֽׁבַח מַעֲשֵׂה יָדֶֽיךָ, וְעַל מְאֽוֹרֵי אוֹר שֶׁעָשִֽ</text:span><text:span text:style-name="T65">ׂיתָ; יְפָאֲרֽוּךָ סֶּֽלָה.</text:span></text:p>
      <text:p text:style-name="P66"><text:span text:style-name="T67">תִּתְבָּרַךְ צוּרֵֽנוּ, מַלְכֵּֽנוּ וְגוֹאֲלֵֽנוּ, בּוֹרֵא קְדוֹשִׁים; יִשְׁתַּבַּח שִׁמְךָ לָעַד מַלְכֵּֽנוּ, יוֹצֵר מְשָׁרְתִים, וַאֲשֶׁר מְשָׁרְתָיו כֻּלָּם עוֹמְדִים בְּרוּם עוֹלָם, וּמַשְׁמִיעִים בְּיִרְאָה, יַֽחַד בְּקוֹל,</text:span><text:span text:style-name="T68"><text:s/>דִּבְרֵי אֱלֹהִים חַיִּים וּמֶֽלֶךְ עוֹלָם. כֻּלָם אֲהוּבִים, כֻּלָּם בְּרוּרִים, כֻּלָּם גִּבּוֹרִים, וְכֻלָּם עֹשִׂים בְּאֵימָה וּבְיִרְאָה רְצוֹן קוֹנָם. וְכֻלָּם פּוֹתְחִים אֶת פִּיהֶם בִּקְדֻשָּׁה וּבְטׇהֳרָה, בְּשִׁירָה וּבְזִמְרָה, וּמְבָרְכִים וּמ</text:span><text:span text:style-name="T69">ְשַׁבְּחִים, וּמְפָאֲרִים וּמַעֲרִיצִים, וּמַקְדִּישִׁים וּמַמְלִיכִים</text:span></text:p>
      <text:p text:style-name="P70"><text:span text:style-name="T71">אֶת שֵׁם הָאֵל הַמֶּֽלֶךְ הַגָּדוֹל, הַגִּבּוֹר וְהַנּוֹרָא, קָדוֹשׁ הוּא. וְכֻלָּם מְקַבְּלִים עֲלֵיהֶם עֹל מַלְכוּת שָׁמַֽיִם זֶה מִזֶּה, וְנוֹתְנִים רְשׁוּת זֶה לָזֶה לְהַקְדִּישׁ לְ</text:span><text:span text:style-name="T72">יוֹצְרָם. בְּנַֽחַת רֽוּחַ, בְּשָׂפָה בְרוּרָה וּבִנְעִימָה קְדֹשָׁה, כֻּלָּם כְּאֶחָד עוֹנִים וְאוֹמְרִים בְּיִרְאָה: קָדוֹשׁ, קָדוֹשׁ, קָדוֹשׁ יְיָ צְבָאוֹת; מְלֹא כׇל־הָאָֽרֶץ כְּבוֹדוֹ. וְהָאוֹפַנִּים וְחַיּוֹת הַקֹּֽדֶשׁ, בְּרַֽעַשׁ גָּדוֹל מִתְנַשְּׂ</text:span><text:span text:style-name="T73">אִים לְעֻמַּת שְׂרָפִים. לְעֻמָּתָם מְשַׁבְּחִים וְאוֹמְרִים:בָּרוּךְ כְּבוֹד יְיָ מִמְּקוֹמוֹ.</text:span></text:p>
      <text:p text:style-name="P74"><text:span text:style-name="T75">לָאֵל בָּרוּךְ נְעִימוֹת יִתֵּֽנוּ; לַמֶּֽלֶךְ, אֵל חַי וְקַיָּם, זְמִירוֹת יֹאמֵֽרוּ, וְתִשְׁבָּחוֹת יַשְׁמִֽיעוּ; כִּי הוּא לְבַדּוֹ פּוֹעֵל גְּבוּרוֹת, עֹשֶׂ</text:span><text:span text:style-name="T76">ה חֲדָשׁוֹת, בַּֽעַל מִלְחָמוֹת, זוֹרֵֽעַ צְדָקוֹת, מַצְמִֽיחַ יְשׁוּעוֹת, בּוֹרֵא רְפוּאוֹת, נוֹרָא תְהִלּוֹת, אֲדוֹן הַנִּפְלָאוֹת, הַמְחַדֵּשׁ בְּטוּבוֹ בְּכׇל יוֹם תָּמִיד מַעֲשֵׂה בְרֵאשִׁית, כָּאָמוּר: לְעֹשֵׂה אוֹרִים גְּדֹלִים, כִּי לְעוֹלָם חַסְדּ</text:span><text:span text:style-name="T77">וֹ. אוֹר חָדָשׁ עַל צִיּוֹן תָּאִיר, וְנִזְכֶּה כֻלָּֽנוּ מְהֵרָה לְאוֹרוֹ. בָּרוּךְ אַתָּה, יְיָ, יוֹצֵר הַמְּאוֹרוֹת.</text:span></text:p>
      <text:p text:style-name="P78"><text:span text:style-name="T79">אַהֲבָה רַבָּה אֲהַבְתָּֽנוּ, יְיָ אֱלֹהֵֽינוּ; חֶמְלָה גְדוֹלָה וִיתֵרָה חָמַֽלְתָּ עָלֵֽינוּ. אָבִֽינוּ מַלְכֵּֽנוּ, בַּעֲבוּר אֲבוֹתֵ</text:span><text:span text:style-name="T80">ֽינוּ שֶׁבָּטְחוּ בְךָ, וַתְּלַמְּדֵם חֻקֵּי חַיִּים, כֵּן תְּחׇנֵּֽנוּ וּתְלַמְּדֵֽנוּ. אָבִֽינוּ הָאָב הָרַחֲמָן, הַמְרַחֵם, רַחֵם עָלֵֽינוּ וְתֵן בְּלִבֵּֽנוּ לְהָבִין וּלְהַשְׂכִּיל, לִשְׁמֹֽעַ לִלְמֹד וּלְלַמֵּד, לִשְׁמֹר וְלַעֲשׂוֹת וּלְקַיֵּם אֶת כׇ</text:span><text:span text:style-name="T81">ּל־דִּבְרֵי תַלְמוּד תּוֹרָתֶֽךָ, בְּאַהֲבָה. וְהָאֵר עֵינֵֽינוּ בְּתוֹרָתֶֽךָ, וְדַבֵּק לִבֵּֽנוּ בְּמִצְוֺתֶֽיךָ, וְיַחֵד לְבָבֵֽנוּ לְאַהֲבָה וּלְיִרְאָה אֶת שְׁמֶֽךָ, וְלֹא נֵבוֹשׁ לְעוֹלָם וָעֶד. כִּי בְשֵׁם קׇדְשְׁךָ הַגָּדוֹל וְהַנּוֹרָא בָּטָֽחְנוּ</text:span><text:span text:style-name="T82">, נָגִֽילָה וְנִשְׂמְחָה בִּישׁוּעָתֶֽךָ. <text:s/>וַהֲבִיאֵֽנוּ לְשָׁלוֹם מֵאַרְבַּע כַּנְפוֹת הָאָֽרֶץ, וְתוֹלִיכֵֽנוּ קוֹמְמִיּוּת לְאַרְצֵֽנוּ. כִּי אֵל פּוֹעֵל יְשׁוּעוֹת אָֽתָּה, וּבָֽנוּ בָחַֽרְתָּ מִכׇּל עַם וְלָשׁוֹן, וְקֵרַבְתָּֽנוּ לְשִׁמְךָ הַגָּדוֹל ס</text:span><text:span text:style-name="T83">ֶֽלָה בֶּאֱמֶת, לְהוֹדוֹת לְךָ וּלְיַחֶדְךָ בְּאַהֲבָה. בָּרוּךְ אַתָּה, יְיָ, הַבּוֹחֵר בְּעַמּוֹ יִשְׂרָאֵל בְּאַהֲבָה.</text:span></text:p>
      <text:p text:style-name="P84"><text:span text:style-name="T85">שְׁמַע יִשְׂרָאֵל, יְיָ אֱלֹהֵינוּ, יְיָ אֶחָד. בָּרוּךְ שֵׁם כְּבוֹד מַלְכוּתוֹ לְעוֹלָם וָעֶד.</text:span></text:p>
      <text:p text:style-name="P86"><text:span text:style-name="T87">וְאָהַבְתָּ אֵת יְיָ אֱלֹהֶֽיךָ בְּכׇ</text:span><text:span text:style-name="T88">ל לְבָבְךָ וּבְכׇל נַפְשְׁךָ וּבְכׇל מְאֹדֶֽךָ. וְהָיוּ הַדְּבָרִים הָאֵֽלֶּה, אֲשֶׁר אָנֹכִי מְצַוְּךָ הַיּוֹם, עַל לְבָבֶֽךָ. וְשִׁנַּנְתָּם לְבָנֶֽיךָ וְדִבַּרְתָּ בָּם, בְּשִׁבְתְּךָ בְּבֵיתֶֽךָ, וּבְלֶכְתְּךָ בַדֶּֽרֶךְ, וּבְשׇׁכְבְּךָ וּבְקוּמֶֽךָ. ו</text:span><text:span text:style-name="T89">ּקְשַׁרְתָּם לְאוֹת עַל יָדֶֽךָ, וְהָיוּ לְטֹטָפֹת בֵּין עֵינֶֽיךָ. וּכְתַבְתָּם עַל מְזֻזוֹת בֵּיתֶֽךָ וּבִשְׁעָרֶֽיךָ.</text:span></text:p>
      <text:p text:style-name="P90"><text:span text:style-name="T91">וְהָיָה אִם שָׁמֹֽעַ תִּשְׁמְעוּ אֶל מִצְוֺתַי, אֲשֶׁר אָנֹכִי מְצַוֶּה אֶתְכֶם הַיּוֹם, לְאַהֲבָה אֶת יְיָ אֱלֹהֵיכֶם וּלְעׇבְדוֹ בְּכ</text:span><text:span text:style-name="T92">ׇל לְבַבְכֶם וּבְכׇל נַפְשְׁכֶם. וְנָתַתִּי מְטַר אַרְצְכֶם בְּעִתּוֹ, יוֹרֶה וּמַלְקוֹשׁ; וְאָסַפְתָּ דְגָנֶֽךָ, וְתִירֹשְׁךָ וְיִצְהָרֶֽךָ. וְנָתַתִּי עֵֽשֶׂב בְּשָׂדְךָ לִבְהֶמְתֶּֽךָ; וְאָכַלְתָּ וְשָׂבָֽעְתָּ. הִשָּֽמְרוּ לָכֶם פֶּן יִפְתֶּה לְבַבְכֶם</text:span><text:span text:style-name="T93">, וְסַרְתֶּם וַעֲבַדְתֶּם אֱלֹהִים אֲחֵרִים, וְהִשְׁתַּחֲוִיתֶם לָהֶם. וְחָרָה אַף יְיָ בָּכֶם, וְעָצַר אֶת הַשָּׁמַֽיִם וְלֹא יִהְיֶה מָטָר, וְהָאֲדָמָה לֹא תִתֵּן אֶת יְבוּלָהּ; וַאֲבַדְתֶּם מְהֵרָה מֵעַל הָאָֽרֶץ הַטֹּבָה אֲשֶׁר יְיָ נֹתֵן לָכֶם. וְשַׂמ</text:span><text:span text:style-name="T94">ְתֶּם אֶת דְּבָרַי אֵֽלֶּה עַל לְבַבְכֶם וְעַל נַפְשְׁכֶם; וּקְשַׁרְתֶּם אֹתָם לְאוֹת עַל יֶדְכֶם, וְהָיוּ לְטוֹטָפֹת בֵּין עֵינֵיכֶם. וְלִמַּדְתֶּם אֹתָם אֶת בְּנֵיכֶם לְדַבֵּר בָּם, בְּשִׁבְתְּךָ בְּבֵיתֶֽךָ, וּבְלֶכְתְּךָ בַדֶּֽרֶךְ, וּבְשׇׁכְבְּךָ וּבְ</text:span><text:span text:style-name="T95">קוּמֶֽךָ. וּכְתַבְתָּם עַל מְזוּזוֹת בֵּיתֶֽךָ וּבִשְׁעָרֶֽיךָ. לְמַֽעַן יִרְבּוּ יְמֵיכֶם וִימֵי בְנֵיכֶם, עַל הָאֲדָמָה אֲשֶׁר נִשְׁבַּע יְיָ לַאֲבֹתֵיכֶם לָתֵת לָהֶם, כִּימֵי הַשָּׁמַֽיִם עַל הָאָֽרֶץ.</text:span></text:p>
      <text:soft-page-break/>
      <text:p text:style-name="P96"><text:span text:style-name="T97">וַיֹּֽאמֶר יְיָ אֶל מֹשֶׁה לֵּאמֹר: דַּבֵּר אֶל בְּ</text:span><text:span text:style-name="T98">נֵי יִשְׂרָאֵל וְאָמַרְתָּ אֲלֵהֶם, וְעָשׂוּ לָהֶם צִיצִת עַל כַּנְפֵי בִגְדֵיהֶם לְדֹרֹתָם; וְנָתְנוּ עַל צִיצִת הַכָּנָף פְּתִיל תְּכֵֽלֶת. וְהָיָה לָכֶם לְצִיצִת, וּרְאִיתֶם אֹתוֹ, וּזְכַרְתֶּם אֶת כׇּל־מִצְוֺת יְיָ, וַעֲשִׂיתֶם אֹתָם; וְלֹא תָתֽוּרוּ א</text:span><text:span text:style-name="T99">ַחֲרֵי לְבַבְכֶם וְאַחֲרֵי עֵינֵיכֶם, אֲשֶׁר אַתֶּם זֹנִים אַחֲרֵיהֶם. לְמַֽעַן תִּזְכְּרוּ וַעֲשִׂיתֶם אֶת כׇּל־מִצְוֺתָי; וִהְיִיתֶם קְדֹשִׁים לֵאלֹהֵיכֶם. אֲנִי יְיָ אֱלֹהֵיכֶם, אֲשֶׁר הוֹצֵֽאתִי אֶתְכֶם מֵאֶֽרֶץ מִצְרַֽיִם לִהְיוֹת לָכֶם לֵאלֹהִים; אֲנ</text:span><text:span text:style-name="T100">ִי <text:s/>יְיָ אֱלֹהֵיכֶם</text:span></text:p>
      <text:p text:style-name="P101"><text:span text:style-name="T102"><text:s/>אֱמֶת וְיַצִּיב, וְנָכוֹן וְקַיָּם, וְיָשָׁר וְנֶאֱמָן, וְאָהוּב וְחָבִיב, וְנֶחְמָד וְנָעִים, וְנוֹרָא וְאַדִּיר, וּמְתֻקָּן וּמְקֻבָּל, וְטוֹב וְיָפֶה הַדָּבָר הַזֶּה עָלֵֽינוּ לְעוֹלָם וָעֶד. אֱמֶת, אֱלֹהֵי עוֹלָם מַלְכֵּֽנוּ, צוּר<text:s/></text:span><text:span text:style-name="T103">יַעֲקֹב מָגֵן יִשְׁעֵֽנוּ. לְדֹר וָדֹר הוּא קַיָּם, וּשְׁמוֹ קַיָּם, וְכִסְאוֹ נָכוֹן, וּמַלְכוּתוֹ וֶאֱמוּנָתוֹ לָעַד קַיָּֽמֶת. וּדְבָרָיו חָיִים וְקַיָּמִים, נֶאֱמָנִים וְנֶחֱמָדִים, לָעַד וּלְעוֹלְמֵי עוֹלָמִים, עַל אֲבוֹתֵֽינוּ וְעָלֵֽינוּ, עַל בָּנֵֽ</text:span><text:span text:style-name="T104">ינוּ וְעַל דּוֹרוֹתֵֽינוּ, וְעַל כָּל־דּוֹרוֹת זֶֽרַע יִשְׂרָאֵל עֲבָדֶֽיךָ. עַל הָרִאשׁוֹנִים וְעַל הָאַחֲרוֹנִים דָּבָר טוֹב וְקַיָּם לְעוֹלָם וָעֶד, אֱמֶת וֶאֱמוּנָה, חֹק וְלֹא יַעֲבֹר. אֱמֶת, שָׁאַתָּה הוּא יְיָ אֱלֹהֵֽינוּ וֵאלֹהֵי אֲבוֹתֵֽינוּ, מַלְכ</text:span><text:span text:style-name="T105">ֵּֽנוּ מֶֽלֶךְ אֲבוֹתֵֽינוּ, גֹּאֲלֵֽנוּ גֹּאֵל אֲבוֹתֵֽינוּ, יוֹצְרֵֽנוּ צוּר יְשׁוּעָתֵֽנוּ, פּוֹדֵֽנוּ וּמַצִּילֵֽנוּ; מֵעוֹלָם שְׁמֶֽךָ, אֵין אֱלֹהִים זוּלָתֶֽךָ.</text:span></text:p>
      <text:p text:style-name="P106"><text:span text:style-name="T107">עֶזְרַת אֲבוֹתֵֽינוּ אַתָּה הוּא מֵעוֹלָם, מָגֵן וּמוֹשִֽׁיעַ לִבְנֵיהֶם אַחֲרֵיהֶם בְּכָ</text:span><text:span text:style-name="T108">ל דּוֹר וָדוֹר. בְּרוּם עוֹלָם מוֹשָׁבֶֽךָ, וּמִשְׁפָּטֶֽיךָ וְצִדְקָתְךָ עַד אַפְסֵי אָֽרֶץ. אַשְׁרֵי אִישׁ שֶׁיִּשְׁמַע לְמִצְוֺתֶֽיךָ, וְתוֹרָתְךָ וּדְבָרְךָ יָשִׂים עַל לִבּוֹ. אֱמֶת, אַתָּה הוּא אָדוֹן לְעַמֶּֽךָ, וּמֶֽלֶךְ גִּבּוֹר לָרִיב רִיבָם. אֱמ</text:span><text:span text:style-name="T109">ֶת, אַתָּה הוּא רִאשׁוֹן וְאַתָּה הוּא אַחֲרוֹן, וּמִבַּלְעָדֶֽיךָ אֵין לָֽנוּ מֶֽלֶךְ גּוֹאֵל וּמוֹשִֽׁיעַ. מִמִּצְרַֽיִם גְּאַלְתָּֽנוּ, יְיָ אֱלֹהֵֽינוּ, וּמִבֵּית עֲבָדִים פְּדִיתָֽנוּ. כָּל־בְּכוֹרֵיהֶם הָרָֽגְתָּ, וּבְכוֹרְךָ גָּאָֽלְתָּ, וְיַם סוּף<text:s/></text:span><text:span text:style-name="T110">בָּקַֽעְתָּ, וְזֵדִים טִבַּֽעְתָּ, וִידִידִים הֶעֱבַֽרְתָּ; וַיְכַסּוּ מַֽיִם צָרֵיהֶם, אֶחָד מֵהֶם לֹא נוֹתָר. עַל זֹאת שִׁבְּחוּ אֲהוּבִים וְרוֹמְמוּ אֵל, וְנָתְנוּ יְדִידִים זְמִירוֹת, שִׁירוֹת וְתִשְׁבָּחוֹת, בְּרָכוֹת וְהוֹדָאוֹת לַמֶּֽלֶךְ, אֵל חַי ו</text:span><text:span text:style-name="T111">ְקַיָּם. רָם וְנִשָּׂא, גָּדוֹל וְנוֹרָא, מַשְׁפִּיל גֵּאִים וּמַגְבִּֽיהַּ שְׁפָלִים, מוֹצִיא אֲסִירִים וּפוֹדֶה עֲנָוִים, וְעוֹזֵר דַּלִּים, וְעוֹנֶה לְעַמּוֹ יִשְׂרָאֵל בְּעֵת שַׁוְּעָם אֵלָיו. תְּהִלּוֹת לְאֵל עֶלְיוֹן, בָּרוּךְ הוּא וּמְבֹרָךְ. משֶׁה<text:s/></text:span><text:span text:style-name="T112">וּבְנֵי יִשְׂרָאֵל לְךָ עָנוּ שִׁירָה בְּשִׂמְחָה רַבָּה, וְאָמְרוּ כֻלָּם:</text:span></text:p>
      <text:p text:style-name="P113"><text:span text:style-name="T114">מִי כָמֹֽכָה בָּאֵלִם, יְיָ; מִי כָּמֹֽכָה נֶאְדָּר בַּקֹּֽדֶשׁ, נוֹרָא תְהִלֹּת, עֹֽשֵׂה פֶֽלֶא. שִׁירָה חֲדָשָׁה שִׁבְּחוּ גְאוּלִים לְשִׁמְךָ עַל שְׂפַת הַיָּם; יַֽחַד כֻּלָּם ה</text:span><text:span text:style-name="T115">וֹדוּ וְהִמְלִֽיכוּ וְאָמְרוּ: יְיָ יִמְלֹךְ לְעוֹלָם וָעֶד. צוּר יִשְׂרָאֵל, קֽוּמָה בְּעֶזְרַת יִשְׂרָאֵל, וּפְדֵה כִנְאֻמֶֽךָ יְהוּדָה וְיִשְׂרָאֵל. גֹּאֲלֵֽנוּ יְיָ צְבָאוֹת שְׁמוֹ, קְדוֹשׁ יִשְׂרָאֵל. בָּרוּךְ אַתָּה, יְיָ, גָּאַל יִשְׂרָאֵל.</text:span></text:p>
      <text:p text:style-name="P116"><text:span text:style-name="T117">אֲדֹנָי,</text:span><text:span text:style-name="T118"><text:s/>שְׂפָתַי תִּפְתָּח, וּפִי יַגִּיד תְּהִלָּתֶֽךָ.</text:span></text:p>
      <text:p text:style-name="P119"><text:span text:style-name="T120">בָּרוּךְ אַתָּה, יְיָ אֱלֹהֵֽינוּ וֵאלֹהֵי אֲבוֹתֵֽינוּ, אֱלֹהֵי אַבְרָהָם, אֱלֹהֵי יִצְחָק, וֵאלֹהֵי יַעֲקֹב, הָאֵל הַגָּדוֹל הַגִּבּוֹר וְהַנּוֹרָא, אֵל עֶלְיוֹן, גּוֹמֵל חֲסָדִים טוֹבִים, וְקוֹנֵה<text:s/></text:span><text:span text:style-name="T121">הַכֹּל, וְזוֹכֵר חַסְדֵי אָבוֹת, וּמֵבִיא גוֹאֵל לִבְנֵי בְנֵיהֶם לְמַֽעַן שְׁמוֹ בְּאַהֲבָה. מֶֽלֶךְ עוֹזֵר וּמוֹשִֽׁיעַ וּמָגֵן. בָּרוּךְ אַתָּה, יְיָ, מָגֵן אַבְרָהָם.</text:span></text:p>
      <text:p text:style-name="P122"><text:span text:style-name="T123">אַתָּה גִבּוֹר לְעוֹלָם, אֲדֹנָי; מְחַיֵּה מֵתִים אַתָּה, רַב לְהוֹשִֽׁיעַ. מַשִּׁיב<text:s/></text:span><text:span text:style-name="T124">הָרֽוּחַ וּמוֹרִיד הַגֶּֽשֶׁם, מְכַלְכֵּל חַיִּים בְּחֶֽסֶד, מְחַיֵּה מֵתִים בְּרַחֲמִים רַבִּים, סוֹמֵךְ נוֹפְלִים, וְרוֹפֵא חוֹלִים, וּמַתִּיר אֲסוּרִים, וּמְקַיֵּם אֱמוּנָתוֹ לִישֵׁנֵי עָפָר. מִי כָמֽוֹךָ, בַּֽעַל גְּבוּרוֹת, וּמִי דּֽוֹמֶה לָּךְ, מֶֽלֶ</text:span><text:span text:style-name="T125">ךְ מֵמִית וּמְחַיֶּה וּמַצְמִֽיחַ יְשׁוּעָה. וְנֶאֱמָן אַתָּה לְהַחֲיוֹת מֵתִים. בָּרוּךְ אַתָּה, יְיָ, מְחַיֵּה הַמֵּתִים.</text:span></text:p>
      <text:p text:style-name="P126">In the private Amidah, skip to “atah kadosh” (shacharit) or “tikanta Shabbat” (Musaf)</text:p>
      <text:p text:style-name="P127"><text:span text:style-name="T128">נְקַדֵּשׁ אֶת שִׁמְךָ בָּעוֹלָם, כְּשֵׁם שֶׁמַ</text:span><text:span text:style-name="T129">ּקְדִּישִׁים אוֹתוֹ בִּשְׁמֵי מָרוֹם, כַּכָּתוּב עַל יַד נְבִיאֶֽךָ: וְקָרָא זֶה אֶל זֶה וְאָמַר: קָדוֹשׁ, קָדוֹשׁ, קָדוֹשׁ יְיָ צְבָאוֹת; מְלֹא כׇל־הָאָֽרֶץ כְּבוֹדוֹ.</text:span></text:p>
      <text:p text:style-name="P130"><text:span text:style-name="T131">אָז בְּקוֹל רַֽעַשׁ גָּדוֹל, אַדִּיר וְחָזָק, מַשְׁמִיעִים קוֹל, מִתְנַשְּׂאִים לְעֻמַּ</text:span><text:span text:style-name="T132">ת שְׂרָפִים; לְעֻמָּתָם בָּרוּךְ יֹאמֵֽרוּ</text:span><text:span text:style-name="T133">–</text:span><text:span text:style-name="T134"><text:s/></text:span><text:span text:style-name="T135">בָּרוּךְ</text:span><text:span text:style-name="T136"><text:s/></text:span><text:span text:style-name="T137">כְּבוֹד</text:span><text:span text:style-name="T138"><text:s/></text:span><text:span text:style-name="T139">יְיָ</text:span><text:span text:style-name="T140"><text:s/></text:span><text:span text:style-name="T141">מִמְּקוֹמוֹ</text:span><text:span text:style-name="T142">.</text:span></text:p>
      <text:p text:style-name="P143"><text:span text:style-name="T144">מִמְּקוֹמְךָ מַלְכֵּֽנוּ תוֹפִֽיעַ וְתִמְלֹךְ עָלֵֽינוּ, כִּי מְחַכִּים אֲנַֽחְנוּ לָךְ. מָתַי תִּמְלֹךְ בְּצִיּוֹן, בְּקָרוֹב בְּיָמֵֽינוּ לְעוֹלָם וָעֶד תִּשְׁכּוֹן. תִּתְגַּד</text:span><text:span text:style-name="T145">ַּל וְתִתְקַדַּשׁ בְּתוֹךְ יְרוּשָׁלַֽיִם עִירְךָ לְדוֹר וָדוֹר וּלְנֵֽצַח נְצָחִים. וְעֵינֵֽינוּ תִרְאֶֽינָה מַלְכוּתֶֽךָ, כַּדָּבָר הָאָמוּר בְּשִׁירֵי עֻזֶּֽךָ עַל יְדֵי דָוִד מְשִֽׁיחַ צִדְקֶֽךָ: יִמְלֹךְ יְיָ לְעוֹלָם, אֱלֹהַֽיִךְ צִיּוֹן לְדֹר וָדֹר;</text:span><text:span text:style-name="T146"><text:s/>הַלְלוּ־יָהּ.</text:span></text:p>
      <text:p text:style-name="P147"><text:span text:style-name="T148">לְדוֹר וָדוֹר נָגִיד גׇּדְלֶֽךָ, וּלְנֵֽצַח נְצָחִים קְדֻשָּׁתְךָ נַקְדִּישׁ, וְשִׁבְחֲךָ אֱלֹהֵֽינוּ מִפִּֽינוּ לֹא יָמוּשׁ לְעוֹלָם וָעֶד, כִּי אֵל מֶֽלֶךְ גָּדוֹל וְקָדוֹשׁ אָֽתָּה. בָּרוּךְ אַתָּה, יְיָ, הָאֵל הַקָּדוֹשׁ.</text:span></text:p>
      <text:p text:style-name="P149"><text:span text:style-name="T150">אַתָּה קָדוֹשׁ<text:s/></text:span><text:span text:style-name="T151">וְשִׁמְךָ קָדוֹשׁ, וּקְדוֹשִׁים בְּכׇל יוֹם יְהַלְלֽוּךָ סֶּֽלָה. בָּרוּךְ אַתָּה, יְיָ, הָאֵל הַקָּדוֹשׁ.</text:span></text:p>
      <text:p text:style-name="P152"><text:span text:style-name="T153">יִשְׂמַח משֶׁה בְּמַתְּנַת חֶלְקוֹ, כִּי עֶֽבֶד נֶאֱמָן קָרָֽאתָ לּוֹ; כְּלִיל תִּפְאֶֽרֶת בְּרֹאשׁוֹ נָתַֽתָּ, בְּעׇמְדוֹ לְפָנֶֽיךָ עַל הַר סִינָי.</text:span><text:span text:style-name="T154"><text:s/>וּשְׁנֵי לוּחוֹת אֲבָנִים הוֹרִיד בְּיָדוֹ, וְכָתוּב בָּהֶם שְׁמִירַת שַׁבָּת, וְכֵן כָּתוּב בְּתוֹרָתֶֽךָ: וְשָׁמְרוּ בְנֵי יִשְׂרָאֵל אֶת הַשַּׁבָּת, לַעֲשׂוֹת אֶת הַשַּׁבָּת לְדֹרֹתָם בְּרִית עוֹלָם׃ בֵּינִי וּבֵין בְּנֵי יִשְׂרָאֵל אוֹת הִוא לְעֹלָם,<text:s/></text:span><text:span text:style-name="T155">כִּי שֵֽׁשֶׁת יָמִים עָשָׂה יְיָ אֶת הַשָּׁמַֽיִם וְאֶת הָאָֽרֶץ, וּבַיּוֹם הַשְּׁבִיעִי שָׁבַת וַיִּנָּפַשׁ.</text:span></text:p>
      <text:p text:style-name="P156"><text:span text:style-name="T157">וְלֹא נְתַתּוֹ, יְיָ אֱלֹהֵֽינוּ, לְגוֹיֵי הָאֲרָצוֹת; וְלֹא הִנְחַלְתּוֹ, מַלְכֵּֽנוּ, לְעוֹבְדֵי פְסִילִים; וְגַם בִּמְנוּחָתוֹ לֹא יִשְׁכְּנוּ<text:s/></text:span><text:span text:style-name="T158">עֲרֵלִים; כִּי לְיִשְׂרָאֵל עַמְּךָ נְתַתּוֹ בְּאַהֲבָה, לְזֶֽרַע יַעֲקֹב אֲשֶׁר בָּם בָּחָֽרְתָּ. עַם מְקַדְּשֵׁי שְׁבִיעִי, כֻּלָּם יִשְׂבְּעוּ וְיִתְעַנְּגוּ מִטּוּבֶֽךָ, וְהַשְּׁבִיעִי רָצִֽיתָ בּוֹ וְקִדַּשְׁתּוֹ, חֶמְדַּת יָמִים אוֹתוֹ קָרָֽאתָ, זֵֽכ</text:span><text:span text:style-name="T159">ֶר לְמַעֲשֵׂה בְרֵאשִׁית.</text:span></text:p>
      <text:p text:style-name="P160"><text:span text:style-name="T161">אֱלֹהֵֽינוּ וֵאלֹהֵי אֲבוֹתֵֽינוּ, רְצֵה בִמְנוּחָתֵֽנוּ. קַדְּשֵֽׁנוּ בְּמִצְוֺתֶֽיךָ, וְתֵן חֶלְקֵֽנוּ בְּתוֹרָתֶֽךָ; שַׂבְּעֵֽנוּ מִטּוּבֶֽךָ, וְשַׂמְּחֵֽנוּ בִּישׁוּעָתֶֽךָ; וְטַהֵר לִבֵּֽנוּ לְעׇבְדְּךָ בֶּאֱמֶת; וְהַנְחִילֵֽ</text:span><text:span text:style-name="T162">נוּ, יְיָ אֱלֹהֵֽינוּ, בְּאַהֲבָה וּבְרָצוֹן שַׁבַּת קׇדְשֶֽׁךָ, וְיָנֽוּחוּ בָהּ יִשְׂרָאֵל מְקַדְּשֵׁי שְׁמֶֽךָ. בָּרוּךְ אַתָּה, יְיָ, מְקַדֵּשׁ הַשַּׁבָּת.</text:span></text:p>
      <text:p text:style-name="P163"><text:span text:style-name="T164">רְצֵה, יְיָ אֱלֹהֵֽינוּ, בְּעַמְּךָ יִשְׂרָאֵל וּבִתְפִלָּתָם; וְהָשֵׁב אֶת הָעֲבוֹדָה לִדְבִיר<text:s/></text:span><text:span text:style-name="T165">בֵּיתֶֽךָ, וְאִשֵּׁי יִשְׂרָאֵל וּתְפִלָּתָם בְּאַהֲבָה תְקַבֵּל בְּרָצוֹן, וּתְהִי לְרָצוֹן תָּמִיד עֲבוֹדַת יִשְׂרָאֵל עַמֶּֽךָ. וְתֶחֱזֶֽינָה עֵינֵֽינוּ בְּשׁוּבְךָ לְצִיּוֹן בְּרַחֲמִים. בָּרוּךְ אַתָּה, יְיָ, הַמַּחֲזִיר שְׁכִינָתוֹ לְצִיּוֹן.</text:span></text:p>
      <text:p text:style-name="P166"><text:span text:style-name="T167">מוֹדִים</text:span><text:span text:style-name="T168"><text:s/>אֲנַֽחְנוּ לָךְ, שָׁאַתָּה הוּא יְיָ אֱלֹהֵֽינוּ וֵאלֹהֵי אֲבוֹתֵֽינוּ לְעוֹלָם וָעֶד. צוּר חַיֵּֽינוּ, מָגֵן יִשְׁעֵֽנוּ אַתָּה הוּא. לְדוֹר וָדוֹר נוֹדֶה לְךָ, וּנְסַפֵּר תְּהִלָּתֶֽךָ, עַל חַיֵּֽינוּ הַמְּסוּרִים בְּיָדֶֽךָ, וְעַל נִשְׁמוֹתֵֽינוּ הַפְּ</text:span><text:span text:style-name="T169">קוּדוֹת לָךְ, וְעַל נִסֶּֽיךָ שֶׁבְּכׇל יוֹם עִמָּֽנוּ, וְעַל נִפְלְאוֹתֶֽיךָ וְטוֹבוֹתֶֽיךָ שֶׁבְּכׇל עֵת, עֶֽרֶב וָבֹֽקֶר וְצׇהֳרָֽיִם. הַטּוֹב כִּי לֹא כָלוּ רַחֲמֶֽיךָ, וְהַמְרַחֵם כִּי לֹא תַֽמּוּ חֲסָדֶֽיךָ, כִּי מֵעוֹלָם קִוִּֽינוּ לָךְ.</text:span></text:p>
      <text:p text:style-name="P170">During the<text:s/>repetition of the Amidah, the congregation recites during “Modim”:</text:p>
      <text:p text:style-name="P171"><text:span text:style-name="T172">(מוֹדִים אֲנַֽחְנוּ לָךְ, שָׁאַתָּה הוּא יְיָ אֱלֹהֵֽינוּ וֵאלֹהֵי אֲבוֹתֵֽינוּ. אֱלֹהֵי כׇל־בָּשָׂר, יוֹצְרֵֽנוּ, יוֹצֵר בְּרֵאשִׁית, בְּרָכוֹת וְהוֹדָאוֹת לְשִׁמְךָ הַגָּדוֹל וְהַקָּדוֹשׁ</text:span><text:span text:style-name="T173"><text:s/>עַל שֶׁהֶחֱיִיתָֽנוּ וְקִיַּמְתָּֽנוּ. כֵּן תְּחַיֵּֽנוּ וּתְקַיְּמֵֽנוּ,וְתֶאֱסוֹף גָּלֻיּוֹתֵֽינוּ לְחַצְרוֹת קׇדְשֶֽׁךָ לִשְׁמֹר חֻקֶּֽיךָ</text:span><text:span text:style-name="T174"><text:s/>וְלַעֲשׂוֹת רְצוֹנֶֽךָ, וּלְע</text:span><text:span text:style-name="T175">ׇ</text:span><text:span text:style-name="T176">בְדְּךָ בְּלֵבָב שָׁלֵם, עַל שֶׁאֲנַֽחְנוּ מוֹדִים לָךְ. בָּרוּךְ אֵל הַהוֹדָאוֹת.</text:span><text:span text:style-name="T177">)</text:span></text:p>
      <text:p text:style-name="P178"><text:span text:style-name="T179">וְעַל כֻּלָּם יִתְבָּרַךְ וְיִתְרוֹמַם שִׁמְךָ, מַלְכֵּֽנוּ, תָּמִיד לְעוֹלָם וָעֶד. וְכׇל־הַחַיִּים יוֹדֽוּךָ סֶּֽלָה, וִיהַלְלוּ אֶת שִׁמְךָ בֶּאֱמֶת, הָאֵל, יְשׁוּעָתֵֽנוּ וְעֶזְרָתֵֽנוּ סֶֽלָה. בָּרוּךְ אַתָּה, יְיָ, הַטּוֹב שִׁמְךָ, וּלְךָ נָאֶה לְה</text:span><text:span text:style-name="T180">וֹדוֹת.</text:span></text:p>
      <text:p text:style-name="P181"><text:span text:style-name="T182">שִׂים שָׁלוֹם, טוֹבָה וּבְרָכָה, חַיִים חֵן וָחֶֽסֶד וְרַחֲמִים, עָלֵֽינוּ וְעַל כׇּל־יִשְׂרָאֵל עַמֶּֽךָ. בָּרְכֵֽנוּ אָבִֽינוּ, כֻּלָּֽנוּ כְּאֶחָד, בְּאוֹר פָּנֶֽיךָ; כִּי בְאוֹר פָּנֶֽיךָ נָתַֽתָּ לָּֽנוּ, יְיָ אֱלֹהֵֽינוּ, תּוֹרַת חַיִּים וְאַ</text:span><text:span text:style-name="T183">הֲבַת חֶֽסֶד, וּצְדָקָה וּבְרָכָה וְרַחֲמִים, וְחַיִּים וְשָׁלוֹם. וְטוֹב בְּעֵינֶֽיךָ לְבָרֵךְ אֶת עַמְּךָ יִשְׂרָאֵל, בְּכׇל עֵת וּבְכׇל שָׁעָה בִּשְׁלוֹמֶֽךָ. בָּרוּךְ אַתָּה, יְיָ, הַמְבָרֵךְ אֶת עַמּוֹ יִשְׂרָאֵל בַּשָּׁלוֹם.</text:span></text:p>
      <text:p text:style-name="P184"><text:span text:style-name="T185">אֱלֹהַי, נְצוֹר לְשׁוֹנִי</text:span><text:span text:style-name="T186"><text:s/>מֵרָע, וּשְׂפָתַי מִדַּבֵּר מִרְמָה, וְלִמְקַלְלַי נַפְשִׁי תִדּוֹם, וְנַפְשִׁי כֶּעָפָר לַכֹּל תִּהְיֶה. פְּתַח לִבִּי בְּתוֹרָתֶֽךָ, וּבְמִצְוֺתֶֽיךָ תִּרְדּוֹף נַפְשִׁי; וְכֹל הַחוֹשְׁבִים עָלַי רָעָה, מְהֵרָה הָפֵר עֲצָתָם וְקַלְקֵל מַחֲשַׁבְתָּם. עֲש</text:span><text:span text:style-name="T187">ֵׂה לְמַֽעַן שְׁמֶֽךָ, עֲשֵׂה לְמַֽעַן יְמִינֶֽךָ, עֲשֵׂה לְמַֽעַן קְדֻשָּׁתֶֽךָ, עֲשֵׂה לְמַֽעַן תּוֹרָתֶֽךָ. לְמַֽעַן יֵחָלְצוּן יְדִידֶֽיךָ, הוֹשִֽׁיעָה יְמִינְךָ וַעֲנֵֽנִי. יִהְיוּ לְרָצוֹן אִמְרֵי פִי וְהֶגְיוֹן לִבִּי לְפָנֶֽיךָ, יְיָ, צוּרִי וְגֹאֲ</text:span><text:span text:style-name="T188">לִי. עֹשֶׂה שָׁלוֹם בִּמְרוֹמָיו, הוּא יַעֲשֶׂה שָׁלוֹם עָלֵֽינוּ וְעַל כׇּל־יִשְׂרָאֵל, וְאִמְרוּ אָמֵן. יְהִי רָצוֹן מִלְּפָנֶֽיךָ, יְיָ אֱלֹהֵֽינוּ וֵאלֹהֵי אֲבוֹתֵֽינוּ, שֶׁיִּבָּנֶה בֵּית הַמִּקְדָּשׁ בִּמְהֵרָה בְיָמֵֽינוּ, וְתֵן חֶלְקֵֽנוּ בְּתוֹרָת</text:span><text:span text:style-name="T189">ֶֽךָ. וְשָׁם נַעֲבׇדְךָ בְּיִרְאָה, כִּימֵי עוֹלָם וּכְשָׁנִים קַדְמוֹנִיּוֹת. וְעָרְבָה<text:s/></text:span><text:soft-page-break/><text:span text:style-name="T190">לַייָ מִנְחַת יְהוּדָה וִירוּשָׁלָֽיִם, כִּימֵי עוֹלָם וּכְשָׁנִים קַדְמוֹנִיּוֹת.</text:span><text:span text:style-name="T191"><text:s/></text:span><text:span text:style-name="T192">The shatz says kaddish shalem. <text:s/>After Musaf skip down to with Ein Keloheinu.</text:span></text:p>
      <text:p text:style-name="P193"><text:span text:style-name="T194">הַיּוֹם יוֹם שַׁבַּת קֹֽדֶשׁ, שֶׁבּוֹ הָיוּ הַלְוִיִּם אוֹמְרִים בְּבֵית הַמִּקְדָּש</text:span><text:span text:style-name="T195">ׁ: מִזְמוֹר שִׁיר לְיוֹם הַשַּׁבָּת. טוֹב לְהֹדוֹת לַייָ, וּלְזַמֵּר לְשִׁמְךָ עֶלְיוֹן. לְהַגִּיד בַּבֹּֽקֶר חַסְדֶּֽךָ, וֶאֱמוּנָתְךָ בַּלֵּילוֹת. עֲלֵי עָשׂוֹר וַעֲלֵי נָֽבֶל, עֲלֵי הִגָּיוֹן בְּכִנּוֹר. כִּי שִׂמַּחְתַּנִי יְיָ בְּפׇעֳלֶֽךָ; בְּמַעֲשֵׂ</text:span><text:span text:style-name="T196">י יָדֶֽיךָ אֲרַנֵּן. מַה גָּדְלוּ מַעֲשֶֽׂיךָ, יְיָ; מְאֹד עָמְקוּ מַחְשְׁבֹתֶֽיךָ. אִישׁ בַּֽעַר לֹא יֵדָע, וּכְסִיל לֹא יָבִין אֶת זֹאת. בִּפְרֹֽחַ רְשָׁעִים כְּמוֹ עֵֽשֶׂב, וַיָּצִֽיצוּ כׇּל־פֹּֽעֲלֵי אָֽוֶן, לְהִשָּׁמְדָם עֲדֵי עַד. וְאַתָּה מָרוֹם לְע</text:span><text:span text:style-name="T197">ֹלָם, יְיָ. כִּי הִנֵּה אֹיְבֶֽיךָ, יְיָ, כִּי הִנֵּה אֹיְבֶֽיךָ יֹאבֵדוּ, יִתְפָּרְדוּ כׇּל־פֹּֽעֲלֵי אָֽוֶן. וַתָּֽרֶם כִּרְאֵים קַרְנִי; בַּלֹּֽתִי בְּשֶֽׁמֶן רַעֲנָן. וַתַּבֵּט<text:s/></text:span><text:bookmark-start text:name="421"/><text:bookmark-end text:name="421"/><text:span text:style-name="T198">עֵינִי בְּשׁוּרָי, בַּקָּמִים עָלַי מְרֵעִים תִּשְׁמַֽעְנָה אׇזְנָי. צַדִּי</text:span><text:span text:style-name="T199">ק כַּתָּמָר יִפְרָח, כְּאֶֽרֶז בַּלְּבָנוֹן יִשְׂגֶּה. שְׁתוּלִים בְּבֵית יְיָ, בְּחַצְרוֹת אֱלֹהֵֽינוּ יַפְרִֽיחוּ עוֹד יְנוּבוּן בְּשֵׂיבָה, דְּשֵׁנִים וְרַעֲנַנִּים יִהְיוּ. לְהַגִּיד כִּי יָשָׁר יְיָ; צוּרִי, וְלֹא עַוְלָֽתָה בּוֹ.</text:span></text:p>
      <text:p text:style-name="P200"><text:span text:style-name="T201">אֵין כָּמֽוֹךָ בָאֱל</text:span><text:span text:style-name="T202">ֹהִים, אֲדֹנָי, וְאֵין כְּמַעֲשֶֽׂיךָ. מַלְכוּתְךָ מַלְכוּת כׇּל־עֹלָמִים, וּמֶמְשַׁלְתְּךָ בְּכׇל דּוֹר וָדֹר. יְיָ מֶֽלֶךְ, יְיָ מָלָךְ, יְיָ יִמְלֹךְ לְעֹלָם וָעֶד. יְיָ עֹז לְעַמּוֹ יִתֵּן, יְיָ יְבָרֵךְ אֶת עַמּוֹ בַשָּׁלוֹם.<text:s/></text:span><text:bookmark-start text:name="363"/><text:bookmark-end text:name="363"/><text:span text:style-name="T203">אָב הָרַחֲמִים, הֵיטִֽיבָ</text:span><text:span text:style-name="T204">ה בִרְצוֹנְךָ אֶת צִיּוֹן, תִּבְנֶה חוֹמוֹת יְרוּשָׁלָֽיִם. כִּי בְךָ לְבַד בָּטָֽחְנוּ, מֶֽלֶךְ אֵל רָם וְנִשָּׂא, אֲדוֹן עוֹלָמִים. וַיְהִי בִּנְסֹֽעַ הָאָרֹן וְיֹֽאמֶר משֶׁה: קוּמָה יְיָ, וְיָפֻֽצוּ אֹיְבֶֽיךָ, וְיָנֻֽסוּ מְשַׂנְאֶֽיךָ מִפָּנֶֽיךָ. כִּי</text:span><text:span text:style-name="T205"><text:s/>מִצִּיּוֹן תֵּצֵא תוֹרָה, וּדְבַר יְיָ מִירוּשָׁלָֽיִם. בָּרוּךְ שֶׁנָּתַן תּוֹרָה לְעַמּוֹ יִשְׂרָאֵל בִּקְדֻשָּׁתוֹ.</text:span></text:p>
      <text:p text:style-name="P206"><text:span text:style-name="T207">בְּרִיךְ שְׁמֵהּ דְּמָרֵא עָלְמָא, בְּרִיךְ כִּתְרָךְ וְאַתְרָךְ. יְהֵא רְעוּתָךְ עִם עַמָּךְ יִשְׂרָאֵל לְעָלָם, וּפֻרְקַן יְמִינָךְ<text:s/></text:span><text:span text:style-name="T208">אַחֲזִי לְעַמָּךְ בְּבֵית מִקְדְּשָׁךְ; וּלְאַמְטוּיֵא לָֽנָא מִטּוּב נְהוֹרָךְ, וּלְקַבֵּל צְלוֹתָֽנָא בְּרַחֲמִין. יְהֵא רַעֲוָא קֳדָמָךְ, דְּתוֹרִיךְ לָן חַיִּין בְּטִיבוּתָא. וְלֶהֱוֵא אֲנָא פְקִידָא בְּגוֹ צַדִּיקַיָּא, לְמִרְחַם עָלַי וּלְמִנְטַר יָת</text:span><text:span text:style-name="T209">ִי וְיַת כׇּל־דִּי לִי, וְדִי לְעַמָּךְ יִשְׂרָאֵל. אַנְתְּ הוּא זָן לְכֹֽלָּא וּמְפַרְנֵס לְכֹֽלָּא; אַנְתְּ הוּא שַׁלִּיט עַל כֹּֽלָּא; אַנְתְּ הוּא דְּשַׁלִּיט עַל מַלְכַיָּא, וּמַלְכוּתָא דִּילָךְ הִיא. אֲנָא עַבְדָּא דְקֻדְשָׁא בְּרִיךְ הוּא, דְּסָגִֽ</text:span><text:span text:style-name="T210">דְנָא קַמֵּהּ וּמִקַּמָּא דִּיקַר אוֹרַיְתֵהּ בְּכׇל עִדָּן וְעִדָּן. לָא עַל אֱנָשׁ רָחִֽצְנָא, וְלָא עַל בַּר אֱלָהִין סָמִֽכְנָא, אֶלָּא בֶּאֱלָהָא דִשְׁמַיָּא, דְּהוּא אֱלָהָא קְשׁוֹט, וְאוֹרַיְתֵהּ קְשׁוֹט, וּנְבִיאֽוֹהִי קְשׁוֹט, וּמַסְגֵּא לְמֶעְבַּ</text:span><text:span text:style-name="T211">ד טַבְוָן וּקְשׁוֹט. בֵּהּ אֲנָא רָחֵץ, וְלִשְׁמֵהּ קַדִּישָׁא יַקִּירָא אֲנָא אָמֵר תֻּשְׁבְּחָן. יְהֵא רַעֲוָא קֳדָמָךְ, דְּתִפְתַּח לִבָּאִי בְּאוֹרַיְתָא, וְתַשְׁלֵם מִשְׁאֲלִין דְּלִבָּאִי וְלִבָּא דְכׇל עַמָּךְ יִשְׂרָאֵל, לְטָב וּלְחַיִּין וְלִשְׁלָ</text:span><text:span text:style-name="T212">ם.</text:span></text:p>
      <text:p text:style-name="P213"><text:span text:style-name="T214">שְׁמַע יִשְׂרָאֵל, יְיָ אֱלֹהֵינוּ, יְיָ אֶחָד. אֶחָד אֱלֹהֵֽינוּ, גָּדוֹל אֲדוֹנֵֽינוּ, קָדוֹשׁ שְׁמוֹ. גַּדְּלוּ לַייָ אִתִּי, וּנְרוֹמְמָה שְׁמוֹ יַחְדָּו</text:span><text:span text:style-name="T215">:</text:span></text:p>
      <text:p text:style-name="P216"><text:span text:style-name="T217">לְךָ יְיָ הַגְּדֻלָּה וְהַגְּבוּרָה, וְהַתִּפְאֶֽרֶת וְהַנֵּֽצַח וְהַהוֹד, כִּי כֹל בַּשָּׁמַֽ</text:span><text:span text:style-name="T218">יִם וּבָאָֽרֶץ; לְךָ, יְיָ, הַמַּמְלָכָה וְהַמִּתְנַשֵּׂא לְכֹל לְרֹאשׁ.<text:s/></text:span><text:bookmark-start text:name="367"/><text:bookmark-end text:name="367"/><text:span text:style-name="T219">רוֹמְמוּ יְיָ אֱלֺהֵֽינוּ, וְהִשְׁתַּחֲווּ לַהֲדֹם רַגְלָיו, קָדוֹשׁ הוּא. רוֹמְמוּ יְיָ אֱלֺהֵֽינוּ, וְהִשְׁתַּחֲווּ לְהַר קׇדְשׁוֹ, כִּי קָדוֹשׁ יְיָ אֱלֺהֵֽינוּ.</text:span></text:p>
      <text:p text:style-name="P220"><text:span text:style-name="T221">יְהִי רָצוֹן מִלְּ</text:span><text:span text:style-name="T222">פָנֶֽיךָ, יְיָ אֱלֹהֵֽינוּ וֵאלֹהֵי אֲבוֹתֵֽינוּ, שֶׁתְּחַדֵּשׁ עָלֵֽינוּ אֶת הַחֹֽדֶשׁ הַזֶּה לְטוֹבָה וְלִבְרָכָה; וְתִתֶּן־לָֽנוּ חַיִּים אֲרֻכִּים, חַיִּים שֶׁל שָׁלוֹם, חַיִּים שֶׁל טוֹבָה, חַיִּים שֶׁל בְּרָכָה, חַיִּים שֶׁל פַּרְנָסָה, חַיִּים שֶׁל<text:s/></text:span><text:span text:style-name="T223">חִלּוּץ עֲצָמוֹת, חַיִּים שֶׁיֵּשׁ בָּהֶם יִרְאַת שָׁמַֽיִם וְיִרְאַת חֵטְא, חַיִּים שֶׁאֵין בָּהֶם בּוּשָׁה וּכְלִמָּה, חַיִּים שֶׁל עֹֽשֶׁר וְכָבוֹד, חַיִּים שֶׁתְּהִי בָֽנוּ אַהֲבַת תּוֹרָה וְיִרְאַת שָׁמַֽיִם, חַיִּים שֶׁיִּמָּלְאוּ מִשְׁאֲלוֹת לִבֵּֽנ</text:span><text:span text:style-name="T224">וּ לְטוֹבָה, אָמֵן סֶֽלָה.</text:span></text:p>
      <text:p text:style-name="P225"><text:span text:style-name="T226">מִי שֶׁעָשָׂה נִסִּים לַאֲבוֹתֵֽינוּ וְגָאַל אוֹתָם מֵעַבְדוּת לְחֵרוּת, הוּא יִגְאַל אוֹתָֽנוּ בְּקָרוֹב, וִיקַבֵּץ נִדָּחֵֽינוּ מֵאַרְבַּע כַּנְפוֹת הָאָֽרֶץ, חֲבֵרִים כׇּל־יִשְׂרָאֵל, וְנֹאמַר אָמֵן. רֹאשׁ חֹֽדֶשׁ (פלוני) יִהְ</text:span><text:span text:style-name="T227">יֶה בְּיוֹם (פלוני) הַבָּא עָלֵֽינוּ וְעַל כׇּל־יִשְׂרָאֵל לְטוֹבָה. יְחַדְּשֵֽׁהוּ הַקָּדוֹשׁ בָּרוּךְ הוּא עָלֵֽינוּ וְעַל כׇּל־עַמּוֹ, בֵּית יִשְׂרָאֵל, לְחַיִּים וּלְשָׁלוֹם, לְשָׂשׂוֹן וּלְשִׂמְחָה, לִישׁוּעָה וּלְנֶחָמָה, וְנֹאמַר אָמֵן.</text:span></text:p>
      <text:p text:style-name="P228"><text:span text:style-name="T229">יְקוּם פֻּרְ</text:span><text:span text:style-name="T230">קָן מִן שְׁמַיָּא, חִנָּא וְחִסְדָּא וְרַחֲמֵי, וְחַיֵּי אֲרִיכֵי וּמְזוֹנֵי רְוִיחֵי וְסַיַּעְתָּא דִשְׁמַיָּא, וּבַרְיוּת גּוּפָא וּנְהוֹרָא מַעַלְיָא, זַרְעָא חַיָּא וְקַיָּמָא, זַרְעָא דִּי לָא יִפְסֻק וְדִי לָא יִבְטֻל מִפִּתְגָּמֵי אוֹרַיְתָא, לְמָרָ</text:span><text:span text:style-name="T231">נָן וְרַבָּנָן, חֲבוּרָתָא קַדִּישָׁתָא דִּי בְּאַרְעָא דְיִשְׂרָאֵל וְדִי בְּבָבֶל; לְרֵישֵׁי כַלֵּי וּלְרֵישֵׁי גַלְוָתָא, וּלְרֵישֵׁי מְתִיבָתָא וּלְדַיָּנֵי דִי בָבָא;<text:s/></text:span><text:span text:style-name="T232">לְכׇל תַּלְמִידֵיהוֹן וּלְכׇל תַּלְמִידֵי תַלְמִידֵיהוֹן, וּלְכׇל מָן דְּעָסְקִין בְ</text:span><text:span text:style-name="T233">ּאוֹרַיְתָא. מַלְכָּא דְעָלְמָא יְבָרֵךְ יַתְהוֹן, יְפִישׁ חַיֵּיהוֹן וְיַסְגֵּא יוֹמֵיהוֹן וְיִתֵּן אַרְכָא לִשְׁנֵיהוֹן, וְיִתְפָּרְקוּן וְיִשְׁתֵּזְבוּן מִן כׇּל־עָקָא וּמִן כׇּל־מַרְעִין בִּישִׁין. מָרָן דִּי בִשְׁמַיָּא יְהֵא בְסַעְדְּהוֹן כׇּל־זְמַן<text:s/></text:span><text:span text:style-name="T234">וְעִדָּן, וְנֹאמַר אָמֵן.</text:span></text:p>
      <text:p text:style-name="P235"><text:span text:style-name="T236">יְקוּם פֻּרְקָן מִן שְׁמַיָּא, חִנָּא וְחִסְדָּא וְרַחֲמֵי, וְחַיֵּי אֲרִיכֵי וּמְזוֹנֵי רְוִיחֵי וְסַיַּעְתָּא דִשְׁמַיָּא, וּבַרְיוּת גּוּפָא וּנְהוֹרָא מַעַלְיָא, זַרְעָא חַיָּא וְקַיָּמָא, זַרְעָא דִּי לָא יִפְסֻק וְדִי לָא יִ</text:span><text:span text:style-name="T237">בְטֻל מִפִּתְגָּמֵי אוֹרַיְתָא, לְכׇל קְהָלָא קַדִּישָׁא הָדֵן, רַבְרְבַיָּא עִם זְעֵרַיָּא, טַפְלָא וּנְשַׁיָּא. מַלְכָּא דְעָלְמָא יְבָרֵךְ יַתְכוֹן, יְפִישׁ חַיֵּיכוֹן וְיַסְגֵּא יוֹמֵיכוֹן וְיִתֵּן אַרְכָא לִשְׁנֵיכוֹן, וְתִתְפָּרְקוּן וְתִשְׁתֵּיזְבוּ</text:span><text:span text:style-name="T238">ן מִן<text:s/></text:span><text:bookmark-start text:name="379"/><text:bookmark-end text:name="379"/><text:span text:style-name="T239"><text:s/>כׇּל־עָקָא וּמִן כׇּל־מַרְעִין בִּישִׁין. מָרָן דִּי בִשְׁמַיָּא יְהֵא בְסַעְדְּהוֹן כׇּל־זְמַן וְעִדָּן, וְנֹאמַר אָמֵן.</text:span></text:p>
      <text:p text:style-name="P240"><text:span text:style-name="T241">מִי שֶׁבֵּרַךְ אֲבוֹתֵֽינוּ אַבְרָהָם יִצְחָק וְיַעֲקֹב, הוּא יְבָרֵךְ אֶת כׇּל־הַקָּהָל הַקָּדוֹשׁ הַזֶּה עִם כׇּל־קְהִלּוֹת<text:s/></text:span><text:span text:style-name="T242">הַקֹּֽדֶשׁ, הֵם וּנְשֵׁיהֶם וּבְנֵיהֶם וּבְנוֹתֵיהֶם וְכׇל אֲשֶׁר לָהֶם, וּמִי שֶׁמְּיַחֲדִים בָּתֵּי כְנֵסִיּוֹת לִתְפִלָּה, וּמִי שֶׁבָּאִים בְּתוֹכָם לְהִתְפַּלֵּל, וּמִי שֶׁנּוֹתְנִים נֵר לַמָּאוֹר, וְיַֽיִן לְקִדּוּשׁ וּלְהַבְדָּלָה, וּפַת לָאוֹרְחִים</text:span><text:span text:style-name="T243"><text:s/>וּצְדָקָה לָעֲנִיִּים, <text:s/>וְכׇל מִי שֶׁעוֹסְקִים בְּצׇרְכֵי צִבּוּר בֶּאֱמוּנָה. הַקָּדוֹשׁ בָּרוּךְ הוּא יְשַׁלֵּם שְׂכָרָם, וְיָסִיר מֵהֶם כׇּל־מַחֲלָה, וְיִרְפָּא לְכׇל־גּוּפָם, וְיִסְלַח לְכׇל־עֲוֺנָם, וְיִשְׁלַח בְּרָכָה וְהַצְלָחָה בְּכׇל־מַעֲשֵׂה יְד</text:span><text:span text:style-name="T244">ֵיהֶם, עִם כׇּל־יִשְׂרָאֵל אֲחֵיהֶם, וְנֹאמַר אָמֵן.</text:span></text:p>
      <text:p text:style-name="P245"><text:span text:style-name="T246">אַב הָרַחֲמִים, שׁוֹכֵן מְרוֹמִים, בְּרַחֲמָיו הָעֲצוּמִים, הוּא יִפְקֹד בְּרַחֲמִים הַחֲסִידִים וְהַיְשָׁרִים וְהַתְּמִימִים, קְהִלּוֹת הַקֹּֽדֶשׁ שֶׁמָּסְרוּ נַפְשָׁם עַל קְדֻשַּׁת הַשֵּׁם, הַנֶּאֱהָבִ</text:span><text:span text:style-name="T247">ים וְהַנְּעִימִים בְּחַיֵּיהֶם, וּבְמוֹתָם לֹא נִפְרָֽדוּ. מִנְּשָׁרִים קַֽלּוּ, וּמֵאֲרָיוֹת גָּבֵֽרוּ, לַעֲשׂוֹת רְצוֹן קוֹנָם וְחֵֽפֶץ צוּרָם. יִזְכְּרֵם אֱלֹהֵֽינוּ לְטוֹבָה עִם שְׁאָר צַדִּיקֵי עוֹלָם, וְיִנְקֹם נִקְמַת דַּם עֲבָדָיו הַשָּׁפוּךְ, כַּכ</text:span><text:span text:style-name="T248">ָּתוּב בְּתוֹרַת משֶׁה אִישׁ הָאֱלֹהִים: הַרְנִֽינוּ, גוֹיִם, עַמּוֹ, כִּי דַם עֲבָדָיו יִקּוֹם, וְנָקָם יָשִׁיב לְצָרָיו, וְכִפֶּר אַדְמָתוֹ עַמּוֹ. וְעַל יְדֵי עֲבָדֶֽיךָ הַנְּבִיאִים כָּתוּב לֵאמֹר: וְנִקֵּֽיתִי דָּמָם, לֹא נִקֵּֽיתִי, וַייָ שֹׁכֵן בְּצ</text:span><text:span text:style-name="T249">ִיּוֹן. וּבְכִתְבֵי הַקֹּֽדֶשׁ נֶאֱמַר: לָֽמָּה יֹאמְרוּ הַגּוֹיִם אַיֵּה אֱלֹהֵיהֶם, יִוָּדַע בַּגּוֹיִם לְעֵינֵֽינוּ נִקְמַת דַּם עֲבָדֶֽיךָ הַשָּׁפוּךְ. וְאוֹמֵר: כִּי דֹרֵשׁ דָּמִים אוֹתָם זָכָר, לֹא שָׁכַח צַעֲקַת עֲנָוִים. וְאוֹמֵר: יָדִין בַּגּוֹיִם</text:span><text:span text:style-name="T250">, מָלֵא גְוִיּוֹת, מָֽחַץ רֹאשׁ עַל אֶֽרֶץ רַבָּה, מִנַּֽחַל בַּדֶּֽרֶךְ יִשְׁתֶּה, עַל כֵּן יָרִים רֹאשׁ.</text:span></text:p>
      <text:p text:style-name="P251"><text:span text:style-name="T252">אַשְׁרֵי יוֹשְׁבֵי בֵיתֶֽךָ; עוֹד יְהַלְלֽוּךָ סֶּֽלָה׃ אַשְׁרֵי הָעָם שֶׁכָּֽכָה לּוֹ; אַשְׁרֵי הָעָם שֱׁיְיָ אֱלֹהָיו׃ תְּהִלָּה לְדָוִד׃</text:span></text:p>
      <text:p text:style-name="P253"><text:span text:style-name="T254">אֲרוֹמִמְ</text:span><text:span text:style-name="T255">ךָ, אֱלוֹהַי הַמֶּלֶךְ, וַאֲבָרְכָה שִׁמְךָ לְעוֹלָם וָעֶד. בְּכׇל יוֹם אֲבָרְכֶךָּ, וַאֲהַלְלָה שִׁמְךָ לְעוֹלָם וָעֶד. גָּדוֹל יְיָ וּמְהֻלָּל מְאֹד, וְלִגְדֻלָּתוֹ אֵין חֵֽקֶר. דּוֹר לְדוֹר יְשַׁבַּח מַעֲשֶֽׂיךָ, וּגְבוּרֹתֶֽיךָ יַגִּֽידוּ. הֲדַר כְּבוֹ</text:span><text:span text:style-name="T256">ד הוֹדֶֽךָ, וְדִבְרֵי נִפְלְאֹתֶֽיךָ אָשִֽׂיחָה. וֶעֱזוּז נוֹרְאֹתֶֽיךָ יֹאמֵֽרוּ, וּגְדֻלָּתְךָ אֲסַפְּרֶֽנָּה. זֵֽכֶר רַב טוּבְךָ יַבִּֽיעוּ, וְצִדְקָתְךָ יְרַנֵּֽנוּ.</text:span><text:span text:style-name="T257"><text:line-break/></text:span><text:span text:style-name="T258">חַנּוּן וְרַחוּם יְיָ, אֶֽרֶךְ אַפַּֽיִם וּֽגְדׇל חָֽסֶד. טוֹב יְיָ לַכֹּל, וְרַחֲמָיו</text:span><text:span text:style-name="T259"><text:s/>עַל כׇּל מַעֲשָֽיו. יוֹדֽוּךָ יְיָ כׇּל מַעֲשֶֽׂיךָ וַחֲסִידֶֽיךָ יְבָרְכֽוּכָה. כְּבוֹד מַלְכוּתְךָ יֹאמֵֽרוּ, וּגְבוּרָתְךָ יְדַבֵּֽרוּ. לְהוֹדִֽיעַ לִבְנֵי הָאָדָם גְּבוּרֹתָיו, וּכְבוֹד הֲדַר מַלְכוּתוֹ.</text:span><text:span text:style-name="T260"><text:line-break/></text:span><text:span text:style-name="T261">מַלְכוּתְךָ מַלְכוּת כׇּל עֹלָמִים, וּמֶמְשַׁלְ</text:span><text:span text:style-name="T262">תְּךָ בְּכׇל דּוֹר וָדֹֽר. סוֹמֵךְ יְיָ לְכׇל הַנֹּפְלִים, וְזוֹקֵף לְכׇל הַכְּפוּפִים</text:span><text:span text:style-name="T263"><text:line-break/></text:span><text:span text:style-name="T264">עֵינֵי כֹל אֵלֶֽיךָ יְשַׂבֵּרוּ, וְאַתָּה נוֹתֵן לָהֶם אֶת אׇכְלָם בְּעִתּוֹ. <text:s/>פּוֹתֵֽחַ אֶת יָדֶֽךָ, וּמַשְׂבִּֽיעַ לְכׇל חַי רָצוֹן. צַדִּיק יְיָ בְּכׇל דְּרָכָיו, וְח</text:span><text:span text:style-name="T265">ָסִיד בְּכׇל מַעֲשָׂיו. קָרוֹב יְיָ לְכׇל קֹרְאָיו, לְכֹל אֲשֶׁר יִקְרָאֻֽהוּ בֶאֱמֶת. רְצוֹן יְרֵאָיו יַעֲשֶׂה, וְאֶת שַׁוְעָתָם יִשְׁמַע וְיוֹשִׁיעֵם. שׁוֹמֵר יְיָ אֶת כׇּל אֹהֲבָיו, וְאֵת כׇּל הָרְשָׁעִים יַשְׁמִיד. תְּהִלַּת יְיָ יְדַֽבֶּר פִּי; וִיבָר</text:span><text:span text:style-name="T266">ֵךְ כׇּל בָּשָׂר שֵׁם קׇדְשׁוֹ לְעוֹלָם וָעֶד. וַאֲנַֽחְנוּ נְבָרֵךְ יָהּ, מֵעַתָּה וְעַד עוֹלָם; הַלְלוּ־יָהּ.<text:s/></text:span></text:p>
      <text:p text:style-name="P267"><text:span text:style-name="T268">יְהַלְלוּ אֶת שֵׁם יְיָ, כִּי נִשְׂגָּב שְׁמוֹ לְבַדּוֹ</text:span><text:span text:style-name="T269">–</text:span><text:span text:style-name="T270">הוֹדוֹ</text:span><text:span text:style-name="T271"><text:s/></text:span><text:span text:style-name="T272">עַל</text:span><text:span text:style-name="T273"><text:s/></text:span><text:span text:style-name="T274">אֶֽרֶץ</text:span><text:span text:style-name="T275"><text:s/></text:span><text:span text:style-name="T276">וְשָׁמָֽיִם</text:span><text:span text:style-name="T277">.<text:s/></text:span><text:span text:style-name="T278">וַיָּֽרֶם</text:span><text:span text:style-name="T279"><text:s/></text:span><text:span text:style-name="T280">קֶֽרֶן</text:span><text:span text:style-name="T281"><text:s/></text:span><text:span text:style-name="T282">לְעַמּוֹ</text:span><text:span text:style-name="T283">,<text:s/></text:span><text:span text:style-name="T284">תְּהִלָּה</text:span><text:span text:style-name="T285"><text:s/></text:span><text:span text:style-name="T286">לְכׇל</text:span><text:span text:style-name="T287"><text:s/></text:span><text:span text:style-name="T288">חֲסִידָיו</text:span><text:span text:style-name="T289">,<text:s/></text:span><text:span text:style-name="T290">לִ</text:span><text:span text:style-name="T291">בְנֵי יִשְׂרָאֵל עַם קְרֹבוֹ; הַלְלוּ־יָהּ.</text:span></text:p>
      <text:p text:style-name="P292"><text:span text:style-name="T293">מִזְמוֹר לְדָוִד. הָבוּ לַייָ, בְּנֵי אֵלִים, הָבוּ לַייָ כָּבוֹד וָעֹז; הָבוּ לַייָ כְּבוֹד שְׁמוֹ, הִשְׁתַּחֲווּ לַייָ בְּהַדְרַת קֹֽדֶשׁ. קוֹל יְיָ עַל הַמָּֽיִם, אֵל הַכָּבוֹד הִרְעִים, יְיָ עַל מַֽיִם רַבִּי</text:span><text:span text:style-name="T294">ם. קוֹל יְיָ בַּכֹּֽחַ, קוֹל יְיָ בֶּהָדָר. קוֹל יְיָ שֹׁבֵר אֲרָזִים, וַיְשַׁבֵּר יְיָ אֶת אַרְזֵי הַלְּבָנוֹן. וַיַּרְקִידֵם כְּמוֹ עֵֽגֶל, לְבָנוֹן וְשִׂרְיֹן כְּמוֹ בֶן־רְאֵמִים. קוֹל יְיָ חֹצֵב לַהֲבוֹת אֵשׁ. קוֹל יְיָ יָחִיל מִדְבָּר, יָחִיל יְיָ מִד</text:span><text:span text:style-name="T295">ְבַּר קָדֵֽשׁ. קוֹל יְיָ יְחוֹלֵל אַיָּלוֹת, וַיֶּחֱשֹׂף יְעָרוֹת, וּבְהֵיכָלוֹ כֻּלּוֹ אֹמֵר כָּבוֹד. יְיָ לַמַּבּוּל יָשָׁב, וַיֵּֽשֶׁב יְיָ מֶֽלֶךְ לְעוֹלָם. יְיָ עֹז לְעַמּוֹ יִתֵּן; יְיָ יְבָרֵךְ אֶת עַמּוֹ בַשָּׁלוֹם.</text:span></text:p>
      <text:soft-page-break/>
      <text:p text:style-name="P296"><text:span text:style-name="T297">וּבְנֻחֹה יֹאמַר: שׁוּבָה, יְיָ,</text:span><text:span text:style-name="T298"><text:s/>רִבְבוֹת אַלְפֵי יִשְׂרָאֵל. קוּמָה יְיָ לִמְנוּחָתֶֽךָ, אַתָּה וַאֲרוֹן עֻזֶּֽךָ. כֹּהֲנֶֽיךָ יִלְבְּשׁוּ צֶֽדֶק, וַחֲסִידֶֽיךָ יְרַנֵּֽנוּ. בַּֽעֲבוּר דָּוִד עַבְדֶּֽךָ, אַל תָּשֵׁב פְּנֵי מְשִׁיחֶֽךָ. כִּי לֶֽקַח טוֹב נָתַֽתִּי לָכֶם, תּוֹרָתִי אַל תַּ</text:span><text:span text:style-name="T299">עֲזֹֽבוּ. עֵץ חַיִּים הִיא לַמַּחֲזִיקִים בָּהּ, וְתֹמְכֶֽיהָ מְאֻשָּׁר. דְּרָכֶֽיהָ דַרְכֵי נֹֽעַם, וְכׇל נְתִיבוֹתֶֽיהָ שָׁלוֹם. הֲשִׁיבֵֽנוּ יְיָ אֵלֶֽיךָ, וְנָשֽׁוּבָה; חַדֵּשׁ יָמֵֽינוּ כְּקֶֽדֶם.</text:span></text:p>
      <text:p text:style-name="P300">The Shatz says Chatzi Kaddish, and the tzibbur recites<text:s/>the silent Musaf Amidah. <text:s/>Use the text from Shacharit Amidah, but replace the middle berakha with the one beginning “tikanta”, and during the repetition say the following kedusha:</text:p>
      <text:p text:style-name="P301"><text:span text:style-name="T302">נַעֲרִיצְךָ וְנַקְדִישְׁךָ כְּסוֹד שִֽׂיחַ שַׂרְפֵי קֹֽדֶשׁ הַמַּקְדִּישִׁים שִׁמְךָ בַּקֹּֽדֶשׁ, כַּכָּתוּב עַל יַד נְבִיאֶֽךָ:</text:span><text:span text:style-name="T303"><text:s/>וְקָרָא זֶה אֶל זֶה וְאָמַר: קָדוֹשׁ, קָדוֹשׁ, קָדוֹשׁ יְיָ צְבָאוֹת; מְלֹא כׇל־הָאָרֶץ כְּבוֹדוֹ.</text:span></text:p>
      <text:p text:style-name="P304"><text:span text:style-name="T305">כְּבוֹדוֹ מָלֵא עוֹלָם; מְשָׁרְתָיו שׁוֹאֲלִים זֶה לָזֶה אַיֵּה מְקוֹם כְּבוֹדוֹ; לְעֻמָּתָם בָּרוּךְ יֹאמֵֽרוּ</text:span><text:span text:style-name="T306">–</text:span><text:span text:style-name="T307"><text:s/></text:span><text:span text:style-name="T308">בָּרוּךְ</text:span><text:span text:style-name="T309"><text:s/></text:span><text:span text:style-name="T310">כְּבוֹד</text:span><text:span text:style-name="T311"><text:s/></text:span><text:span text:style-name="T312">יְיָ</text:span><text:span text:style-name="T313"><text:s/></text:span><text:span text:style-name="T314">מִמְּקוֹמוֹ</text:span><text:span text:style-name="T315">.</text:span></text:p>
      <text:p text:style-name="P316"><text:span text:style-name="T317">מִמְּקוֹ</text:span><text:span text:style-name="T318">מוֹ הוּא יִֽפֶן בְּרַחֲמִים, וְיָחֹן עַם הַמְּיַחֲדִים שְׁמוֹ; עֶֽרֶב וָבֹֽקֶר, בְּכׇל יוֹם תָּמִיד, פַּעֲמַֽיִם בְּאַהֲבָה שְׁמַע אוֹמְרִים</text:span><text:span text:style-name="T319">–</text:span><text:span text:style-name="T320"><text:s/></text:span><text:span text:style-name="T321">שְׁמַע</text:span><text:span text:style-name="T322"><text:s/></text:span><text:span text:style-name="T323">יִשְׂרָאֵל</text:span><text:span text:style-name="T324">,<text:s/></text:span><text:span text:style-name="T325">יְיָ</text:span><text:span text:style-name="T326"><text:s/></text:span><text:span text:style-name="T327">אֱלֹהֵֽינוּ</text:span><text:span text:style-name="T328">,<text:s/></text:span><text:span text:style-name="T329">יְיָ</text:span><text:span text:style-name="T330"><text:s/></text:span><text:span text:style-name="T331">אֶחָד</text:span><text:span text:style-name="T332">.<text:s/></text:span><text:span text:style-name="T333">הוּא</text:span><text:span text:style-name="T334"><text:s/></text:span><text:span text:style-name="T335">אֱלֹהֵֽינוּ</text:span><text:span text:style-name="T336">,<text:s/></text:span><text:span text:style-name="T337">הוּא</text:span><text:span text:style-name="T338"><text:s/></text:span><text:span text:style-name="T339">אָבִֽינוּ</text:span><text:span text:style-name="T340">,<text:s/></text:span><text:span text:style-name="T341">הוּא</text:span><text:span text:style-name="T342"><text:s/></text:span><text:span text:style-name="T343">מַלְכֵּֽנוּ</text:span><text:span text:style-name="T344">,<text:s/></text:span><text:span text:style-name="T345">הוּא</text:span><text:span text:style-name="T346"><text:s/></text:span><text:span text:style-name="T347">מוֹשִׁיע</text:span><text:span text:style-name="T348">ֵֽנוּ, וְהוּא יַשְׁמִיעֵֽנוּ בְּרַחֲמָיו שֵׁנִית לְעֵינֵי כׇּל־חַי: לִהְיוֹת לָכֶם לֵאלֹהִים</text:span><text:span text:style-name="T349">–</text:span><text:span text:style-name="T350"><text:s/></text:span><text:span text:style-name="T351">אֲנִי</text:span><text:span text:style-name="T352"><text:s/></text:span><text:span text:style-name="T353">יְיָ</text:span><text:span text:style-name="T354"><text:s/></text:span><text:span text:style-name="T355">אֱלֹהֵיכֶם</text:span><text:span text:style-name="T356">.</text:span></text:p>
      <text:p text:style-name="P357"><text:span text:style-name="T358">וּבְדִבְרֵי קׇדְשְׁךָ כָּתוּב לֵאמֹר:יִמְלֹךְ יְיָ לְעוֹלָם, אֱלֹהַֽיִךְ צִיּוֹן לְדֹר וָדֹר; הַלְלוּיָהּ.</text:span></text:p>
      <text:p text:style-name="P359"><text:span text:style-name="T360">לְדוֹר וָדוֹר נָגִיד גׇּדְלֶֽךָ,</text:span><text:span text:style-name="T361"><text:s/>וּלְנֵֽצַח נְצָחִים קְדֻשָּׁתְךָ נַקְדִּישׁ, וְשִׁבְחֲךָ אֱלֹהֵֽינוּ מִפִּֽינוּ לֹא יָמוּשׁ לְעוֹלָם וָעֶד, כִּי אֵל מֶֽלֶךְ גָּדוֹל וְקָדוֹשׁ אָֽתָּה בָּרוּךְ אַתָּה, יְיָ, הָאֵל הַקָּדוֹשׁ.</text:span></text:p>
      <text:p text:style-name="P362"><text:span text:style-name="T363">תִּכַּֽנְתָּ שַׁבָּת, רָצִֽיתָ קׇרְבְּנוֹתֶֽיהָ. צִוִּֽיתָ פֵּר</text:span><text:span text:style-name="T364">וּשֶֽׁיהָ עִם סִדּוּרֵי נְסָכֶֽיהָ. מְעַנְּגֶֽיהָ לְעוֹלָם כָּבוֹד יִנְחָֽלוּ; טוֹעֲמֶֽיהָ חַיִּים זָכוּ; וְגַם הָאוֹהֲבִים דְּבָרֶֽיהָ גְּדֻלָּה בָּחָֽרוּ. אָז מִסִּינַי נִצְטַוּוּ עליה. וַתְּצַוֵּֽנוּ, יְיָ אֱלֹהֵֽינוּ, לְהַקְרִיב בָּהּ קׇרְבַּן מוּסַף ש</text:span><text:span text:style-name="T365">ַׁבָּת כָּרָאוּי. יְהִי רָצוֹן מִלְּפָנֶֽיךָ, יְיָ אֱלֹהֵֽינוּ וֵאלֹהֵי אֲבוֹתֵֽינוּ, שֶׁתַּעֲלֵֽנוּ בְשִׂמְחָה לְאַרְצֵֽנוּ, וְתִטָּעֵֽנוּ בִּגְבוּלֵֽנוּ; וְשָׁם נַעֲשֶׂה לְפָנֶֽיךָ אֶת קׇרְבְּנוֹת חוֹבוֹתֵֽינוּ, תְּמִידִים כְּסִדְרָם וּמוּסָפִים כְּהִלְכ</text:span><text:span text:style-name="T366">ָתָם. וְאֶת מוּסַף יוֹם הַשַּׁבָּת הַזֶּה נַעֲשֶׂה וְנַקְרִיב לְפָנֶֽיךָ בְּאַהֲבָה, כְּמִצְוַת רְצוֹנֶֽךָ, כְּמוֹ שֶׁכָּתַֽבְתָּ עָלֵֽינוּ בְּתוֹרָתֶֽךָ, עַל יְדֵי מֹשֶׁה עַבְדֶּֽךָ, מִפִּי כְבוֹדֶֽךָ כָּאָמוּר: וּבְיוֹם הַשַּׁבָּת, שְׁנֵי כְבָשִׂים בְּנֵ</text:span><text:span text:style-name="T367">י שָׁנָה תְּמִימִם; וּשְׁנֵי עֶשְׂרֹנִים סֹֽלֶת, מִנְחָה בְּלוּלָה בַשֶּֽׁמֶן, וְנִסְכּוֹ. עֹלַת שַׁבַּת בְּשַׁבַּתּוֹ, עַל עֹלַת הַתָּמִיד וְנִסְכָּהּ.</text:span></text:p>
      <text:p text:style-name="P368"><text:span text:style-name="T369">יִשְׂמְחוּ בְמַלְכוּתְךָ שׁוֹמְרֵי שַׁבָּת וְקֽוֹרְאֵי עֹֽנֶג, עַם מְקַדְּשֵׁי שְׁבִיעִי, כֻּלָּם יִשְׂ</text:span><text:span text:style-name="T370">בְּעוּ וְיִתְעַנְּגוּ מִטּוּבֶֽךָ; וְהַשְּׁבִיעִי רָצִֽיתָ בּוֹ וְקִדַּשְׁתּוֹ, חֶמְדַּת יָמִים אוֹתוֹ קָרָֽאתָ, זֵֽכֶר לְמַעֲשֵׂה בְרֵאשִׁית.<text:s/></text:span></text:p>
      <text:p text:style-name="P371">Continue with “eloheinu ve’elohei avoteinu” above</text:p>
      <text:p text:style-name="P372"><text:span text:style-name="T373">אֵין כֵּאלֹהֵֽינוּ, אֵין כַּאדוֹנֵֽנוּ, אֵין כְּמַלְכֵּֽנוּ, א</text:span><text:span text:style-name="T374">ֵין כְּמוֹשִׁיעֵֽנוּ. מִי כֵאלֹהֵֽינוּ, מִי כַאדוֹנֵֽנוּ, מִי כְמַלְכֵּֽנוּ, מִי כְמוֹשִׁיעֵֽנוּ. נוֹדֶה לֵאלֹהֵֽינוּ, נוֹדֶה לַאדוֹנֵֽנוּ, נוֹדֶה לְמַלְכֵּֽנוּ, נוֹדֶה לְמוֹשִׁיעֵֽנוּ. בָּרוּךְ אֱלֹהֵֽינוּ, בָּרוּךְ אֲדוֹנֵֽנוּ, בָּרוּךְ מַלְכֵּֽנוּ, בָּר</text:span><text:span text:style-name="T375">וּךְ מוֹשִׁיעֵֽנוּ. אַתָּה הוּא אֱלֹהֵֽינוּ, אַתָּה הוּא אֲדוֹנֵֽנוּ, אַתָּה הוּא מַלְכֵּֽנוּ, אַתָּה הוּא מוֹשִׁיעֵֽנוּ. אַתָּה הוּא שֶׁהִקְטִֽרוּ אֲבוֹתֵֽינוּ לְפָנֶֽיךָ אֶת קְטֹֽרֶת הַסַּמִּים. פִּטּוּם הַקְּטֹֽרֶת: הַצֳּרִי, וְהַצִּפֹּֽרֶן, הַחֶלְבְּנָ</text:span><text:span text:style-name="T376">ה וְהַלְּבוֹנָה, מִשְׁקַל שִׁבְעִים שִׁבְעִים מָנֶה; מֹר וּקְצִיעָה, שִׁבֹּֽלֶת נֵרְדְּ וְכַרְכֹּם, מִשְׁקַל שִׁשָּׁה עָשָׂר שִׁשָּׁה עָשָׂר מָנֶה; הַקּשְׁטְ שְׁנֵים עָשָׂר, וְקִלּוּפָה שְׁלֹשָׁה, וְקִנָּמוֹן תִּשְׁעָה, בֹּרִית כַּרְשִׁינָה תִּשְׁעָה קַבִּ</text:span><text:span text:style-name="T377">ין; יֵין קַפְרִיסִין סְאִין תְּלָתָא וְקַבִּין תְּלָתָא; וְאִם אֵין לוֹ יֵין קַפְרִיסִין, מֵבִיא חֲמַר חִוַּרְיָן עַתִּיק; מֶֽלַח סְדוֹמִית רֹֽבַע הַקָּב; מַעֲלֵה עָשָׁן כׇּל־שֶׁהוּא. רַבִּי נָתָן אוֹמֵר: אַף כִּפַּת הַיַּרְדֵּן כׇּל־שֶׁהוּא. וְאִם נָתַן ב</text:span><text:span text:style-name="T378">ָּהּ דְּבַשׁ, פְּסָלָהּ; וְאִם חִסַּר אַחַת מִכׇּל סַמָּנֶֽיהָ, חַיָּב מִיתָה. רַבָּן שִׁמְעוֹן בֶּן גַּמְלִיאֵל אוֹמֵר: הַצֳּרִי אֵינוֹ אֶלָּא שְׂרָף הַנּוֹטֵף מֵעֲצֵי הַקְּטָף. בֹּרִית כַּרְשִׁינָה, שֶׁשָּׁפִין בָּהּ אֶת הַצִּפֹּֽרֶן כְּדֵי שֶׁתְּהֵא נָא</text:span><text:span text:style-name="T379">ָה; יֵין קַפְרִיסִין, שֶׁשּׁוֹרִין בּוֹ אֶת הַצִּפֹּֽרֶן כְּדֵי שֶׁתְּהֵא עַזָּה. וַהֲלֹא מֵי רַגְלַֽיִם יָפִין לָהּ, אֶלָּא שֶׁאֵין מַכְנִיסִין מֵי רַגְלַֽיִם בָּעֲזָרָה מִפְּנֵי הַכָּבוֹד.</text:span></text:p>
      <text:p text:style-name="P380"><text:span text:style-name="T381">הַשִּׁיר שֶׁהָיוּ הַלְוִיִּם אוֹמְרִים בְּבֵית הַמִּקְדָּשׁ.בַּיּ</text:span><text:span text:style-name="T382">וֹם הָרִאשׁוֹן הָיוּ אוֹמְרִים: לַייָ הָאָֽרֶץ וּמְלוֹאָהּ, תֵּבֵל וְיֹֽשְׁבֵי בָהּ. בַּשֵּׁנִי הָיוּ אוֹמְרִים: גָּדוֹל יְיָ וּמְהֻלָּל מְאֹד, בְּעִיר אֱלֹהֵֽינוּ, הַר קׇדְשׁוֹ. בַּשְּׁלִישִׁי הָיוּ אוֹמְרִים: אֱלֹהִים נִצָּב בַּעֲדַת אֵל, בְקֶֽרֶב אֱלֹהִ</text:span><text:span text:style-name="T383">ים יִשְׁפֹּט. בָּרְבִיעִי הָיוּ אוֹמְרִים: אֵל נְקָמוֹת, יְיָ, אֵל נְקָמוֹת, הוֹפִֽיעַ. בַּחֲמִישִׁי הָיוּ אוֹמְרִים: הַרְנִֽינוּ לֵאלֹהִים עוּזֵּֽנוּ, הָרִֽיעוּ לֵאלֹהֵי יַעֲקֹב. בַּשִּׁשִּׁי הָיוּ אוֹמְרִים: יְיָ מָלָךְ, גֵּאוּת לָבֵשׁ; לָבֵשׁ יְיָ, עֹז<text:s/></text:span><text:span text:style-name="T384">הִתְאַזָּר; אַף תִּכּוֹן תֵּבֵל, בַּל תִּמּוֹט. בַּשַּׁבָּת הָיוּ אוֹמְרִים: מִזְמוֹר שִׁיר לְיוֹם הַשַּׁבָּת. מִזְמוֹר שִׁיר לֶעָתִיד לָבֹא, לְיוֹם שֶׁכֻּלּוֹ שַׁבָּת וּמְנוּחָה, לְחַיֵּי הָעוֹלָמִים.</text:span></text:p>
      <text:p text:style-name="P385"><text:span text:style-name="T386">תָּנָא דְבֵי אֵלִיָּֽהוּ: כׇּל־הַשּׁוֹנֶה הֲלָכוֹת בְּ</text:span><text:span text:style-name="T387">כׇל יוֹם, מֻבְטָח לוֹ שֶׁהוּא בֶּן עוֹלָם הַבָּא, שֶׁנֶּאֱמַר: הֲלִיכוֹת עוֹלָם לוֹ. אַל תִּקְרָא הֲלִיכוֹת אֶלָּא הֲלָכוֹת. אָמַר רַבִּי אֶלְעָזָר, אָמַר רַבִּי חֲנִינָא: תַּלְמִידֵי חֲכָמִים מַרְבִּים שָׁלוֹם בָּעוֹלָם, שֶׁנֶּאֱמַר: וְכׇל בָּנַֽיִךְ לִמּ</text:span><text:span text:style-name="T388">וּדֵי יְיָ, וְרַב שְׁלוֹם בָּנָֽיִךְ. אַל תִּקְרָא בָּנָֽיִךְ, אֶלָּא בּוֹנָֽיִךְ. שָׁלוֹם רָב לְאֹהֲבֵי תוֹרָתֶֽךָ, וְאֵין לָֽמוֹ מִכְשֽוֹל. יְהִי שָׁלוֹם בְּחֵילֵךְ, שַׁלְוָה בְּאַרְמְנוֹתָֽיִךְ. (ש"ץ) לְמַֽעַן אַחַי וְרֵעָי, אֲדַבְּרָה נָּא שָׁלוֹם בָּך</text:span><text:span text:style-name="T389">ְ. לְמַֽעַן בֵּית יְיָ אֱלֹהֵֽינוּ, אֲבַקְשָׁה טוֹב לָךְ. יְיָ עֹז לְעַמּוֹ יִתֵּן, יְיָ יְבָרֵךְ אֶת עַמּוֹ בַשָּׁלוֹם.</text:span></text:p>
      <text:p text:style-name="P390"><text:span text:style-name="T391">עָלֵֽינוּ לְשַׁבֵּֽחַ לַאֲדוֹן הַכֹּל, לָתֵת גְּדֻלָּה לְיוֹצֵר בְּרֵאשִׁית, שֶׁלֺּא עָשָֽׂנוּ כְּגוֹיֵי הָאֲרָצוֹת, וְלֺא שָׂמָֽנוּ כְ</text:span><text:span text:style-name="T392">ּמִשְׁפְּחוֹת הָאֲדָמָה; שֶׁלֺּא שָׂם חֶלְקֵֽנוּ כָּהֶם, וְגוֹרָלֵֽנוּ כְּכׇל הֲמוֹנָם; וַאֲנַֽחְנוּ כּוֹרְעִים וּמִשְׁתַּחֲוִים וּמוֹדִים לִפְנֵי מֶֽלֶךְ מַלְכֵי הַמְּלָכִים, הַקָּדוֹשׁ בָּרוּךְ הוּא, שֶׁהוּא נוֹטֶה שָׁמַֽיִם וְיוֹסֵד אָֽרֶץ, וּמוֹשַׁב יְ</text:span><text:span text:style-name="T393">קָרוֹ בַּשָּׁמַֽיִם מִמַּֽעַל, וּשְׁכִינַת עֻזּוֹ בְּגָבְהֵי מְרוֹמִים. הוּא אֱלֺהֵֽינוּ, אֵין עוֹד; אֱמֶת מַלְכֵּֽנוּ, אֶֽפֶס זוּלָתוֹ, כַּכָּתוּב בְּתוֹרָתוֹ: וְיָדַעְתָּ הַיּוֹם וַהֲשֵׁבֹתָ אֶל לְבָבֶֽךָ, כִּי יְיָ הוּא הָאֱלֺהִים בַּשָּׁמַֽיִם מִמַּֽעַ</text:span><text:span text:style-name="T394">ל, וְעַל הָאָֽרֶץ מִתָּֽחַת, אֵין עוֹד.</text:span></text:p>
      <text:p text:style-name="P395"><text:span text:style-name="T396">עַל כֵּן נְקַוֶּה לְךָ, יְיָ אֱלֺהֵֽינוּ, לִרְאוֹת מְהֵרָה בְּתִפְאֶֽרֶת עֻזֶּֽךָ, לְהַעֲבִיר גִּלּוּלִים מִן הָאָֽרֶץ, וְהָאֱלִילִים כָּרוֹת יִכָּרֵתוּן; לְתַקֵּן עוֹלָם בְּמַלְכוּת שַׁדַּי, וְכׇל בְּנֵי בָשָׂר יִקְ</text:span><text:span text:style-name="T397">רְאוּ בִשְׁמֶֽךָ, לְהַפְנוֹת אֵלֶֽיךָ כׇּל רִשְׁעֵי אָֽרֶץ. יַכִּֽירוּ וְיֵדְעוּ כׇּל יוֹשְׁבֵי תֵבֵל, כִּי לְךָ תִּכְרַע כׇּל בֶּֽרֶךְ, תִּשָּׁבַע כׇּל לָשׁוֹן. לְפָנֶֽיךָ, יְיָ אֱלֺהֵֽינוּ, יִכְרְעוּ וְיִפֹּֽלוּ, וְלִכְבוֹד שִׁמְךָ יְקָר יִתֵּֽנוּ, וִיקַ</text:span><text:span text:style-name="T398">בְּלוּ כֻלָּם אֶת עֹל מַלְכוּתֶֽךָ, וְתִמְלוֹךְ עֲלֵיהֶם מְהֵרָה לְעוֹלָם וָעֶד; כִּי הַמַּלְכוּת שֶׁלְּךָ הִיא, וּלְעֽוֹלְמֵי עַד תִּמְלוֹךְ בְּכָבוֹד, כַּכָּתוּב בְּתוֹרָתֶֽךָ: יְיָ יִמְלֺךְלְעֹלָם וָעֶד. וְנֶאֱמַר: וְהָיָה יְיָ לְמֶֽלֶךְ עַל כׇּל הָאָֽר</text:span><text:span text:style-name="T399">ֶץ; בַּיּוֹם הַהוּא יִהְיֶה יְיָ אֶחָד וּשְׁמוֹ אֶחָד.</text:span></text:p>
      <text:p text:style-name="P400">Texts of kaddish</text:p>
      <text:p text:style-name="P401"><text:span text:style-name="T402">יִתְגַּדַּל וְיִתְקַדַּשׁ שְׁמֵהּ רַבָּא בְּעָלְמָא דִּי</text:span><text:span text:style-name="T403">־</text:span><text:span text:style-name="T404">בְרָא כִרְעוּתֵהּ; וְיַמְלִיךְ מַלְכוּתֵהּ בְּחַיֵּיכוֹן וּבְיוֹמֵיכוֹן, וּבְחַיֵּי דְכׇל</text:span><text:span text:style-name="T405">־</text:span><text:span text:style-name="T406">בֵּית יִשְׂרָאֵל, בַּעֲגָלָא וּבִזְמַ</text:span><text:span text:style-name="T407">ן קָרִיב, וְאִמְרוּ אָמֵן. יְהֵא שְׁמֵהּ רַבָּא מְבָרַךְ לְעָלַם וּלְעָלְמֵי עָלְמַיָּא. יִתְבָּרַךְ וְיִשְׁתַּבַּח, וְיִתְפָּאַר וְיִתְרוֹמָם, וְיִתְנַשֵּׂא וְיִתְהַדָּר, וְיִתְעַלֶּה וְיִתְהַלָּל שְׁמֵהּ דְּקֻדְשָׁא, בְּרִיךְ הוּא, לְעֵֽלָּא מִן כׇּל</text:span><text:span text:style-name="T408">־</text:span><text:span text:style-name="T409">בִּ</text:span><text:span text:style-name="T410">רְכָתָא וְשִׁירָתָא, תֻּשְׁבְּחָתָא וְנֶחֱמָתָא, דַּאֲמִירָן בְּעָלְמָא, וְאִמְרוּ אָמֵן.</text:span></text:p>
      <text:p text:style-name="P411"><text:span text:style-name="T412">עַל יִשְׂרָאֵל וְעַל רַבָּנָן וְעַל תַלְמִידֵיהוֹן, וְעַל כׇּל</text:span><text:span text:style-name="T413">־</text:span><text:span text:style-name="T414">תַּלְמִידֵי תַלְמִידֵיהוֹן, וְעַל כׇּל</text:span><text:span text:style-name="T415">־</text:span><text:span text:style-name="T416">מָן דְּעָסְקִין בְּאוֹרַיְתָא, דִּי</text:span><text:span text:style-name="T417">־</text:span><text:span text:style-name="T418">בְּאַתְרָא הָדֵן, וְדִי בְכׇ</text:span><text:span text:style-name="T419">ל־</text:span><text:span text:style-name="T420">אֲתַר וַאֲתַר, יְהֵא לְהוֹן וּלְכוֹן שְׁלָמָא רַבָּא, חִנָּא וְחִסְדָּא וְרַחֲמִין, וְחַיִּין אֲרִיכִין, וּמְזוֹנֵי רְוִיחֵי, וּפוּרְקָנָא מִן קֳדָם אֲבוּהוֹן דְּבִשְׁמַיָּא וְאַרְעָא, וְאִמְרוּ אָמֵן.</text:span></text:p>
      <text:p text:style-name="P421"><text:span text:style-name="T422">תִּתְקַבַּל צְלוֹתְהוֹן וּבָעוּתְהוֹן דְּכׇל</text:span><text:span text:style-name="T423">־</text:span><text:span text:style-name="T424">בֵּית י</text:span><text:span text:style-name="T425">ִשְׂרָאֵל קֳדָם אֲבוּהוֹן דִּי בִשְׁמַיָּא, וְאִמְרוּ אָמֵן.</text:span></text:p>
      <text:p text:style-name="P426"><text:span text:style-name="T427">יְהֵא שְׁלָמָא רַבָּא מִן שְׁמַיָּא, וְחַיִּים</text:span><text:span text:style-name="T428"><text:s/>טוֹבִים, עָלֵֽינוּ וְעַל כׇּל־</text:span><text:span text:style-name="T429">יִשְׂרָאֵל, וְאִמְרוּ אָמֵן. עֹשֶׂה שָׁלוֹם בִּמְרוֹמָיו, הוּא בְּרַחֲמָיו יַעֲשֶׂה שָׁלוֹם עָלֵֽינוּ וְעַל כׇּל</text:span><text:span text:style-name="T430">־</text:span><text:span text:style-name="T431">יִשְׂרָאֵל, וְאִמְרוּ אָמֵן.</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05T21:21:00Z</meta:creation-date>
    <dc:date>2020-10-14T20:32:00Z</dc:date>
    <meta:template xlink:href="Normal.dotm" xlink:type="simple"/>
    <meta:editing-cycles>18</meta:editing-cycles>
    <meta:editing-duration>PT9900S</meta:editing-duration>
    <meta:document-statistic meta:page-count="4" meta:paragraph-count="78" meta:word-count="5892" meta:character-count="39400" meta:row-count="279" meta:non-whitespace-character-count="33586"/>
  </office:meta>
</office:document-meta>
</file>